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" manifest:full-path="Pictures/20000091000018100000032B975CA650.svm"/>
  <manifest:file-entry manifest:media-type="" manifest:full-path="Pictures/2000005C00001161000002648F19B1D1.svm"/>
  <manifest:file-entry manifest:media-type="" manifest:full-path="Pictures/200000DF0000459700000392D97C9D05.svm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" manifest:full-path="Object 15/Pictures/2000005C00001161000002648F19B1D1.svm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1.7862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1.1299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6992in"/>
    </style:style>
    <style:style style:name="co13" style:family="table-column">
      <style:table-column-properties fo:break-before="auto" style:column-width="1.1402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866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2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font-name="Arial" fo:font-weight="bold" style:font-name-asian="AR PL UMing HK" style:font-weight-asian="bold" style:font-name-complex="Lohit Devanagari" style:font-weight-complex="bold"/>
    </style:style>
    <style:style style:name="ce1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ccff66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ccff66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background-color="#ccff66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GCC Eric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GCC Eric, always -O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non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H</text:p>
          </table:table-cell>
          <table:table-cell table:style-name="ce1" office:value-type="string">
            <text:p>IHM</text:p>
          </table:table-cell>
          <table:table-cell table:style-name="ce1" office:value-type="string">
            <text:p>IHV</text:p>
          </table:table-cell>
          <table:table-cell table:style-name="ce1" office:value-type="string">
            <text:p>IHVM</text:p>
          </table:table-cell>
          <table:table-cell table:number-columns-repeated="2"/>
        </table:table-row>
        <table:table-row table:style-name="ro1">
          <table:table-cell office:value-type="string">
            <text:p>conv2d</text:p>
          </table:table-cell>
          <table:table-cell office:value-type="float" office:value="5831">
            <text:p>5831</text:p>
          </table:table-cell>
          <table:table-cell office:value-type="float" office:value="4894">
            <text:p>4894</text:p>
          </table:table-cell>
          <table:table-cell office:value-type="float" office:value="5784">
            <text:p>5784</text:p>
          </table:table-cell>
          <table:table-cell office:value-type="float" office:value="4847">
            <text:p>4847</text:p>
          </table:table-cell>
          <table:table-cell office:value-type="float" office:value="3946">
            <text:p>3946</text:p>
          </table:table-cell>
          <table:table-cell office:value-type="float" office:value="4847">
            <text:p>4847</text:p>
          </table:table-cell>
          <table:table-cell office:value-type="float" office:value="3946">
            <text:p>3946</text:p>
          </table:table-cell>
          <table:table-cell table:number-columns-repeated="2"/>
        </table:table-row>
        <table:table-row table:style-name="ro1">
          <table:table-cell office:value-type="string">
            <text:p>fdctfst</text:p>
          </table:table-cell>
          <table:table-cell office:value-type="float" office:value="1351">
            <text:p>1351</text:p>
          </table:table-cell>
          <table:table-cell office:value-type="float" office:value="1216">
            <text:p>1216</text:p>
          </table:table-cell>
          <table:table-cell office:value-type="float" office:value="1342">
            <text:p>1342</text:p>
          </table:table-cell>
          <table:table-cell table:number-columns-repeated="4"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string">
            <text:p>ipm</text:p>
          </table:table-cell>
          <table:table-cell office:value-type="float" office:value="3153">
            <text:p>3153</text:p>
          </table:table-cell>
          <table:table-cell office:value-type="float" office:value="2878">
            <text:p>2878</text:p>
          </table:table-cell>
          <table:table-cell office:value-type="float" office:value="3164">
            <text:p>3164</text:p>
          </table:table-cell>
          <table:table-cell table:number-columns-repeated="4" office:value-type="float" office:value="2930">
            <text:p>2930</text:p>
          </table:table-cell>
          <table:table-cell table:number-columns-repeated="2"/>
        </table:table-row>
        <table:table-row table:style-name="ro1">
          <table:table-cell office:value-type="string">
            <text:p>matmul32</text:p>
          </table:table-cell>
          <table:table-cell office:value-type="float" office:value="272779">
            <text:p>272779</text:p>
          </table:table-cell>
          <table:table-cell office:value-type="float" office:value="206219">
            <text:p>206219</text:p>
          </table:table-cell>
          <table:table-cell office:value-type="float" office:value="246283">
            <text:p>246283</text:p>
          </table:table-cell>
          <table:table-cell office:value-type="float" office:value="179723">
            <text:p>179723</text:p>
          </table:table-cell>
          <table:table-cell office:value-type="float" office:value="146955">
            <text:p>146955</text:p>
          </table:table-cell>
          <table:table-cell office:value-type="float" office:value="179723">
            <text:p>179723</text:p>
          </table:table-cell>
          <table:table-cell office:value-type="float" office:value="146955">
            <text:p>146955</text:p>
          </table:table-cell>
          <table:table-cell table:number-columns-repeated="2"/>
        </table:table-row>
        <table:table-row table:style-name="ro1">
          <table:table-cell office:value-type="string">
            <text:p>matmul32_t</text:p>
          </table:table-cell>
          <table:table-cell office:value-type="float" office:value="279257">
            <text:p>279257</text:p>
          </table:table-cell>
          <table:table-cell office:value-type="float" office:value="210649">
            <text:p>210649</text:p>
          </table:table-cell>
          <table:table-cell office:value-type="float" office:value="251771">
            <text:p>251771</text:p>
          </table:table-cell>
          <table:table-cell office:value-type="float" office:value="184187">
            <text:p>184187</text:p>
          </table:table-cell>
          <table:table-cell office:value-type="float" office:value="151419">
            <text:p>151419</text:p>
          </table:table-cell>
          <table:table-cell office:value-type="float" office:value="184187">
            <text:p>184187</text:p>
          </table:table-cell>
          <table:table-cell office:value-type="float" office:value="151419">
            <text:p>151419</text:p>
          </table:table-cell>
          <table:table-cell table:number-columns-repeated="2"/>
        </table:table-row>
        <table:table-row table:style-name="ro1">
          <table:table-cell office:value-type="string">
            <text:p>matmul16</text:p>
          </table:table-cell>
          <table:table-cell office:value-type="float" office:value="305547">
            <text:p>305547</text:p>
          </table:table-cell>
          <table:table-cell office:value-type="float" office:value="272779">
            <text:p>272779</text:p>
          </table:table-cell>
          <table:table-cell office:value-type="float" office:value="279051">
            <text:p>279051</text:p>
          </table:table-cell>
          <table:table-cell office:value-type="float" office:value="212491">
            <text:p>212491</text:p>
          </table:table-cell>
          <table:table-cell office:value-type="float" office:value="179723">
            <text:p>179723</text:p>
          </table:table-cell>
          <table:table-cell office:value-type="float" office:value="163864">
            <text:p>163864</text:p>
          </table:table-cell>
          <table:table-cell office:value-type="float" office:value="163868">
            <text:p>163868</text:p>
          </table:table-cell>
          <table:table-cell table:number-columns-repeated="2"/>
        </table:table-row>
        <table:table-row table:style-name="ro1">
          <table:table-cell office:value-type="string">
            <text:p>matmul16_t</text:p>
          </table:table-cell>
          <table:table-cell office:value-type="float" office:value="313082">
            <text:p>313082</text:p>
          </table:table-cell>
          <table:table-cell office:value-type="float" office:value="278298">
            <text:p>278298</text:p>
          </table:table-cell>
          <table:table-cell office:value-type="float" office:value="284475">
            <text:p>284475</text:p>
          </table:table-cell>
          <table:table-cell office:value-type="float" office:value="216891">
            <text:p>216891</text:p>
          </table:table-cell>
          <table:table-cell office:value-type="float" office:value="184123">
            <text:p>184123</text:p>
          </table:table-cell>
          <table:table-cell table:number-columns-repeated="2" office:value-type="float" office:value="103687">
            <text:p>103687</text:p>
          </table:table-cell>
          <table:table-cell table:number-columns-repeated="2"/>
        </table:table-row>
        <table:table-row table:style-name="ro1">
          <table:table-cell office:value-type="string">
            <text:p>matmul8</text:p>
          </table:table-cell>
          <table:table-cell office:value-type="float" office:value="305577">
            <text:p>305577</text:p>
          </table:table-cell>
          <table:table-cell office:value-type="float" office:value="272809">
            <text:p>272809</text:p>
          </table:table-cell>
          <table:table-cell office:value-type="float" office:value="275913">
            <text:p>275913</text:p>
          </table:table-cell>
          <table:table-cell office:value-type="float" office:value="209353">
            <text:p>209353</text:p>
          </table:table-cell>
          <table:table-cell office:value-type="float" office:value="176585">
            <text:p>176585</text:p>
          </table:table-cell>
          <table:table-cell office:value-type="float" office:value="158918">
            <text:p>158918</text:p>
          </table:table-cell>
          <table:table-cell office:value-type="float" office:value="158914">
            <text:p>158914</text:p>
          </table:table-cell>
          <table:table-cell table:number-columns-repeated="2"/>
        </table:table-row>
        <table:table-row table:style-name="ro1">
          <table:table-cell office:value-type="string">
            <text:p>matmul8_t</text:p>
          </table:table-cell>
          <table:table-cell office:value-type="float" office:value="312022">
            <text:p>312022</text:p>
          </table:table-cell>
          <table:table-cell office:value-type="float" office:value="277206">
            <text:p>277206</text:p>
          </table:table-cell>
          <table:table-cell office:value-type="float" office:value="281302">
            <text:p>281302</text:p>
          </table:table-cell>
          <table:table-cell office:value-type="float" office:value="213719">
            <text:p>213719</text:p>
          </table:table-cell>
          <table:table-cell office:value-type="float" office:value="180951">
            <text:p>180951</text:p>
          </table:table-cell>
          <table:table-cell office:value-type="float" office:value="82543">
            <text:p>82543</text:p>
          </table:table-cell>
          <table:table-cell office:value-type="float" office:value="82515">
            <text:p>82515</text:p>
          </table:table-cell>
          <table:table-cell table:number-columns-repeated="2"/>
        </table:table-row>
        <table:table-row table:style-name="ro1">
          <table:table-cell office:value-type="string">
            <text:p>fir</text:p>
          </table:table-cell>
          <table:table-cell office:value-type="float" office:value="19421">
            <text:p>19421</text:p>
          </table:table-cell>
          <table:table-cell office:value-type="float" office:value="17521">
            <text:p>17521</text:p>
          </table:table-cell>
          <table:table-cell office:value-type="float" office:value="18094">
            <text:p>18094</text:p>
          </table:table-cell>
          <table:table-cell office:value-type="float" office:value="14104">
            <text:p>14104</text:p>
          </table:table-cell>
          <table:table-cell office:value-type="float" office:value="12204">
            <text:p>12204</text:p>
          </table:table-cell>
          <table:table-cell table:number-columns-repeated="2" office:value-type="float" office:value="11554">
            <text:p>11554</text:p>
          </table:table-cell>
          <table:table-cell table:number-columns-repeated="2"/>
        </table:table-row>
        <table:table-row table:style-name="ro1">
          <table:table-cell office:value-type="string">
            <text:p>fft</text:p>
          </table:table-cell>
          <table:table-cell office:value-type="float" office:value="49297">
            <text:p>49297</text:p>
          </table:table-cell>
          <table:table-cell office:value-type="float" office:value="44948">
            <text:p>44948</text:p>
          </table:table-cell>
          <table:table-cell office:value-type="float" office:value="49368">
            <text:p>49368</text:p>
          </table:table-cell>
          <table:table-cell office:value-type="float" office:value="45007">
            <text:p>45007</text:p>
          </table:table-cell>
          <table:table-cell office:value-type="string">
            <text:p>DID NOT COMLETE</text:p>
          </table:table-cell>
          <table:table-cell office:value-type="float" office:value="45007">
            <text:p>45007</text:p>
          </table:table-cell>
          <table:table-cell office:value-type="string">
            <text:p>DID NOT COMLETE</text:p>
          </table:table-cell>
          <table:table-cell table:number-columns-repeated="2"/>
        </table:table-row>
        <table:table-row table:style-name="ro1">
          <table:table-cell office:value-type="string">
            <text:p>aes_cbc</text:p>
          </table:table-cell>
          <table:table-cell office:value-type="float" office:value="63117">
            <text:p>63117</text:p>
          </table:table-cell>
          <table:table-cell office:value-type="float" office:value="62062">
            <text:p>62062</text:p>
          </table:table-cell>
          <table:table-cell office:value-type="float" office:value="63097">
            <text:p>63097</text:p>
          </table:table-cell>
          <table:table-cell table:number-columns-repeated="4" office:value-type="float" office:value="62201">
            <text:p>62201</text:p>
          </table:table-cell>
          <table:table-cell table:number-columns-repeated="2"/>
        </table:table-row>
        <table:table-row table:style-name="ro1">
          <table:table-cell office:value-type="string">
            <text:p>keccak</text:p>
          </table:table-cell>
          <table:table-cell office:value-type="float" office:value="248684">
            <text:p>248684</text:p>
          </table:table-cell>
          <table:table-cell office:value-type="float" office:value="232271">
            <text:p>232271</text:p>
          </table:table-cell>
          <table:table-cell office:value-type="float" office:value="16284">
            <text:p>16284</text:p>
          </table:table-cell>
          <table:table-cell table:number-columns-repeated="4" office:value-type="float" office:value="15445">
            <text:p>15445</text:p>
          </table:table-cell>
          <table:table-cell/>
          <table:table-cell office:value-type="string">
            <text:p>PROBABLY WRONG!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float" office:value="48747">
            <text:p>48747</text:p>
          </table:table-cell>
          <table:table-cell office:value-type="float" office:value="45519">
            <text:p>45519</text:p>
          </table:table-cell>
          <table:table-cell office:value-type="float" office:value="52033">
            <text:p>52033</text:p>
          </table:table-cell>
          <table:table-cell table:number-columns-repeated="4" office:value-type="float" office:value="48896">
            <text:p>4889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Sequential Tests (ETH)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1" office:value-type="string">
            <text:p>none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IH</text:p>
          </table:table-cell>
          <table:table-cell table:style-name="ce1" office:value-type="string">
            <text:p>IHM</text:p>
          </table:table-cell>
          <table:table-cell/>
          <table:table-cell table:style-name="ce1" office:value-type="string">
            <text:p>IHVM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trixMul8</text:p>
          </table:table-cell>
          <table:table-cell office:value-type="float" office:value="307009">
            <text:p>307009</text:p>
          </table:table-cell>
          <table:table-cell table:number-columns-repeated="5"/>
          <table:table-cell office:value-type="float" office:value="170765">
            <text:p>170765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trixMul8_transp</text:p>
          </table:table-cell>
          <table:table-cell office:value-type="float" office:value="310425">
            <text:p>310425</text:p>
          </table:table-cell>
          <table:table-cell table:number-columns-repeated="5"/>
          <table:table-cell office:value-type="float" office:value="176125">
            <text:p>176125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trixMul8_transp_vect</text:p>
          </table:table-cell>
          <table:table-cell office:value-type="float" office:value="289540">
            <text:p>289540</text:p>
          </table:table-cell>
          <table:table-cell table:number-columns-repeated="5"/>
          <table:table-cell office:value-type="float" office:value="29383">
            <text:p>29383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trixMul16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matrixMul16_transp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matrixMul16_transp_vect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Cortex M4" table:style-name="ta1"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Cortex M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1">
          <table:table-cell office:value-type="string">
            <text:p>conv2d</text:p>
          </table:table-cell>
          <table:table-cell table:number-columns-repeated="2" office:value-type="float" office:value="5453">
            <text:p>5453</text:p>
          </table:table-cell>
        </table:table-row>
        <table:table-row table:style-name="ro1">
          <table:table-cell office:value-type="string">
            <text:p>fdctfst</text:p>
          </table:table-cell>
          <table:table-cell table:number-columns-repeated="2" office:value-type="float" office:value="1699">
            <text:p>1699</text:p>
          </table:table-cell>
        </table:table-row>
        <table:table-row table:style-name="ro1">
          <table:table-cell office:value-type="string">
            <text:p>ipm</text:p>
          </table:table-cell>
          <table:table-cell office:value-type="float" office:value="5035">
            <text:p>5035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office:value-type="string">
            <text:p>matmul32</text:p>
          </table:table-cell>
          <table:table-cell table:number-columns-repeated="2" office:value-type="float" office:value="272992">
            <text:p>272992</text:p>
          </table:table-cell>
        </table:table-row>
        <table:table-row table:style-name="ro1">
          <table:table-cell office:value-type="string">
            <text:p>matmul32_t</text:p>
          </table:table-cell>
          <table:table-cell table:number-columns-repeated="2" office:value-type="float" office:value="247548">
            <text:p>247548</text:p>
          </table:table-cell>
        </table:table-row>
        <table:table-row table:style-name="ro1">
          <table:table-cell office:value-type="string">
            <text:p>matmul16</text:p>
          </table:table-cell>
          <table:table-cell office:value-type="float" office:value="310024">
            <text:p>310024</text:p>
          </table:table-cell>
          <table:table-cell office:value-type="float" office:value="310025">
            <text:p>310025</text:p>
          </table:table-cell>
        </table:table-row>
        <table:table-row table:style-name="ro1">
          <table:table-cell office:value-type="string">
            <text:p>matmul16_t</text:p>
          </table:table-cell>
          <table:table-cell office:value-type="float" office:value="280474">
            <text:p>280474</text:p>
          </table:table-cell>
          <table:table-cell office:value-type="float" office:value="280477">
            <text:p>280477</text:p>
          </table:table-cell>
        </table:table-row>
        <table:table-row table:style-name="ro1">
          <table:table-cell office:value-type="string">
            <text:p>matmul8</text:p>
          </table:table-cell>
          <table:table-cell office:value-type="float" office:value="337581">
            <text:p>337581</text:p>
          </table:table-cell>
          <table:table-cell office:value-type="float" office:value="337578">
            <text:p>337578</text:p>
          </table:table-cell>
        </table:table-row>
        <table:table-row table:style-name="ro1">
          <table:table-cell office:value-type="string">
            <text:p>matmul8_t</text:p>
          </table:table-cell>
          <table:table-cell office:value-type="float" office:value="280222">
            <text:p>280222</text:p>
          </table:table-cell>
          <table:table-cell office:value-type="float" office:value="280225">
            <text:p>280225</text:p>
          </table:table-cell>
        </table:table-row>
        <table:table-row table:style-name="ro1">
          <table:table-cell office:value-type="string">
            <text:p>fir</text:p>
          </table:table-cell>
          <table:table-cell office:value-type="float" office:value="19123">
            <text:p>19123</text:p>
          </table:table-cell>
          <table:table-cell office:value-type="float" office:value="19122">
            <text:p>19122</text:p>
          </table:table-cell>
        </table:table-row>
        <table:table-row table:style-name="ro1">
          <table:table-cell office:value-type="string">
            <text:p>fft</text:p>
          </table:table-cell>
          <table:table-cell table:number-columns-repeated="2" office:value-type="float" office:value="57960">
            <text:p>57960</text:p>
          </table:table-cell>
        </table:table-row>
        <table:table-row table:style-name="ro1">
          <table:table-cell office:value-type="string">
            <text:p>aes_cbc</text:p>
          </table:table-cell>
          <table:table-cell office:value-type="float" office:value="43141">
            <text:p>43141</text:p>
          </table:table-cell>
          <table:table-cell office:value-type="float" office:value="42202">
            <text:p>42202</text:p>
          </table:table-cell>
        </table:table-row>
        <table:table-row table:style-name="ro1">
          <table:table-cell office:value-type="string">
            <text:p>keccak</text:p>
          </table:table-cell>
          <table:table-cell office:value-type="float" office:value="322964">
            <text:p>322964</text:p>
          </table:table-cell>
          <table:table-cell office:value-type="float" office:value="230149">
            <text:p>230149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float" office:value="54678">
            <text:p>54678</text:p>
          </table:table-cell>
          <table:table-cell office:value-type="float" office:value="43437">
            <text:p>43437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office:value-type="string">
            <text:p>Sequential Tests (ETH)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</table:table-row>
        <table:table-row table:style-name="ro1">
          <table:table-cell table:style-name="Default" office:value-type="string">
            <text:p>matrixMul8</text:p>
          </table:table-cell>
          <table:table-cell office:value-type="float" office:value="336420">
            <text:p>336420</text:p>
          </table:table-cell>
          <table:table-cell office:value-type="float" office:value="304791">
            <text:p>304791</text:p>
          </table:table-cell>
        </table:table-row>
        <table:table-row table:style-name="ro1">
          <table:table-cell table:style-name="Default" office:value-type="string">
            <text:p>matrixMul8_transp</text:p>
          </table:table-cell>
          <table:table-cell office:value-type="float" office:value="309873">
            <text:p>309873</text:p>
          </table:table-cell>
          <table:table-cell office:value-type="float" office:value="278338">
            <text:p>278338</text:p>
          </table:table-cell>
        </table:table-row>
        <table:table-row table:style-name="ro1">
          <table:table-cell table:style-name="Default" office:value-type="string">
            <text:p>matrixMul8_transp_vect</text:p>
          </table:table-cell>
          <table:table-cell office:value-type="float" office:value="254709">
            <text:p>254709</text:p>
          </table:table-cell>
          <table:table-cell office:value-type="float" office:value="243488">
            <text:p>243488</text:p>
          </table:table-cell>
        </table:table-row>
        <table:table-row table:style-name="ro1">
          <table:table-cell table:style-name="Default" office:value-type="string">
            <text:p>matrixMul16</text:p>
          </table:table-cell>
          <table:table-cell office:value-type="float" office:value="338376">
            <text:p>338376</text:p>
          </table:table-cell>
          <table:table-cell office:value-type="float" office:value="338486">
            <text:p>338486</text:p>
          </table:table-cell>
        </table:table-row>
        <table:table-row table:style-name="ro1">
          <table:table-cell table:style-name="Default" office:value-type="string">
            <text:p>matrixMul16_transp</text:p>
          </table:table-cell>
          <table:table-cell office:value-type="float" office:value="311947">
            <text:p>311947</text:p>
          </table:table-cell>
          <table:table-cell office:value-type="float" office:value="310936">
            <text:p>310936</text:p>
          </table:table-cell>
        </table:table-row>
        <table:table-row table:style-name="ro1">
          <table:table-cell table:style-name="Default" office:value-type="string">
            <text:p>matrixMul16_transp_vect</text:p>
          </table:table-cell>
          <table:table-cell office:value-type="float" office:value="231357">
            <text:p>231357</text:p>
          </table:table-cell>
          <table:table-cell office:value-type="float" office:value="141621">
            <text:p>141621</text:p>
          </table:table-cell>
        </table:table-row>
        <table:table-row table:style-name="ro1">
          <table:table-cell table:style-name="Default" office:value-type="string">
            <text:p>matrixMul32</text:p>
          </table:table-cell>
          <table:table-cell office:value-type="float" office:value="306521">
            <text:p>306521</text:p>
          </table:table-cell>
          <table:table-cell office:value-type="float" office:value="306522">
            <text:p>306522</text:p>
          </table:table-cell>
        </table:table-row>
        <table:table-row table:style-name="ro1">
          <table:table-cell table:style-name="Default" office:value-type="string">
            <text:p>matrixMul32_transp</text:p>
          </table:table-cell>
          <table:table-cell office:value-type="float" office:value="278084">
            <text:p>278084</text:p>
          </table:table-cell>
          <table:table-cell office:value-type="float" office:value="278083">
            <text:p>278083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O2 does not seem to perform any loop unrolling, while O3 does. I did not find a way to stop gcc from doing this</text:p>
          </table:table-cell>
          <table:table-cell/>
        </table:table-row>
      </table:table>
      <table:table table:name="LLVM" table:style-name="ta1">
        <table:shapes>
          <draw:frame draw:z-index="0" draw:style-name="gr1" svg:width="6in" svg:height="2.9in" svg:x="0in" svg:y="12.2in">
            <draw:object draw:notify-on-update-of-ranges="LLVM.A48:LLVM.A48 LLVM.A53:LLVM.A58 LLVM.B48:LLVM.B48 LLVM.B53:LLVM.B58 LLVM.C48:LLVM.C48 LLVM.C53:LLVM.C58 LLVM.D48:LLVM.D48 LLVM.D53:LLVM.D58 LLVM.E48:LLVM.E48 LLVM.E53:LLVM.E58 LLVM.F48:LLVM.F48 LLVM.F53:LLVM.F58 LLVM.G48:LLVM.G48 LLVM.G53:LLVM.G58 LLVM.H48:LLVM.H48 LLVM.H53:LLVM.H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0201in" svg:height="2.9in" svg:x="5.45in" svg:y="12.2in">
            <draw:object draw:notify-on-update-of-ranges="LLVM.A48:LLVM.A48 LLVM.A49:LLVM.A52 LLVM.B48:LLVM.B48 LLVM.B49:LLVM.B52 LLVM.C48:LLVM.C48 LLVM.C49:LLVM.C52 LLVM.D48:LLVM.D48 LLVM.D49:LLVM.D52 LLVM.E48:LLVM.E48 LLVM.E49:LLVM.E52 LLVM.F48:LLVM.F48 LLVM.F49:LLVM.F52 LLVM.G48:LLVM.G48 LLVM.G49:LLVM.G52 LLVM.H48:LLVM.H48 LLVM.H49:LLVM.H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name="Graphics 1" draw:style-name="gr2" draw:text-style-name="P1" svg:width="7.0134in" svg:height="0.3594in" svg:x="1.2724in" svg:y="12.1969in">
            <draw:image xlink:href="Pictures/200000DF0000459700000392D97C9D05.svm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LLVM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H</text:p>
          </table:table-cell>
          <table:table-cell table:style-name="ce1" office:value-type="string">
            <text:p>IHM</text:p>
          </table:table-cell>
          <table:table-cell table:style-name="ce1" office:value-type="string">
            <text:p>IHV</text:p>
          </table:table-cell>
          <table:table-cell table:style-name="ce1" office:value-type="string">
            <text:p>IHVM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conv2d</text:p>
          </table:table-cell>
          <table:table-cell office:value-type="float" office:value="6012">
            <text:p>6012</text:p>
          </table:table-cell>
          <table:table-cell office:value-type="float" office:value="5980">
            <text:p>5980</text:p>
          </table:table-cell>
          <table:table-cell office:value-type="float" office:value="5394">
            <text:p>5394</text:p>
          </table:table-cell>
          <table:table-cell office:value-type="float" office:value="5348">
            <text:p>5348</text:p>
          </table:table-cell>
          <table:table-cell office:value-type="float" office:value="4450">
            <text:p>4450</text:p>
          </table:table-cell>
          <table:table-cell office:value-type="float" office:value="5389">
            <text:p>5389</text:p>
          </table:table-cell>
          <table:table-cell office:value-type="float" office:value="4481">
            <text:p>448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fdctfst</text:p>
          </table:table-cell>
          <table:table-cell office:value-type="float" office:value="1190">
            <text:p>1190</text:p>
          </table:table-cell>
          <table:table-cell office:value-type="float" office:value="1194">
            <text:p>1194</text:p>
          </table:table-cell>
          <table:table-cell office:value-type="float" office:value="1152">
            <text:p>1152</text:p>
          </table:table-cell>
          <table:table-cell table:number-columns-repeated="4" office:value-type="float" office:value="1147">
            <text:p>1147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ipm</text:p>
          </table:table-cell>
          <table:table-cell office:value-type="float" office:value="3268">
            <text:p>3268</text:p>
          </table:table-cell>
          <table:table-cell office:value-type="float" office:value="2868">
            <text:p>2868</text:p>
          </table:table-cell>
          <table:table-cell office:value-type="float" office:value="3135">
            <text:p>3135</text:p>
          </table:table-cell>
          <table:table-cell table:number-columns-repeated="4" office:value-type="float" office:value="2700">
            <text:p>2700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32</text:p>
          </table:table-cell>
          <table:table-cell office:value-type="float" office:value="339504">
            <text:p>339504</text:p>
          </table:table-cell>
          <table:table-cell office:value-type="float" office:value="338475">
            <text:p>338475</text:p>
          </table:table-cell>
          <table:table-cell office:value-type="float" office:value="239079">
            <text:p>239079</text:p>
          </table:table-cell>
          <table:table-cell office:value-type="float" office:value="238055">
            <text:p>238055</text:p>
          </table:table-cell>
          <table:table-cell office:value-type="float" office:value="205286">
            <text:p>205286</text:p>
          </table:table-cell>
          <table:table-cell office:value-type="float" office:value="238055">
            <text:p>238055</text:p>
          </table:table-cell>
          <table:table-cell office:value-type="float" office:value="205286">
            <text:p>205286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32_t</text:p>
          </table:table-cell>
          <table:table-cell office:value-type="float" office:value="379743">
            <text:p>379743</text:p>
          </table:table-cell>
          <table:table-cell office:value-type="float" office:value="313177">
            <text:p>313177</text:p>
          </table:table-cell>
          <table:table-cell office:value-type="float" office:value="274077">
            <text:p>274077</text:p>
          </table:table-cell>
          <table:table-cell office:value-type="float" office:value="207507">
            <text:p>207507</text:p>
          </table:table-cell>
          <table:table-cell office:value-type="float" office:value="174749">
            <text:p>174749</text:p>
          </table:table-cell>
          <table:table-cell office:value-type="float" office:value="207507">
            <text:p>207507</text:p>
          </table:table-cell>
          <table:table-cell office:value-type="float" office:value="174749">
            <text:p>174749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16</text:p>
          </table:table-cell>
          <table:table-cell office:value-type="float" office:value="339494">
            <text:p>339494</text:p>
          </table:table-cell>
          <table:table-cell office:value-type="float" office:value="338470">
            <text:p>338470</text:p>
          </table:table-cell>
          <table:table-cell office:value-type="float" office:value="239074">
            <text:p>239074</text:p>
          </table:table-cell>
          <table:table-cell office:value-type="float" office:value="238050">
            <text:p>238050</text:p>
          </table:table-cell>
          <table:table-cell office:value-type="float" office:value="205287">
            <text:p>205287</text:p>
          </table:table-cell>
          <table:table-cell office:value-type="float" office:value="238099">
            <text:p>238099</text:p>
          </table:table-cell>
          <table:table-cell office:value-type="float" office:value="205331">
            <text:p>20533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16_t</text:p>
          </table:table-cell>
          <table:table-cell office:value-type="float" office:value="379742">
            <text:p>379742</text:p>
          </table:table-cell>
          <table:table-cell office:value-type="float" office:value="313183">
            <text:p>313183</text:p>
          </table:table-cell>
          <table:table-cell office:value-type="float" office:value="274067">
            <text:p>274067</text:p>
          </table:table-cell>
          <table:table-cell office:value-type="float" office:value="207517">
            <text:p>207517</text:p>
          </table:table-cell>
          <table:table-cell office:value-type="float" office:value="174748">
            <text:p>174748</text:p>
          </table:table-cell>
          <table:table-cell office:value-type="float" office:value="137933">
            <text:p>137933</text:p>
          </table:table-cell>
          <table:table-cell office:value-type="float" office:value="121548">
            <text:p>121548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8</text:p>
          </table:table-cell>
          <table:table-cell office:value-type="float" office:value="338428">
            <text:p>338428</text:p>
          </table:table-cell>
          <table:table-cell office:value-type="float" office:value="304641">
            <text:p>304641</text:p>
          </table:table-cell>
          <table:table-cell office:value-type="float" office:value="271840">
            <text:p>271840</text:p>
          </table:table-cell>
          <table:table-cell office:value-type="float" office:value="238049">
            <text:p>238049</text:p>
          </table:table-cell>
          <table:table-cell office:value-type="float" office:value="205280">
            <text:p>205280</text:p>
          </table:table-cell>
          <table:table-cell office:value-type="float" office:value="220754">
            <text:p>220754</text:p>
          </table:table-cell>
          <table:table-cell office:value-type="float" office:value="220748">
            <text:p>220748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atmul8_t</text:p>
          </table:table-cell>
          <table:table-cell office:value-type="float" office:value="345868">
            <text:p>345868</text:p>
          </table:table-cell>
          <table:table-cell office:value-type="float" office:value="278288">
            <text:p>278288</text:p>
          </table:table-cell>
          <table:table-cell office:value-type="float" office:value="275093">
            <text:p>275093</text:p>
          </table:table-cell>
          <table:table-cell office:value-type="float" office:value="207509">
            <text:p>207509</text:p>
          </table:table-cell>
          <table:table-cell office:value-type="float" office:value="174740">
            <text:p>174740</text:p>
          </table:table-cell>
          <table:table-cell office:value-type="float" office:value="85653">
            <text:p>85653</text:p>
          </table:table-cell>
          <table:table-cell office:value-type="float" office:value="77467">
            <text:p>77467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fir</text:p>
          </table:table-cell>
          <table:table-cell office:value-type="float" office:value="22857">
            <text:p>22857</text:p>
          </table:table-cell>
          <table:table-cell office:value-type="float" office:value="18867">
            <text:p>18867</text:p>
          </table:table-cell>
          <table:table-cell office:value-type="float" office:value="16401">
            <text:p>16401</text:p>
          </table:table-cell>
          <table:table-cell office:value-type="float" office:value="12406">
            <text:p>12406</text:p>
          </table:table-cell>
          <table:table-cell office:value-type="float" office:value="10511">
            <text:p>10511</text:p>
          </table:table-cell>
          <table:table-cell office:value-type="float" office:value="11947">
            <text:p>11947</text:p>
          </table:table-cell>
          <table:table-cell office:value-type="float" office:value="10992">
            <text:p>10992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fft</text:p>
          </table:table-cell>
          <table:table-cell office:value-type="float" office:value="44729">
            <text:p>44729</text:p>
          </table:table-cell>
          <table:table-cell office:value-type="float" office:value="44618">
            <text:p>44618</text:p>
          </table:table-cell>
          <table:table-cell office:value-type="float" office:value="43760">
            <text:p>43760</text:p>
          </table:table-cell>
          <table:table-cell office:value-type="float" office:value="43654">
            <text:p>43654</text:p>
          </table:table-cell>
          <table:table-cell office:value-type="float" office:value="42752">
            <text:p>42752</text:p>
          </table:table-cell>
          <table:table-cell office:value-type="float" office:value="43654">
            <text:p>43654</text:p>
          </table:table-cell>
          <table:table-cell office:value-type="float" office:value="42752">
            <text:p>42752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aes_cbc</text:p>
          </table:table-cell>
          <table:table-cell office:value-type="float" office:value="57558">
            <text:p>57558</text:p>
          </table:table-cell>
          <table:table-cell office:value-type="float" office:value="54808">
            <text:p>54808</text:p>
          </table:table-cell>
          <table:table-cell office:value-type="float" office:value="55853">
            <text:p>55853</text:p>
          </table:table-cell>
          <table:table-cell table:number-columns-repeated="2" office:value-type="float" office:value="53147">
            <text:p>53147</text:p>
          </table:table-cell>
          <table:table-cell table:number-columns-repeated="2" office:value-type="float" office:value="51227">
            <text:p>51227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keccak</text:p>
          </table:table-cell>
          <table:table-cell office:value-type="float" office:value="296362">
            <text:p>296362</text:p>
          </table:table-cell>
          <table:table-cell office:value-type="float" office:value="288821">
            <text:p>288821</text:p>
          </table:table-cell>
          <table:table-cell office:value-type="float" office:value="291241">
            <text:p>291241</text:p>
          </table:table-cell>
          <table:table-cell table:number-columns-repeated="2" office:value-type="float" office:value="282976">
            <text:p>282976</text:p>
          </table:table-cell>
          <table:table-cell table:number-columns-repeated="2" office:value-type="float" office:value="280719">
            <text:p>280719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sha</text:p>
          </table:table-cell>
          <table:table-cell office:value-type="float" office:value="53065">
            <text:p>53065</text:p>
          </table:table-cell>
          <table:table-cell office:value-type="float" office:value="49978">
            <text:p>49978</text:p>
          </table:table-cell>
          <table:table-cell office:value-type="float" office:value="47266">
            <text:p>47266</text:p>
          </table:table-cell>
          <table:table-cell table:number-columns-repeated="2" office:value-type="float" office:value="44196">
            <text:p>44196</text:p>
          </table:table-cell>
          <table:table-cell table:number-columns-repeated="2" office:value-type="float" office:value="40720">
            <text:p>40720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equential Tests (ETH)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>
            <text:p>none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IH</text:p>
          </table:table-cell>
          <table:table-cell table:style-name="ce1" office:value-type="string">
            <text:p>IHM</text:p>
          </table:table-cell>
          <table:table-cell/>
          <table:table-cell table:style-name="ce1" office:value-type="string">
            <text:p>IHVM</text:p>
          </table:table-cell>
          <table:table-cell table:number-columns-repeated="10"/>
        </table:table-row>
        <table:table-row table:style-name="ro1">
          <table:table-cell office:value-type="string">
            <text:p>matrixMul8</text:p>
          </table:table-cell>
          <table:table-cell office:value-type="float" office:value="339625">
            <text:p>339625</text:p>
          </table:table-cell>
          <table:table-cell/>
          <table:table-cell office:value-type="float" office:value="273028">
            <text:p>273028</text:p>
          </table:table-cell>
          <table:table-cell office:value-type="float" office:value="207576">
            <text:p>207576</text:p>
          </table:table-cell>
          <table:table-cell office:value-type="float" office:value="174819">
            <text:p>174819</text:p>
          </table:table-cell>
          <table:table-cell/>
          <table:table-cell office:value-type="float" office:value="145178">
            <text:p>145178</text:p>
          </table:table-cell>
          <table:table-cell table:number-columns-repeated="10"/>
        </table:table-row>
        <table:table-row table:style-name="ro1">
          <table:table-cell office:value-type="string">
            <text:p>matrixMul8_transp</text:p>
          </table:table-cell>
          <table:table-cell office:value-type="float" office:value="346111">
            <text:p>346111</text:p>
          </table:table-cell>
          <table:table-cell/>
          <table:table-cell office:value-type="float" office:value="277343">
            <text:p>277343</text:p>
          </table:table-cell>
          <table:table-cell office:value-type="float" office:value="178078">
            <text:p>178078</text:p>
          </table:table-cell>
          <table:table-cell office:value-type="float" office:value="145315">
            <text:p>145315</text:p>
          </table:table-cell>
          <table:table-cell/>
          <table:table-cell office:value-type="float" office:value="41938">
            <text:p>41938</text:p>
          </table:table-cell>
          <table:table-cell table:number-columns-repeated="10"/>
        </table:table-row>
        <table:table-row table:style-name="ro1">
          <table:table-cell office:value-type="string">
            <text:p>matrixMul8_transp_vect</text:p>
          </table:table-cell>
          <table:table-cell office:value-type="float" office:value="139959">
            <text:p>139959</text:p>
          </table:table-cell>
          <table:table-cell/>
          <table:table-cell office:value-type="float" office:value="137247">
            <text:p>137247</text:p>
          </table:table-cell>
          <table:table-cell office:value-type="float" office:value="133327">
            <text:p>133327</text:p>
          </table:table-cell>
          <table:table-cell office:value-type="float" office:value="108816">
            <text:p>108816</text:p>
          </table:table-cell>
          <table:table-cell/>
          <table:table-cell office:value-type="float" office:value="36626">
            <text:p>36626</text:p>
          </table:table-cell>
          <table:table-cell/>
          <table:table-cell office:value-type="string">
            <text:p>Here unrolling is performed, for 4 items because of vector coding style</text:p>
          </table:table-cell>
          <table:table-cell table:number-columns-repeated="8"/>
        </table:table-row>
        <table:table-row table:style-name="ro1">
          <table:table-cell office:value-type="string">
            <text:p>matrixMul16</text:p>
          </table:table-cell>
          <table:table-cell office:value-type="float" office:value="339633">
            <text:p>339633</text:p>
          </table:table-cell>
          <table:table-cell/>
          <table:table-cell office:value-type="float" office:value="273041">
            <text:p>273041</text:p>
          </table:table-cell>
          <table:table-cell office:value-type="float" office:value="239232">
            <text:p>239232</text:p>
          </table:table-cell>
          <table:table-cell office:value-type="float" office:value="206452">
            <text:p>206452</text:p>
          </table:table-cell>
          <table:table-cell/>
          <table:table-cell office:value-type="float" office:value="148225">
            <text:p>148225</text:p>
          </table:table-cell>
          <table:table-cell table:number-columns-repeated="10"/>
        </table:table-row>
        <table:table-row table:style-name="ro1">
          <table:table-cell office:value-type="string">
            <text:p>matrixMul16_transp</text:p>
          </table:table-cell>
          <table:table-cell office:value-type="float" office:value="346140">
            <text:p>346140</text:p>
          </table:table-cell>
          <table:table-cell/>
          <table:table-cell office:value-type="float" office:value="277357">
            <text:p>277357</text:p>
          </table:table-cell>
          <table:table-cell office:value-type="float" office:value="210768">
            <text:p>210768</text:p>
          </table:table-cell>
          <table:table-cell office:value-type="float" office:value="177996">
            <text:p>177996</text:p>
          </table:table-cell>
          <table:table-cell/>
          <table:table-cell office:value-type="float" office:value="118608">
            <text:p>118608</text:p>
          </table:table-cell>
          <table:table-cell table:number-columns-repeated="10"/>
        </table:table-row>
        <table:table-row table:style-name="ro1">
          <table:table-cell office:value-type="string">
            <text:p>matrixMul16_transp_vect</text:p>
          </table:table-cell>
          <table:table-cell office:value-type="float" office:value="229917">
            <text:p>229917</text:p>
          </table:table-cell>
          <table:table-cell/>
          <table:table-cell office:value-type="float" office:value="136727">
            <text:p>136727</text:p>
          </table:table-cell>
          <table:table-cell office:value-type="float" office:value="135798">
            <text:p>135798</text:p>
          </table:table-cell>
          <table:table-cell office:value-type="float" office:value="104983">
            <text:p>104983</text:p>
          </table:table-cell>
          <table:table-cell/>
          <table:table-cell office:value-type="float" office:value="95186">
            <text:p>95186</text:p>
          </table:table-cell>
          <table:table-cell/>
          <table:table-cell office:value-type="string">
            <text:p>Here unrolling is performed, for 2 items because of vector coding style</text:p>
          </table:table-cell>
          <table:table-cell table:number-columns-repeated="8"/>
        </table:table-row>
        <table:table-row table:style-name="ro1">
          <table:table-cell office:value-type="string">
            <text:p>matrixMul32</text:p>
          </table:table-cell>
          <table:table-cell office:value-type="float" office:value="339732">
            <text:p>339732</text:p>
          </table:table-cell>
          <table:table-cell/>
          <table:table-cell office:value-type="float" office:value="273125">
            <text:p>273125</text:p>
          </table:table-cell>
          <table:table-cell office:value-type="float" office:value="206576">
            <text:p>206576</text:p>
          </table:table-cell>
          <table:table-cell office:value-type="float" office:value="173808">
            <text:p>173808</text:p>
          </table:table-cell>
          <table:table-cell/>
          <table:table-cell office:value-type="float" office:value="173840">
            <text:p>173840</text:p>
          </table:table-cell>
          <table:table-cell table:number-columns-repeated="10"/>
        </table:table-row>
        <table:table-row table:style-name="ro1">
          <table:table-cell office:value-type="string">
            <text:p>matrixMul32_transp</text:p>
          </table:table-cell>
          <table:table-cell office:value-type="float" office:value="348426">
            <text:p>348426</text:p>
          </table:table-cell>
          <table:table-cell/>
          <table:table-cell office:value-type="float" office:value="278611">
            <text:p>278611</text:p>
          </table:table-cell>
          <table:table-cell office:value-type="float" office:value="210107">
            <text:p>210107</text:p>
          </table:table-cell>
          <table:table-cell office:value-type="float" office:value="177337">
            <text:p>177337</text:p>
          </table:table-cell>
          <table:table-cell/>
          <table:table-cell office:value-type="float" office:value="177318">
            <text:p>177318</text:p>
          </table:table-cell>
          <table:table-cell table:number-columns-repeated="10"/>
        </table:table-row>
        <table:table-row table:style-name="ro1" table:number-rows-repeated="7">
          <table:table-cell table:number-columns-repeated="18"/>
        </table:table-row>
        <table:table-row table:style-name="ro2">
          <table:table-cell table:style-name="ce1"/>
          <table:table-cell table:style-name="ce6" office:value-type="string">
            <text:p>none</text:p>
          </table:table-cell>
          <table:table-cell table:style-name="ce6" office:value-type="string">
            <text:p>H</text:p>
          </table:table-cell>
          <table:table-cell table:style-name="ce6" office:value-type="string">
            <text:p>IH</text:p>
          </table:table-cell>
          <table:table-cell table:style-name="ce6" office:value-type="string">
            <text:p>IHM</text:p>
          </table:table-cell>
          <table:table-cell table:style-name="ce6" office:value-type="string">
            <text:p>IHVM</text:p>
          </table:table-cell>
          <table:table-cell table:style-name="ce7" office:value-type="string">
            <text:p>CortexM4 -O2</text:p>
          </table:table-cell>
          <table:table-cell table:style-name="ce6" office:value-type="string">
            <text:p>Cortex M4 -O3</text:p>
          </table:table-cell>
          <table:table-cell table:style-name="ce8"/>
          <table:table-cell table:number-columns-repeated="2"/>
          <table:table-cell office:value-type="string">
            <text:p>old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onv2d</text:p>
          </table:table-cell>
          <table:table-cell office:value-type="float" office:value="5211">
            <text:p>5211</text:p>
          </table:table-cell>
          <table:table-cell office:value-type="float" office:value="4616">
            <text:p>4616</text:p>
          </table:table-cell>
          <table:table-cell office:value-type="float" office:value="4581">
            <text:p>4581</text:p>
          </table:table-cell>
          <table:table-cell office:value-type="float" office:value="3674">
            <text:p>3674</text:p>
          </table:table-cell>
          <table:table-cell office:value-type="float" office:value="3696">
            <text:p>3696</text:p>
          </table:table-cell>
          <table:table-cell table:number-columns-repeated="2" office:value-type="float" office:value="5453">
            <text:p>5453</text:p>
          </table:table-cell>
          <table:table-cell table:number-columns-repeated="3"/>
          <table:table-cell office:value-type="float" office:value="6012">
            <text:p>6012</text:p>
          </table:table-cell>
          <table:table-cell office:value-type="float" office:value="5394">
            <text:p>5394</text:p>
          </table:table-cell>
          <table:table-cell office:value-type="float" office:value="5348">
            <text:p>5348</text:p>
          </table:table-cell>
          <table:table-cell office:value-type="float" office:value="4450">
            <text:p>4450</text:p>
          </table:table-cell>
          <table:table-cell office:value-type="float" office:value="4481">
            <text:p>4481</text:p>
          </table:table-cell>
          <table:table-cell table:number-columns-repeated="2" office:value-type="float" office:value="5453">
            <text:p>5453</text:p>
          </table:table-cell>
        </table:table-row>
        <table:table-row table:style-name="ro1">
          <table:table-cell table:style-name="ce1" office:value-type="string">
            <text:p>fdctfst</text:p>
          </table:table-cell>
          <table:table-cell office:value-type="float" office:value="1126">
            <text:p>1126</text:p>
          </table:table-cell>
          <table:table-cell office:value-type="float" office:value="1082">
            <text:p>1082</text:p>
          </table:table-cell>
          <table:table-cell office:value-type="float" office:value="1077">
            <text:p>1077</text:p>
          </table:table-cell>
          <table:table-cell table:number-columns-repeated="2" office:value-type="float" office:value="1081">
            <text:p>1081</text:p>
          </table:table-cell>
          <table:table-cell table:number-columns-repeated="2" office:value-type="float" office:value="1699">
            <text:p>1699</text:p>
          </table:table-cell>
          <table:table-cell table:number-columns-repeated="3"/>
          <table:table-cell office:value-type="float" office:value="1190">
            <text:p>1190</text:p>
          </table:table-cell>
          <table:table-cell office:value-type="float" office:value="1152">
            <text:p>1152</text:p>
          </table:table-cell>
          <table:table-cell table:number-columns-repeated="3" office:value-type="float" office:value="1147">
            <text:p>1147</text:p>
          </table:table-cell>
          <table:table-cell table:number-columns-repeated="2" office:value-type="float" office:value="1699">
            <text:p>1699</text:p>
          </table:table-cell>
        </table:table-row>
        <table:table-row table:style-name="ro1">
          <table:table-cell table:style-name="ce1" office:value-type="string">
            <text:p>ipm</text:p>
          </table:table-cell>
          <table:table-cell office:value-type="float" office:value="2552">
            <text:p>2552</text:p>
          </table:table-cell>
          <table:table-cell office:value-type="float" office:value="2453">
            <text:p>2453</text:p>
          </table:table-cell>
          <table:table-cell table:number-columns-repeated="3" office:value-type="float" office:value="2407">
            <text:p>2407</text:p>
          </table:table-cell>
          <table:table-cell office:value-type="float" office:value="5035">
            <text:p>5035</text:p>
          </table:table-cell>
          <table:table-cell office:value-type="float" office:value="3103">
            <text:p>3103</text:p>
          </table:table-cell>
          <table:table-cell table:number-columns-repeated="3"/>
          <table:table-cell office:value-type="float" office:value="3268">
            <text:p>3268</text:p>
          </table:table-cell>
          <table:table-cell office:value-type="float" office:value="3135">
            <text:p>3135</text:p>
          </table:table-cell>
          <table:table-cell table:number-columns-repeated="3" office:value-type="float" office:value="2700">
            <text:p>2700</text:p>
          </table:table-cell>
          <table:table-cell office:value-type="float" office:value="5035">
            <text:p>5035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table:style-name="ce2" office:value-type="string">
            <text:p>matMul8</text:p>
          </table:table-cell>
          <table:table-cell office:value-type="float" office:value="315216">
            <text:p>315216</text:p>
          </table:table-cell>
          <table:table-cell office:value-type="float" office:value="212726">
            <text:p>212726</text:p>
          </table:table-cell>
          <table:table-cell office:value-type="float" office:value="178924">
            <text:p>178924</text:p>
          </table:table-cell>
          <table:table-cell office:value-type="float" office:value="146166">
            <text:p>146166</text:p>
          </table:table-cell>
          <table:table-cell office:value-type="float" office:value="62209">
            <text:p>62209</text:p>
          </table:table-cell>
          <table:table-cell office:value-type="float" office:value="280222">
            <text:p>280222</text:p>
          </table:table-cell>
          <table:table-cell office:value-type="float" office:value="280225">
            <text:p>280225</text:p>
          </table:table-cell>
          <table:table-cell table:number-columns-repeated="3"/>
          <table:table-cell office:value-type="float" office:value="139959">
            <text:p>139959</text:p>
          </table:table-cell>
          <table:table-cell office:value-type="float" office:value="137247">
            <text:p>137247</text:p>
          </table:table-cell>
          <table:table-cell office:value-type="float" office:value="133327">
            <text:p>133327</text:p>
          </table:table-cell>
          <table:table-cell office:value-type="float" office:value="108816">
            <text:p>108816</text:p>
          </table:table-cell>
          <table:table-cell office:value-type="float" office:value="36626">
            <text:p>36626</text:p>
          </table:table-cell>
          <table:table-cell office:value-type="float" office:value="254709">
            <text:p>254709</text:p>
          </table:table-cell>
          <table:table-cell office:value-type="float" office:value="243488">
            <text:p>243488</text:p>
          </table:table-cell>
        </table:table-row>
        <table:table-row table:style-name="ro1">
          <table:table-cell table:style-name="ce2" office:value-type="string">
            <text:p>matMul16</text:p>
          </table:table-cell>
          <table:table-cell office:value-type="float" office:value="316260">
            <text:p>316260</text:p>
          </table:table-cell>
          <table:table-cell office:value-type="float" office:value="213757">
            <text:p>213757</text:p>
          </table:table-cell>
          <table:table-cell office:value-type="float" office:value="179038">
            <text:p>179038</text:p>
          </table:table-cell>
          <table:table-cell office:value-type="float" office:value="146281">
            <text:p>146281</text:p>
          </table:table-cell>
          <table:table-cell office:value-type="float" office:value="90006">
            <text:p>90006</text:p>
          </table:table-cell>
          <table:table-cell office:value-type="float" office:value="280474">
            <text:p>280474</text:p>
          </table:table-cell>
          <table:table-cell office:value-type="float" office:value="280477">
            <text:p>280477</text:p>
          </table:table-cell>
          <table:table-cell table:number-columns-repeated="3"/>
          <table:table-cell office:value-type="float" office:value="229917">
            <text:p>229917</text:p>
          </table:table-cell>
          <table:table-cell office:value-type="float" office:value="136727">
            <text:p>136727</text:p>
          </table:table-cell>
          <table:table-cell office:value-type="float" office:value="135798">
            <text:p>135798</text:p>
          </table:table-cell>
          <table:table-cell office:value-type="float" office:value="104983">
            <text:p>104983</text:p>
          </table:table-cell>
          <table:table-cell office:value-type="float" office:value="95186">
            <text:p>95186</text:p>
          </table:table-cell>
          <table:table-cell office:value-type="float" office:value="231357">
            <text:p>231357</text:p>
          </table:table-cell>
          <table:table-cell office:value-type="float" office:value="141621">
            <text:p>141621</text:p>
          </table:table-cell>
        </table:table-row>
        <table:table-row table:style-name="ro1">
          <table:table-cell table:style-name="ce2" office:value-type="string">
            <text:p>matMul32</text:p>
          </table:table-cell>
          <table:table-cell office:value-type="float" office:value="308781">
            <text:p>308781</text:p>
          </table:table-cell>
          <table:table-cell office:value-type="float" office:value="209479">
            <text:p>209479</text:p>
          </table:table-cell>
          <table:table-cell office:value-type="float" office:value="175691">
            <text:p>175691</text:p>
          </table:table-cell>
          <table:table-cell table:number-columns-repeated="2" office:value-type="float" office:value="142923">
            <text:p>142923</text:p>
          </table:table-cell>
          <table:table-cell table:number-columns-repeated="2" office:value-type="float" office:value="247548">
            <text:p>247548</text:p>
          </table:table-cell>
          <table:table-cell table:number-columns-repeated="3"/>
          <table:table-cell office:value-type="float" office:value="339732">
            <text:p>339732</text:p>
          </table:table-cell>
          <table:table-cell office:value-type="float" office:value="273125">
            <text:p>273125</text:p>
          </table:table-cell>
          <table:table-cell office:value-type="float" office:value="206576">
            <text:p>206576</text:p>
          </table:table-cell>
          <table:table-cell office:value-type="float" office:value="173808">
            <text:p>173808</text:p>
          </table:table-cell>
          <table:table-cell office:value-type="float" office:value="173840">
            <text:p>173840</text:p>
          </table:table-cell>
          <table:table-cell office:value-type="float" office:value="306521">
            <text:p>306521</text:p>
          </table:table-cell>
          <table:table-cell office:value-type="float" office:value="306522">
            <text:p>306522</text:p>
          </table:table-cell>
        </table:table-row>
        <table:table-row table:style-name="ro1">
          <table:table-cell table:style-name="ce1" office:value-type="string">
            <text:p>fir</text:p>
          </table:table-cell>
          <table:table-cell office:value-type="float" office:value="19437">
            <text:p>19437</text:p>
          </table:table-cell>
          <table:table-cell office:value-type="float" office:value="13553">
            <text:p>13553</text:p>
          </table:table-cell>
          <table:table-cell office:value-type="float" office:value="11463">
            <text:p>11463</text:p>
          </table:table-cell>
          <table:table-cell office:value-type="float" office:value="9563">
            <text:p>9563</text:p>
          </table:table-cell>
          <table:table-cell office:value-type="float" office:value="9468">
            <text:p>9468</text:p>
          </table:table-cell>
          <table:table-cell office:value-type="float" office:value="19123">
            <text:p>19123</text:p>
          </table:table-cell>
          <table:table-cell office:value-type="float" office:value="19122">
            <text:p>19122</text:p>
          </table:table-cell>
          <table:table-cell table:number-columns-repeated="3"/>
          <table:table-cell office:value-type="float" office:value="22857">
            <text:p>22857</text:p>
          </table:table-cell>
          <table:table-cell office:value-type="float" office:value="16401">
            <text:p>16401</text:p>
          </table:table-cell>
          <table:table-cell office:value-type="float" office:value="12406">
            <text:p>12406</text:p>
          </table:table-cell>
          <table:table-cell office:value-type="float" office:value="10511">
            <text:p>10511</text:p>
          </table:table-cell>
          <table:table-cell office:value-type="float" office:value="10992">
            <text:p>10992</text:p>
          </table:table-cell>
          <table:table-cell office:value-type="float" office:value="19123">
            <text:p>19123</text:p>
          </table:table-cell>
          <table:table-cell office:value-type="float" office:value="19122">
            <text:p>19122</text:p>
          </table:table-cell>
        </table:table-row>
        <table:table-row table:style-name="ro1">
          <table:table-cell table:style-name="ce1" office:value-type="string">
            <text:p>fft</text:p>
          </table:table-cell>
          <table:table-cell office:value-type="float" office:value="43068">
            <text:p>43068</text:p>
          </table:table-cell>
          <table:table-cell table:number-columns-repeated="2" office:value-type="float" office:value="42093">
            <text:p>42093</text:p>
          </table:table-cell>
          <table:table-cell table:number-columns-repeated="2" office:value-type="float" office:value="41193">
            <text:p>41193</text:p>
          </table:table-cell>
          <table:table-cell table:number-columns-repeated="2" office:value-type="float" office:value="57960">
            <text:p>57960</text:p>
          </table:table-cell>
          <table:table-cell table:number-columns-repeated="3"/>
          <table:table-cell office:value-type="float" office:value="44729">
            <text:p>44729</text:p>
          </table:table-cell>
          <table:table-cell office:value-type="float" office:value="43760">
            <text:p>43760</text:p>
          </table:table-cell>
          <table:table-cell office:value-type="float" office:value="43654">
            <text:p>43654</text:p>
          </table:table-cell>
          <table:table-cell table:number-columns-repeated="2" office:value-type="float" office:value="42752">
            <text:p>42752</text:p>
          </table:table-cell>
          <table:table-cell table:number-columns-repeated="2" office:value-type="float" office:value="57960">
            <text:p>57960</text:p>
          </table:table-cell>
        </table:table-row>
        <table:table-row table:style-name="ro1">
          <table:table-cell table:style-name="ce1" office:value-type="string">
            <text:p>aes_cbc</text:p>
          </table:table-cell>
          <table:table-cell office:value-type="float" office:value="56801">
            <text:p>56801</text:p>
          </table:table-cell>
          <table:table-cell office:value-type="float" office:value="54891">
            <text:p>54891</text:p>
          </table:table-cell>
          <table:table-cell table:number-columns-repeated="2" office:value-type="float" office:value="51960">
            <text:p>51960</text:p>
          </table:table-cell>
          <table:table-cell office:value-type="float" office:value="50361">
            <text:p>50361</text:p>
          </table:table-cell>
          <table:table-cell office:value-type="float" office:value="43141">
            <text:p>43141</text:p>
          </table:table-cell>
          <table:table-cell office:value-type="float" office:value="42202">
            <text:p>42202</text:p>
          </table:table-cell>
          <table:table-cell table:number-columns-repeated="3"/>
          <table:table-cell office:value-type="float" office:value="57558">
            <text:p>57558</text:p>
          </table:table-cell>
          <table:table-cell office:value-type="float" office:value="55853">
            <text:p>55853</text:p>
          </table:table-cell>
          <table:table-cell table:number-columns-repeated="2" office:value-type="float" office:value="53147">
            <text:p>53147</text:p>
          </table:table-cell>
          <table:table-cell office:value-type="float" office:value="51227">
            <text:p>51227</text:p>
          </table:table-cell>
          <table:table-cell office:value-type="float" office:value="43141">
            <text:p>43141</text:p>
          </table:table-cell>
          <table:table-cell office:value-type="float" office:value="42202">
            <text:p>42202</text:p>
          </table:table-cell>
        </table:table-row>
        <table:table-row table:style-name="ro1">
          <table:table-cell table:style-name="ce1" office:value-type="string">
            <text:p>sha</text:p>
          </table:table-cell>
          <table:table-cell office:value-type="float" office:value="50191">
            <text:p>50191</text:p>
          </table:table-cell>
          <table:table-cell office:value-type="float" office:value="43303">
            <text:p>43303</text:p>
          </table:table-cell>
          <table:table-cell table:number-columns-repeated="2" office:value-type="float" office:value="40853">
            <text:p>40853</text:p>
          </table:table-cell>
          <table:table-cell office:value-type="float" office:value="37414">
            <text:p>37414</text:p>
          </table:table-cell>
          <table:table-cell office:value-type="float" office:value="54678">
            <text:p>54678</text:p>
          </table:table-cell>
          <table:table-cell office:value-type="float" office:value="43437">
            <text:p>43437</text:p>
          </table:table-cell>
          <table:table-cell table:number-columns-repeated="3"/>
          <table:table-cell office:value-type="float" office:value="53065">
            <text:p>53065</text:p>
          </table:table-cell>
          <table:table-cell office:value-type="float" office:value="47266">
            <text:p>47266</text:p>
          </table:table-cell>
          <table:table-cell table:number-columns-repeated="2" office:value-type="float" office:value="44196">
            <text:p>44196</text:p>
          </table:table-cell>
          <table:table-cell office:value-type="float" office:value="40720">
            <text:p>40720</text:p>
          </table:table-cell>
          <table:table-cell office:value-type="float" office:value="54678">
            <text:p>54678</text:p>
          </table:table-cell>
          <table:table-cell office:value-type="float" office:value="43437">
            <text:p>43437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/>
          <table:table-cell table:style-name="ce6" office:value-type="string">
            <text:p>OR ISA</text:p>
          </table:table-cell>
          <table:table-cell table:style-name="ce6" office:value-type="string">
            <text:p>+H</text:p>
          </table:table-cell>
          <table:table-cell table:style-name="ce6" office:value-type="string">
            <text:p>+IH</text:p>
          </table:table-cell>
          <table:table-cell table:style-name="ce6" office:value-type="string">
            <text:p>+IHM</text:p>
          </table:table-cell>
          <table:table-cell table:style-name="ce6" office:value-type="string">
            <text:p>+IHVM</text:p>
          </table:table-cell>
          <table:table-cell table:style-name="ce7" office:value-type="string">
            <text:p>Cortex M4 -O2</text:p>
          </table:table-cell>
          <table:table-cell table:style-name="ce6" office:value-type="string">
            <text:p>Cortex M4 -O3</text:p>
          </table:table-cell>
          <table:table-cell table:style-name="ce1" office:value-type="string">
            <text:p>vs arm M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fir</text:p>
          </table:table-cell>
          <table:table-cell table:formula="of:=[.$B43]/[.B43]" office:value-type="float" office:value="1">
            <text:p>1</text:p>
          </table:table-cell>
          <table:table-cell table:formula="of:=[.$B43]/[.C43]" office:value-type="float" office:value="1.43414742123515">
            <text:p>1.4341474212</text:p>
          </table:table-cell>
          <table:table-cell table:formula="of:=[.$B43]/[.D43]" office:value-type="float" office:value="1.69562941638315">
            <text:p>1.6956294164</text:p>
          </table:table-cell>
          <table:table-cell table:formula="of:=[.$B43]/[.E43]" office:value-type="float" office:value="2.03252117536338">
            <text:p>2.0325211754</text:p>
          </table:table-cell>
          <table:table-cell table:formula="of:=[.$B43]/[.F43]" office:value-type="float" office:value="2.05291508238276">
            <text:p>2.0529150824</text:p>
          </table:table-cell>
          <table:table-cell table:formula="of:=[.$B43]/[.G43]" office:value-type="float" office:value="1.01642001777964">
            <text:p>1.0164200178</text:p>
          </table:table-cell>
          <table:table-cell table:formula="of:=[.$B43]/[.H43]" office:value-type="float" office:value="1.01647317226232">
            <text:p>1.0164731723</text:p>
          </table:table-cell>
          <table:table-cell table:formula="of:=[.$H43]/[.F43]" office:value-type="float" office:value="2.01964512040558">
            <text:p>2.019645120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atMul8</text:p>
          </table:table-cell>
          <table:table-cell table:formula="of:=[.$B40]/[.B40]" office:value-type="float" office:value="1">
            <text:p>1</text:p>
          </table:table-cell>
          <table:table-cell table:formula="of:=[.$B40]/[.C40]" office:value-type="float" office:value="1.4817934808157">
            <text:p>1.4817934808</text:p>
          </table:table-cell>
          <table:table-cell table:formula="of:=[.$B40]/[.D40]" office:value-type="float" office:value="1.761731237844">
            <text:p>1.7617312378</text:p>
          </table:table-cell>
          <table:table-cell table:formula="of:=[.$B40]/[.E40]" office:value-type="float" office:value="2.15656171749928">
            <text:p>2.1565617175</text:p>
          </table:table-cell>
          <table:table-cell table:formula="of:=[.$B40]/[.F40]" office:value-type="float" office:value="5.06704817630889">
            <text:p>5.0670481763</text:p>
          </table:table-cell>
          <table:table-cell table:formula="of:=[.$B40]/[.G40]" office:value-type="float" office:value="1.12487955977761">
            <text:p>1.1248795598</text:p>
          </table:table-cell>
          <table:table-cell table:formula="of:=[.$B40]/[.H40]" office:value-type="float" office:value="1.1248675171737">
            <text:p>1.1248675172</text:p>
          </table:table-cell>
          <table:table-cell table:formula="of:=[.$H40]/[.F40]" office:value-type="float" office:value="4.50457329325339">
            <text:p>4.5045732933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matMul16</text:p>
          </table:table-cell>
          <table:table-cell table:formula="of:=[.$B41]/[.B41]" office:value-type="float" office:value="1">
            <text:p>1</text:p>
          </table:table-cell>
          <table:table-cell table:formula="of:=[.$B41]/[.C41]" office:value-type="float" office:value="1.47953049490777">
            <text:p>1.4795304949</text:p>
          </table:table-cell>
          <table:table-cell table:formula="of:=[.$B41]/[.D41]" office:value-type="float" office:value="1.76644064388566">
            <text:p>1.7664406439</text:p>
          </table:table-cell>
          <table:table-cell table:formula="of:=[.$B41]/[.E41]" office:value-type="float" office:value="2.16200326768343">
            <text:p>2.1620032677</text:p>
          </table:table-cell>
          <table:table-cell table:formula="of:=[.$B41]/[.F41]" office:value-type="float" office:value="3.51376574895007">
            <text:p>3.513765749</text:p>
          </table:table-cell>
          <table:table-cell table:formula="of:=[.$B41]/[.G41]" office:value-type="float" office:value="1.12759114926874">
            <text:p>1.1275911493</text:p>
          </table:table-cell>
          <table:table-cell table:formula="of:=[.$B41]/[.H41]" office:value-type="float" office:value="1.12757908848141">
            <text:p>1.1275790885</text:p>
          </table:table-cell>
          <table:table-cell table:formula="of:=[.$H41]/[.F41]" office:value-type="float" office:value="3.11620336422016">
            <text:p>3.116203364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2" office:value-type="string">
            <text:p>matMul32</text:p>
          </table:table-cell>
          <table:table-cell table:formula="of:=[.$B42]/[.B42]" office:value-type="float" office:value="1">
            <text:p>1</text:p>
          </table:table-cell>
          <table:table-cell table:formula="of:=[.$B42]/[.C42]" office:value-type="float" office:value="1.47404274414142">
            <text:p>1.4740427441</text:p>
          </table:table-cell>
          <table:table-cell table:formula="of:=[.$B42]/[.D42]" office:value-type="float" office:value="1.75752315144202">
            <text:p>1.7575231514</text:p>
          </table:table-cell>
          <table:table-cell table:formula="of:=[.$B42]/[.E42]" office:value-type="float" office:value="2.16047102285846">
            <text:p>2.1604710229</text:p>
          </table:table-cell>
          <table:table-cell table:formula="of:=[.$B42]/[.F42]" office:value-type="float" office:value="2.16047102285846">
            <text:p>2.1604710229</text:p>
          </table:table-cell>
          <table:table-cell table:formula="of:=[.$B42]/[.G42]" office:value-type="float" office:value="1.24735808812836">
            <text:p>1.2473580881</text:p>
          </table:table-cell>
          <table:table-cell table:formula="of:=[.$B42]/[.H42]" office:value-type="float" office:value="1.24735808812836">
            <text:p>1.2473580881</text:p>
          </table:table-cell>
          <table:table-cell table:formula="of:=[.$H42]/[.F42]" office:value-type="float" office:value="1.73203753069835">
            <text:p>1.732037530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onv2d</text:p>
          </table:table-cell>
          <table:table-cell table:formula="of:=[.$B37]/[.B37]" office:value-type="float" office:value="1">
            <text:p>1</text:p>
          </table:table-cell>
          <table:table-cell table:formula="of:=[.$B37]/[.C37]" office:value-type="float" office:value="1.12889948006932">
            <text:p>1.1288994801</text:p>
          </table:table-cell>
          <table:table-cell table:formula="of:=[.$B37]/[.D37]" office:value-type="float" office:value="1.13752455795678">
            <text:p>1.137524558</text:p>
          </table:table-cell>
          <table:table-cell table:formula="of:=[.$B37]/[.E37]" office:value-type="float" office:value="1.41834512792597">
            <text:p>1.4183451279</text:p>
          </table:table-cell>
          <table:table-cell table:formula="of:=[.$B37]/[.F37]" office:value-type="float" office:value="1.4099025974026">
            <text:p>1.4099025974</text:p>
          </table:table-cell>
          <table:table-cell table:formula="of:=[.$B37]/[.G37]" office:value-type="float" office:value="0.955620759215111">
            <text:p>0.9556207592</text:p>
          </table:table-cell>
          <table:table-cell table:formula="of:=[.$B37]/[.H37]" office:value-type="float" office:value="0.955620759215111">
            <text:p>0.9556207592</text:p>
          </table:table-cell>
          <table:table-cell table:formula="of:=[.$H37]/[.F37]" office:value-type="float" office:value="1.47537878787879">
            <text:p>1.475378787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fdctfst</text:p>
          </table:table-cell>
          <table:table-cell table:formula="of:=[.$B38]/[.B38]" office:value-type="float" office:value="1">
            <text:p>1</text:p>
          </table:table-cell>
          <table:table-cell table:formula="of:=[.$B38]/[.C38]" office:value-type="float" office:value="1.04066543438078">
            <text:p>1.0406654344</text:p>
          </table:table-cell>
          <table:table-cell table:formula="of:=[.$B38]/[.D38]" office:value-type="float" office:value="1.04549675023213">
            <text:p>1.0454967502</text:p>
          </table:table-cell>
          <table:table-cell table:formula="of:=[.$B38]/[.E38]" office:value-type="float" office:value="1.04162812210916">
            <text:p>1.0416281221</text:p>
          </table:table-cell>
          <table:table-cell table:formula="of:=[.$B38]/[.F38]" office:value-type="float" office:value="1.04162812210916">
            <text:p>1.0416281221</text:p>
          </table:table-cell>
          <table:table-cell table:formula="of:=[.$B38]/[.G38]" office:value-type="float" office:value="0.662742789876398">
            <text:p>0.6627427899</text:p>
          </table:table-cell>
          <table:table-cell table:formula="of:=[.$B38]/[.H38]" office:value-type="float" office:value="0.662742789876398">
            <text:p>0.6627427899</text:p>
          </table:table-cell>
          <table:table-cell table:formula="of:=[.$H38]/[.F38]" office:value-type="float" office:value="1.57169287696577">
            <text:p>1.57169287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pm</text:p>
          </table:table-cell>
          <table:table-cell table:formula="of:=[.$B39]/[.B39]" office:value-type="float" office:value="1">
            <text:p>1</text:p>
          </table:table-cell>
          <table:table-cell table:formula="of:=[.$B39]/[.C39]" office:value-type="float" office:value="1.04035874439462">
            <text:p>1.0403587444</text:p>
          </table:table-cell>
          <table:table-cell table:formula="of:=[.$B39]/[.D39]" office:value-type="float" office:value="1.06024096385542">
            <text:p>1.0602409639</text:p>
          </table:table-cell>
          <table:table-cell table:formula="of:=[.$B39]/[.E39]" office:value-type="float" office:value="1.06024096385542">
            <text:p>1.0602409639</text:p>
          </table:table-cell>
          <table:table-cell table:formula="of:=[.$B39]/[.F39]" office:value-type="float" office:value="1.06024096385542">
            <text:p>1.0602409639</text:p>
          </table:table-cell>
          <table:table-cell table:formula="of:=[.$B39]/[.G39]" office:value-type="float" office:value="0.506852035749752">
            <text:p>0.5068520357</text:p>
          </table:table-cell>
          <table:table-cell table:formula="of:=[.$B39]/[.H39]" office:value-type="float" office:value="0.822429906542056">
            <text:p>0.8224299065</text:p>
          </table:table-cell>
          <table:table-cell table:formula="of:=[.$H39]/[.F39]" office:value-type="float" office:value="1.28915662650602">
            <text:p>1.289156626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fft</text:p>
          </table:table-cell>
          <table:table-cell table:formula="of:=[.$B44]/[.B44]" office:value-type="float" office:value="1">
            <text:p>1</text:p>
          </table:table-cell>
          <table:table-cell table:formula="of:=[.$B44]/[.C44]" office:value-type="float" office:value="1.02316299622265">
            <text:p>1.0231629962</text:p>
          </table:table-cell>
          <table:table-cell table:formula="of:=[.$B44]/[.D44]" office:value-type="float" office:value="1.02316299622265">
            <text:p>1.0231629962</text:p>
          </table:table-cell>
          <table:table-cell table:formula="of:=[.$B44]/[.E44]" office:value-type="float" office:value="1.04551744228388">
            <text:p>1.0455174423</text:p>
          </table:table-cell>
          <table:table-cell table:formula="of:=[.$B44]/[.F44]" office:value-type="float" office:value="1.04551744228388">
            <text:p>1.0455174423</text:p>
          </table:table-cell>
          <table:table-cell table:formula="of:=[.$B44]/[.G44]" office:value-type="float" office:value="0.743064182194617">
            <text:p>0.7430641822</text:p>
          </table:table-cell>
          <table:table-cell table:formula="of:=[.$B44]/[.H44]" office:value-type="float" office:value="0.743064182194617">
            <text:p>0.7430641822</text:p>
          </table:table-cell>
          <table:table-cell table:formula="of:=[.$H44]/[.F44]" office:value-type="float" office:value="1.4070351758794">
            <text:p>1.407035175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es_cbc</text:p>
          </table:table-cell>
          <table:table-cell table:formula="of:=[.$B45]/[.B45]" office:value-type="float" office:value="1">
            <text:p>1</text:p>
          </table:table-cell>
          <table:table-cell table:formula="of:=[.$B45]/[.C45]" office:value-type="float" office:value="1.03479623253357">
            <text:p>1.0347962325</text:p>
          </table:table-cell>
          <table:table-cell table:formula="of:=[.$B45]/[.D45]" office:value-type="float" office:value="1.09316782140108">
            <text:p>1.0931678214</text:p>
          </table:table-cell>
          <table:table-cell table:formula="of:=[.$B45]/[.E45]" office:value-type="float" office:value="1.09316782140108">
            <text:p>1.0931678214</text:p>
          </table:table-cell>
          <table:table-cell table:formula="of:=[.$B45]/[.F45]" office:value-type="float" office:value="1.12787673000933">
            <text:p>1.12787673</text:p>
          </table:table-cell>
          <table:table-cell table:formula="of:=[.$B45]/[.G45]" office:value-type="float" office:value="1.31663614658909">
            <text:p>1.3166361466</text:p>
          </table:table-cell>
          <table:table-cell table:formula="of:=[.$B45]/[.H45]" office:value-type="float" office:value="1.34593147244206">
            <text:p>1.3459314724</text:p>
          </table:table-cell>
          <table:table-cell table:formula="of:=[.$H45]/[.F45]" office:value-type="float" office:value="0.837989714263021">
            <text:p>0.837989714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ha</text:p>
          </table:table-cell>
          <table:table-cell table:formula="of:=[.$B46]/[.B46]" office:value-type="float" office:value="1">
            <text:p>1</text:p>
          </table:table-cell>
          <table:table-cell table:formula="of:=[.$B46]/[.C46]" office:value-type="float" office:value="1.1590651917881">
            <text:p>1.1590651918</text:p>
          </table:table-cell>
          <table:table-cell table:formula="of:=[.$B46]/[.D46]" office:value-type="float" office:value="1.22857562480112">
            <text:p>1.2285756248</text:p>
          </table:table-cell>
          <table:table-cell table:formula="of:=[.$B46]/[.E46]" office:value-type="float" office:value="1.22857562480112">
            <text:p>1.2285756248</text:p>
          </table:table-cell>
          <table:table-cell table:formula="of:=[.$B46]/[.F46]" office:value-type="float" office:value="1.34150318062757">
            <text:p>1.3415031806</text:p>
          </table:table-cell>
          <table:table-cell table:formula="of:=[.$B46]/[.G46]" office:value-type="float" office:value="0.917937744613922">
            <text:p>0.9179377446</text:p>
          </table:table-cell>
          <table:table-cell table:formula="of:=[.$B46]/[.H46]" office:value-type="float" office:value="1.15548955959205">
            <text:p>1.1554895596</text:p>
          </table:table-cell>
          <table:table-cell table:formula="of:=[.$H46]/[.F46]" office:value-type="float" office:value="1.16098251991233">
            <text:p>1.160982519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avg gain without matmul</text:p>
          </table:table-cell>
          <table:table-cell table:formula="of:=SUM([.B53:.B55];[.B55:.B58])/7" office:value-type="float" office:value="1">
            <text:p>1</text:p>
          </table:table-cell>
          <table:table-cell table:formula="of:=SUM([.C53:.C55];[.C55:.C58])/7" office:value-type="float" office:value="1.06675811768338">
            <text:p>1.0667581177</text:p>
          </table:table-cell>
          <table:table-cell table:formula="of:=SUM([.D53:.D55];[.D55:.D58])/7" office:value-type="float" office:value="1.09262995404637">
            <text:p>1.092629954</text:p>
          </table:table-cell>
          <table:table-cell table:formula="of:=SUM([.E53:.E55];[.E55:.E58])/7" office:value-type="float" office:value="1.13538800946172">
            <text:p>1.1353880095</text:p>
          </table:table-cell>
          <table:table-cell table:style-name="ce1" table:formula="of:=SUM([.F53:.F55];[.F55:.F58])/7" office:value-type="float" office:value="1.15527285716334">
            <text:p>1.1552728572</text:p>
          </table:table-cell>
          <table:table-cell table:formula="of:=SUM([.G53:.G55];[.G55:.G58])/7" office:value-type="float" office:value="0.801386527712663">
            <text:p>0.8013865277</text:p>
          </table:table-cell>
          <table:table-cell table:formula="of:=SUM([.H53:.H55];[.H55:.H58])/7" office:value-type="float" office:value="0.929672653772051">
            <text:p>0.9296726538</text:p>
          </table:table-cell>
          <table:table-cell table:style-name="ce1" table:formula="of:=SUM([.I53:.I55];[.I55:.I58])/7" office:value-type="float" office:value="1.29019890398734">
            <text:p>1.29019890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vg gain with matmul</text:p>
          </table:table-cell>
          <table:table-cell table:formula="of:=SUM([.B53:.B55])/3" office:value-type="float" office:value="1">
            <text:p>1</text:p>
          </table:table-cell>
          <table:table-cell table:formula="of:=SUM([.C53:.C55])/3" office:value-type="float" office:value="1.06997455294824">
            <text:p>1.0699745529</text:p>
          </table:table-cell>
          <table:table-cell table:formula="of:=SUM([.D53:.D55])/3" office:value-type="float" office:value="1.08108742401478">
            <text:p>1.081087424</text:p>
          </table:table-cell>
          <table:table-cell table:formula="of:=SUM([.E53:.E55])/3" office:value-type="float" office:value="1.17340473796352">
            <text:p>1.173404738</text:p>
          </table:table-cell>
          <table:table-cell table:style-name="ce1" table:formula="of:=SUM([.F53:.F55])/3" office:value-type="float" office:value="1.17059056112239">
            <text:p>1.1705905611</text:p>
          </table:table-cell>
          <table:table-cell table:formula="of:=SUM([.G53:.G55])/3" office:value-type="float" office:value="0.708405194947087">
            <text:p>0.7084051949</text:p>
          </table:table-cell>
          <table:table-cell table:formula="of:=SUM([.H53:.H55])/3" office:value-type="float" office:value="0.813597818544522">
            <text:p>0.8135978185</text:p>
          </table:table-cell>
          <table:table-cell table:style-name="ce1" table:formula="of:=SUM([.I53:.I55])/3" office:value-type="float" office:value="1.4454094304502">
            <text:p>1.445409430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vg gain total</text:p>
          </table:table-cell>
          <table:table-cell table:formula="of:=SUM([.B49:.B58])/10" office:value-type="float" office:value="1">
            <text:p>1</text:p>
          </table:table-cell>
          <table:table-cell table:formula="of:=SUM([.C49:.C58])/10" office:value-type="float" office:value="1.22964622204891">
            <text:p>1.229646222</text:p>
          </table:table-cell>
          <table:table-cell table:formula="of:=SUM([.D49:.D58])/10" office:value-type="float" office:value="1.3569493164024">
            <text:p>1.3569493164</text:p>
          </table:table-cell>
          <table:table-cell table:formula="of:=SUM([.E49:.E58])/10" office:value-type="float" office:value="1.53990322857812">
            <text:p>1.5399032286</text:p>
          </table:table-cell>
          <table:table-cell table:style-name="ce1" table:formula="of:=SUM([.F49:.F58])/10" office:value-type="float" office:value="1.98208690667882">
            <text:p>1.9820869067</text:p>
          </table:table-cell>
          <table:table-cell table:formula="of:=SUM([.G49:.G58])/10" office:value-type="float" office:value="0.961910247319323">
            <text:p>0.9619102473</text:p>
          </table:table-cell>
          <table:table-cell table:formula="of:=SUM([.H49:.H58])/10" office:value-type="float" office:value="1.02015565359081">
            <text:p>1.0201556536</text:p>
          </table:table-cell>
          <table:table-cell table:style-name="ce1" table:formula="of:=SUM([.I49:.I58])/10" office:value-type="float" office:value="1.91146950099828">
            <text:p>1.911469501</text:p>
          </table:table-cell>
          <table:table-cell table:number-columns-repeated="9"/>
        </table:table-row>
        <table:table-row table:style-name="ro1" table:number-rows-repeated="27">
          <table:table-cell table:number-columns-repeated="18"/>
        </table:table-row>
        <table:table-row table:style-name="ro3">
          <table:table-cell table:style-name="ce3"/>
          <table:table-cell table:style-name="ce4" table:number-columns-repeated="2"/>
          <table:table-cell/>
          <table:table-cell table:style-name="ce4" table:number-columns-repeated="5"/>
          <table:table-cell table:number-columns-repeated="9"/>
        </table:table-row>
        <table:table-row table:style-name="ro1" table:number-rows-repeated="3">
          <table:table-cell table:style-name="ce4" table:number-columns-repeated="3"/>
          <table:table-cell/>
          <table:table-cell table:style-name="ce4" table:number-columns-repeated="5"/>
          <table:table-cell table:number-columns-repeated="9"/>
        </table:table-row>
        <table:table-row table:style-name="ro3">
          <table:table-cell table:style-name="ce5"/>
          <table:table-cell table:style-name="ce4" table:number-columns-repeated="2"/>
          <table:table-cell/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3"/>
          <table:table-cell/>
          <table:table-cell table:style-name="ce4" table:number-columns-repeated="5"/>
          <table:table-cell table:number-columns-repeated="9"/>
        </table:table-row>
        <table:table-row table:style-name="ro3">
          <table:table-cell table:style-name="ce3"/>
          <table:table-cell table:style-name="ce4" table:number-columns-repeated="4"/>
          <table:table-cell table:style-name="ce3"/>
          <table:table-cell table:style-name="ce4" table:number-columns-repeated="3"/>
          <table:table-cell table:number-columns-repeated="9"/>
        </table:table-row>
        <table:table-row table:style-name="ro1" table:number-rows-repeated="2">
          <table:table-cell table:style-name="ce4" table:number-columns-repeated="9"/>
          <table:table-cell table:number-columns-repeated="9"/>
        </table:table-row>
        <table:table-row table:style-name="ro1">
          <table:table-cell table:style-name="ce4" table:number-columns-repeated="9"/>
          <table:table-cell table:number-columns-repeated="9"/>
        </table:table-row>
      </table:table>
      <table:table table:name="Cmp,All FEat" table:style-name="ta1">
        <table:shapes>
          <draw:frame draw:z-index="0" draw:style-name="gr1" svg:width="8.0217in" svg:height="3.5429in" svg:x="0in" svg:y="5.9882in">
            <draw:object draw:notify-on-update-of-ranges="'Cmp,All FEat'.A22:'Cmp,All FEat'.A34 'Cmp,All FEat'.B21:'Cmp,All FEat'.B21 'Cmp,All FEat'.B22:'Cmp,All FEat'.B34 'Cmp,All FEat'.C21:'Cmp,All FEat'.C21 'Cmp,All FEat'.C22:'Cmp,All FEat'.C34 'Cmp,All FEat'.D21:'Cmp,All FEat'.D21 'Cmp,All FEat'.D22:'Cmp,All FEat'.D34 'Cmp,All FEat'.E21:'Cmp,All FEat'.E21 'Cmp,All FEat'.E22:'Cmp,All FEat'.E34 'Cmp,All FEat'.F21:'Cmp,All FEat'.F21 'Cmp,All FEat'.F22:'Cmp,All FEat'.F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8.0217in" svg:height="3.5429in" svg:x="0in" svg:y="12.8039in">
            <draw:object draw:notify-on-update-of-ranges="'Cmp,All FEat'.A62:'Cmp,All FEat'.A74 'Cmp,All FEat'.B61:'Cmp,All FEat'.B61 'Cmp,All FEat'.B62:'Cmp,All FEat'.B74 'Cmp,All FEat'.C61:'Cmp,All FEat'.C61 'Cmp,All FEat'.C62:'Cmp,All FEat'.C74 'Cmp,All FEat'.D61:'Cmp,All FEat'.D61 'Cmp,All FEat'.D62:'Cmp,All FEat'.D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table:style-name="Default" office:value-type="string">
            <text:p>Nr. of Cycl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ne</text:p>
          </table:table-cell>
          <table:table-cell table:style-name="ce1" office:value-type="string">
            <text:p>IHVM</text:p>
          </table:table-cell>
          <table:table-cell office:value-type="string">
            <text:p>None</text:p>
          </table:table-cell>
          <table:table-cell table:style-name="ce1" office:value-type="string">
            <text:p>IHVM</text:p>
          </table:table-cell>
          <table:table-cell table:style-name="ce1" office:value-type="string">
            <text:p>O3</text:p>
          </table:table-cell>
        </table:table-row>
        <table:table-row table:style-name="ro1">
          <table:table-cell table:style-name="Default"/>
          <table:table-cell office:value-type="string">
            <text:p>LLVM w/o ext</text:p>
          </table:table-cell>
          <table:table-cell office:value-type="string">
            <text:p>LLVM w. ext</text:p>
          </table:table-cell>
          <table:table-cell office:value-type="string">
            <text:p>GCC w/o ext</text:p>
          </table:table-cell>
          <table:table-cell office:value-type="string">
            <text:p>GCC w. ext</text:p>
          </table:table-cell>
          <table:table-cell office:value-type="string">
            <text:p>Cortex</text:p>
          </table:table-cell>
        </table:table-row>
        <table:table-row table:style-name="ro1">
          <table:table-cell office:value-type="string">
            <text:p>conv2d</text:p>
          </table:table-cell>
          <table:table-cell office:value-type="float" office:value="6012">
            <text:p>6012</text:p>
          </table:table-cell>
          <table:table-cell office:value-type="float" office:value="4481">
            <text:p>4481</text:p>
          </table:table-cell>
          <table:table-cell office:value-type="float" office:value="5831">
            <text:p>5831</text:p>
          </table:table-cell>
          <table:table-cell office:value-type="float" office:value="3946">
            <text:p>3946</text:p>
          </table:table-cell>
          <table:table-cell office:value-type="float" office:value="5453">
            <text:p>5453</text:p>
          </table:table-cell>
        </table:table-row>
        <table:table-row table:style-name="ro1">
          <table:table-cell office:value-type="string">
            <text:p>fdctfst</text:p>
          </table:table-cell>
          <table:table-cell office:value-type="float" office:value="1190">
            <text:p>1190</text:p>
          </table:table-cell>
          <table:table-cell office:value-type="float" office:value="1147">
            <text:p>1147</text:p>
          </table:table-cell>
          <table:table-cell office:value-type="float" office:value="1351">
            <text:p>1351</text:p>
          </table:table-cell>
          <table:table-cell office:value-type="float" office:value="1231">
            <text:p>1231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string">
            <text:p>ipm</text:p>
          </table:table-cell>
          <table:table-cell office:value-type="float" office:value="3268">
            <text:p>3268</text:p>
          </table:table-cell>
          <table:table-cell office:value-type="float" office:value="2700">
            <text:p>2700</text:p>
          </table:table-cell>
          <table:table-cell office:value-type="float" office:value="3153">
            <text:p>3153</text:p>
          </table:table-cell>
          <table:table-cell office:value-type="float" office:value="2930">
            <text:p>2930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office:value-type="string">
            <text:p>matmul32</text:p>
          </table:table-cell>
          <table:table-cell office:value-type="float" office:value="339504">
            <text:p>339504</text:p>
          </table:table-cell>
          <table:table-cell office:value-type="float" office:value="205286">
            <text:p>205286</text:p>
          </table:table-cell>
          <table:table-cell office:value-type="float" office:value="272779">
            <text:p>272779</text:p>
          </table:table-cell>
          <table:table-cell office:value-type="float" office:value="146955">
            <text:p>146955</text:p>
          </table:table-cell>
          <table:table-cell office:value-type="float" office:value="272992">
            <text:p>272992</text:p>
          </table:table-cell>
        </table:table-row>
        <table:table-row table:style-name="ro1">
          <table:table-cell office:value-type="string">
            <text:p>matmul32_t</text:p>
          </table:table-cell>
          <table:table-cell office:value-type="float" office:value="379743">
            <text:p>379743</text:p>
          </table:table-cell>
          <table:table-cell office:value-type="float" office:value="174749">
            <text:p>174749</text:p>
          </table:table-cell>
          <table:table-cell office:value-type="float" office:value="279257">
            <text:p>279257</text:p>
          </table:table-cell>
          <table:table-cell office:value-type="float" office:value="151419">
            <text:p>151419</text:p>
          </table:table-cell>
          <table:table-cell office:value-type="float" office:value="247548">
            <text:p>247548</text:p>
          </table:table-cell>
        </table:table-row>
        <table:table-row table:style-name="ro1">
          <table:table-cell office:value-type="string">
            <text:p>matmul16</text:p>
          </table:table-cell>
          <table:table-cell office:value-type="float" office:value="339494">
            <text:p>339494</text:p>
          </table:table-cell>
          <table:table-cell office:value-type="float" office:value="205331">
            <text:p>205331</text:p>
          </table:table-cell>
          <table:table-cell office:value-type="float" office:value="305547">
            <text:p>305547</text:p>
          </table:table-cell>
          <table:table-cell office:value-type="float" office:value="163868">
            <text:p>163868</text:p>
          </table:table-cell>
          <table:table-cell office:value-type="float" office:value="310025">
            <text:p>310025</text:p>
          </table:table-cell>
        </table:table-row>
        <table:table-row table:style-name="ro1">
          <table:table-cell office:value-type="string">
            <text:p>matmul16_t</text:p>
          </table:table-cell>
          <table:table-cell office:value-type="float" office:value="379742">
            <text:p>379742</text:p>
          </table:table-cell>
          <table:table-cell office:value-type="float" office:value="121548">
            <text:p>121548</text:p>
          </table:table-cell>
          <table:table-cell office:value-type="float" office:value="313082">
            <text:p>313082</text:p>
          </table:table-cell>
          <table:table-cell office:value-type="float" office:value="103687">
            <text:p>103687</text:p>
          </table:table-cell>
          <table:table-cell office:value-type="float" office:value="280477">
            <text:p>280477</text:p>
          </table:table-cell>
        </table:table-row>
        <table:table-row table:style-name="ro1">
          <table:table-cell office:value-type="string">
            <text:p>matmul8</text:p>
          </table:table-cell>
          <table:table-cell office:value-type="float" office:value="338428">
            <text:p>338428</text:p>
          </table:table-cell>
          <table:table-cell office:value-type="float" office:value="220748">
            <text:p>220748</text:p>
          </table:table-cell>
          <table:table-cell office:value-type="float" office:value="305577">
            <text:p>305577</text:p>
          </table:table-cell>
          <table:table-cell office:value-type="float" office:value="158914">
            <text:p>158914</text:p>
          </table:table-cell>
          <table:table-cell office:value-type="float" office:value="337578">
            <text:p>337578</text:p>
          </table:table-cell>
        </table:table-row>
        <table:table-row table:style-name="ro1">
          <table:table-cell office:value-type="string">
            <text:p>matmul8_t</text:p>
          </table:table-cell>
          <table:table-cell office:value-type="float" office:value="345868">
            <text:p>345868</text:p>
          </table:table-cell>
          <table:table-cell office:value-type="float" office:value="77467">
            <text:p>77467</text:p>
          </table:table-cell>
          <table:table-cell office:value-type="float" office:value="312022">
            <text:p>312022</text:p>
          </table:table-cell>
          <table:table-cell office:value-type="float" office:value="82515">
            <text:p>82515</text:p>
          </table:table-cell>
          <table:table-cell office:value-type="float" office:value="280225">
            <text:p>280225</text:p>
          </table:table-cell>
        </table:table-row>
        <table:table-row table:style-name="ro1">
          <table:table-cell office:value-type="string">
            <text:p>fir</text:p>
          </table:table-cell>
          <table:table-cell office:value-type="float" office:value="22857">
            <text:p>22857</text:p>
          </table:table-cell>
          <table:table-cell office:value-type="float" office:value="10992">
            <text:p>10992</text:p>
          </table:table-cell>
          <table:table-cell office:value-type="float" office:value="19421">
            <text:p>19421</text:p>
          </table:table-cell>
          <table:table-cell office:value-type="float" office:value="11554">
            <text:p>11554</text:p>
          </table:table-cell>
          <table:table-cell office:value-type="float" office:value="19122">
            <text:p>19122</text:p>
          </table:table-cell>
        </table:table-row>
        <table:table-row table:style-name="ro1">
          <table:table-cell office:value-type="string">
            <text:p>fft</text:p>
          </table:table-cell>
          <table:table-cell office:value-type="float" office:value="44729">
            <text:p>44729</text:p>
          </table:table-cell>
          <table:table-cell office:value-type="float" office:value="42752">
            <text:p>42752</text:p>
          </table:table-cell>
          <table:table-cell office:value-type="float" office:value="49297">
            <text:p>49297</text:p>
          </table:table-cell>
          <table:table-cell office:value-type="string">
            <text:p>DID NOT COMLETE</text:p>
          </table:table-cell>
          <table:table-cell office:value-type="float" office:value="57960">
            <text:p>57960</text:p>
          </table:table-cell>
        </table:table-row>
        <table:table-row table:style-name="ro1">
          <table:table-cell office:value-type="string">
            <text:p>aes_cbc</text:p>
          </table:table-cell>
          <table:table-cell office:value-type="float" office:value="57558">
            <text:p>57558</text:p>
          </table:table-cell>
          <table:table-cell office:value-type="float" office:value="51227">
            <text:p>51227</text:p>
          </table:table-cell>
          <table:table-cell office:value-type="float" office:value="63117">
            <text:p>63117</text:p>
          </table:table-cell>
          <table:table-cell office:value-type="float" office:value="62201">
            <text:p>62201</text:p>
          </table:table-cell>
          <table:table-cell office:value-type="float" office:value="42202">
            <text:p>42202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float" office:value="53065">
            <text:p>53065</text:p>
          </table:table-cell>
          <table:table-cell office:value-type="float" office:value="40720">
            <text:p>40720</text:p>
          </table:table-cell>
          <table:table-cell office:value-type="float" office:value="48747">
            <text:p>48747</text:p>
          </table:table-cell>
          <table:table-cell office:value-type="float" office:value="48896">
            <text:p>48896</text:p>
          </table:table-cell>
          <table:table-cell office:value-type="float" office:value="43437">
            <text:p>43437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4">
          <table:table-cell table:style-name="ce9" office:value-type="string">
            <text:p>Speedup, compared to LLVM w/o extens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ne</text:p>
          </table:table-cell>
          <table:table-cell table:style-name="ce1" office:value-type="string">
            <text:p>IHVM</text:p>
          </table:table-cell>
          <table:table-cell office:value-type="string">
            <text:p>None</text:p>
          </table:table-cell>
          <table:table-cell table:style-name="ce1" office:value-type="string">
            <text:p>IHVM</text:p>
          </table:table-cell>
          <table:table-cell table:style-name="ce1" office:value-type="string">
            <text:p>O3</text:p>
          </table:table-cell>
        </table:table-row>
        <table:table-row table:style-name="ro1">
          <table:table-cell table:style-name="Default"/>
          <table:table-cell office:value-type="string">
            <text:p>LLVM w/o ext</text:p>
          </table:table-cell>
          <table:table-cell office:value-type="string">
            <text:p>LLVM w. ext</text:p>
          </table:table-cell>
          <table:table-cell office:value-type="string">
            <text:p>GCC w/o ext</text:p>
          </table:table-cell>
          <table:table-cell office:value-type="string">
            <text:p>GCC w. ext</text:p>
          </table:table-cell>
          <table:table-cell office:value-type="string">
            <text:p>Cortex M4</text:p>
          </table:table-cell>
        </table:table-row>
        <table:table-row table:style-name="ro1">
          <table:table-cell office:value-type="string">
            <text:p>conv2d</text:p>
          </table:table-cell>
          <table:table-cell office:value-type="float" office:value="1">
            <text:p>1</text:p>
          </table:table-cell>
          <table:table-cell table:formula="of:=[.$B4]/[.C4]" office:value-type="float" office:value="1.34166480696273">
            <text:p>1.341664807</text:p>
          </table:table-cell>
          <table:table-cell table:formula="of:=[.$B4]/[.D4]" office:value-type="float" office:value="1.0310409878237">
            <text:p>1.0310409878</text:p>
          </table:table-cell>
          <table:table-cell table:formula="of:=[.$B4]/[.E4]" office:value-type="float" office:value="1.52356817029904">
            <text:p>1.5235681703</text:p>
          </table:table-cell>
          <table:table-cell table:formula="of:=[.$B4]/[.F4]" office:value-type="float" office:value="1.10251237850724">
            <text:p>1.1025123785</text:p>
          </table:table-cell>
        </table:table-row>
        <table:table-row table:style-name="ro1">
          <table:table-cell office:value-type="string">
            <text:p>fdctfst</text:p>
          </table:table-cell>
          <table:table-cell office:value-type="float" office:value="1">
            <text:p>1</text:p>
          </table:table-cell>
          <table:table-cell table:formula="of:=[.$B5]/[.C5]" office:value-type="float" office:value="1.03748910200523">
            <text:p>1.037489102</text:p>
          </table:table-cell>
          <table:table-cell table:formula="of:=[.$B5]/[.D5]" office:value-type="float" office:value="0.880829015544041">
            <text:p>0.8808290155</text:p>
          </table:table-cell>
          <table:table-cell table:formula="of:=[.$B5]/[.E5]" office:value-type="float" office:value="0.966693744922827">
            <text:p>0.9666937449</text:p>
          </table:table-cell>
          <table:table-cell table:formula="of:=[.$B5]/[.F5]" office:value-type="float" office:value="0.700412007062978">
            <text:p>0.7004120071</text:p>
          </table:table-cell>
        </table:table-row>
        <table:table-row table:style-name="ro1">
          <table:table-cell office:value-type="string">
            <text:p>ipm</text:p>
          </table:table-cell>
          <table:table-cell office:value-type="float" office:value="1">
            <text:p>1</text:p>
          </table:table-cell>
          <table:table-cell table:formula="of:=[.$B6]/[.C6]" office:value-type="float" office:value="1.21037037037037">
            <text:p>1.2103703704</text:p>
          </table:table-cell>
          <table:table-cell table:formula="of:=[.$B6]/[.D6]" office:value-type="float" office:value="1.03647320012686">
            <text:p>1.0364732001</text:p>
          </table:table-cell>
          <table:table-cell table:formula="of:=[.$B6]/[.E6]" office:value-type="float" office:value="1.11535836177474">
            <text:p>1.1153583618</text:p>
          </table:table-cell>
          <table:table-cell table:formula="of:=[.$B6]/[.F6]" office:value-type="float" office:value="1.05317434740574">
            <text:p>1.0531743474</text:p>
          </table:table-cell>
        </table:table-row>
        <table:table-row table:style-name="ro1">
          <table:table-cell office:value-type="string">
            <text:p>matmul32</text:p>
          </table:table-cell>
          <table:table-cell office:value-type="float" office:value="1">
            <text:p>1</text:p>
          </table:table-cell>
          <table:table-cell table:formula="of:=[.$B7]/[.C7]" office:value-type="float" office:value="1.65380980680611">
            <text:p>1.6538098068</text:p>
          </table:table-cell>
          <table:table-cell table:formula="of:=[.$B7]/[.D7]" office:value-type="float" office:value="1.24461193860231">
            <text:p>1.2446119386</text:p>
          </table:table-cell>
          <table:table-cell table:formula="of:=[.$B7]/[.E7]" office:value-type="float" office:value="2.31025824231908">
            <text:p>2.3102582423</text:p>
          </table:table-cell>
          <table:table-cell table:formula="of:=[.$B7]/[.F7]" office:value-type="float" office:value="1.24364083929199">
            <text:p>1.2436408393</text:p>
          </table:table-cell>
        </table:table-row>
        <table:table-row table:style-name="ro1">
          <table:table-cell office:value-type="string">
            <text:p>matmul32_t</text:p>
          </table:table-cell>
          <table:table-cell office:value-type="float" office:value="1">
            <text:p>1</text:p>
          </table:table-cell>
          <table:table-cell table:formula="of:=[.$B8]/[.C8]" office:value-type="float" office:value="2.17307681302897">
            <text:p>2.173076813</text:p>
          </table:table-cell>
          <table:table-cell table:formula="of:=[.$B8]/[.D8]" office:value-type="float" office:value="1.35983341509792">
            <text:p>1.3598334151</text:p>
          </table:table-cell>
          <table:table-cell table:formula="of:=[.$B8]/[.E8]" office:value-type="float" office:value="2.50789531036396">
            <text:p>2.5078953104</text:p>
          </table:table-cell>
          <table:table-cell table:formula="of:=[.$B8]/[.F8]" office:value-type="float" office:value="1.53401764506278">
            <text:p>1.5340176451</text:p>
          </table:table-cell>
        </table:table-row>
        <table:table-row table:style-name="ro1">
          <table:table-cell office:value-type="string">
            <text:p>matmul16</text:p>
          </table:table-cell>
          <table:table-cell office:value-type="float" office:value="1">
            <text:p>1</text:p>
          </table:table-cell>
          <table:table-cell table:formula="of:=[.$B9]/[.C9]" office:value-type="float" office:value="1.65339865875099">
            <text:p>1.6533986588</text:p>
          </table:table-cell>
          <table:table-cell table:formula="of:=[.$B9]/[.D9]" office:value-type="float" office:value="1.11110238359401">
            <text:p>1.1111023836</text:p>
          </table:table-cell>
          <table:table-cell table:formula="of:=[.$B9]/[.E9]" office:value-type="float" office:value="2.07175287426465">
            <text:p>2.0717528743</text:p>
          </table:table-cell>
          <table:table-cell table:formula="of:=[.$B9]/[.F9]" office:value-type="float" office:value="1.09505362470769">
            <text:p>1.0950536247</text:p>
          </table:table-cell>
        </table:table-row>
        <table:table-row table:style-name="ro1">
          <table:table-cell office:value-type="string">
            <text:p>matmul16_t</text:p>
          </table:table-cell>
          <table:table-cell office:value-type="float" office:value="1">
            <text:p>1</text:p>
          </table:table-cell>
          <table:table-cell table:formula="of:=[.$B10]/[.C10]" office:value-type="float" office:value="3.12421430216869">
            <text:p>3.1242143022</text:p>
          </table:table-cell>
          <table:table-cell table:formula="of:=[.$B10]/[.D10]" office:value-type="float" office:value="1.21291546623568">
            <text:p>1.2129154662</text:p>
          </table:table-cell>
          <table:table-cell table:formula="of:=[.$B10]/[.E10]" office:value-type="float" office:value="3.66238776317185">
            <text:p>3.6623877632</text:p>
          </table:table-cell>
          <table:table-cell table:formula="of:=[.$B10]/[.F10]" office:value-type="float" office:value="1.35391493776673">
            <text:p>1.3539149378</text:p>
          </table:table-cell>
        </table:table-row>
        <table:table-row table:style-name="ro1">
          <table:table-cell office:value-type="string">
            <text:p>matmul8</text:p>
          </table:table-cell>
          <table:table-cell office:value-type="float" office:value="1">
            <text:p>1</text:p>
          </table:table-cell>
          <table:table-cell table:formula="of:=[.$B11]/[.C11]" office:value-type="float" office:value="1.53309656259626">
            <text:p>1.5330965626</text:p>
          </table:table-cell>
          <table:table-cell table:formula="of:=[.$B11]/[.D11]" office:value-type="float" office:value="1.10750481875272">
            <text:p>1.1075048188</text:p>
          </table:table-cell>
          <table:table-cell table:formula="of:=[.$B11]/[.E11]" office:value-type="float" office:value="2.12962986269303">
            <text:p>2.1296298627</text:p>
          </table:table-cell>
          <table:table-cell table:formula="of:=[.$B11]/[.F11]" office:value-type="float" office:value="1.00251793659539">
            <text:p>1.0025179366</text:p>
          </table:table-cell>
        </table:table-row>
        <table:table-row table:style-name="ro1">
          <table:table-cell office:value-type="string">
            <text:p>matmul8_t</text:p>
          </table:table-cell>
          <table:table-cell office:value-type="float" office:value="1">
            <text:p>1</text:p>
          </table:table-cell>
          <table:table-cell table:formula="of:=[.$B12]/[.C12]" office:value-type="float" office:value="4.4647140072547">
            <text:p>4.4647140073</text:p>
          </table:table-cell>
          <table:table-cell table:formula="of:=[.$B12]/[.D12]" office:value-type="float" office:value="1.10847312048509">
            <text:p>1.1084731205</text:p>
          </table:table-cell>
          <table:table-cell table:formula="of:=[.$B12]/[.E12]" office:value-type="float" office:value="4.19157728897776">
            <text:p>4.191577289</text:p>
          </table:table-cell>
          <table:table-cell table:formula="of:=[.$B12]/[.F12]" office:value-type="float" office:value="1.23425104826479">
            <text:p>1.2342510483</text:p>
          </table:table-cell>
        </table:table-row>
        <table:table-row table:style-name="ro1">
          <table:table-cell office:value-type="string">
            <text:p>fir</text:p>
          </table:table-cell>
          <table:table-cell office:value-type="float" office:value="1">
            <text:p>1</text:p>
          </table:table-cell>
          <table:table-cell table:formula="of:=[.$B13]/[.C13]" office:value-type="float" office:value="2.07942139737991">
            <text:p>2.0794213974</text:p>
          </table:table-cell>
          <table:table-cell table:formula="of:=[.$B13]/[.D13]" office:value-type="float" office:value="1.17692188867721">
            <text:p>1.1769218887</text:p>
          </table:table-cell>
          <table:table-cell table:formula="of:=[.$B13]/[.E13]" office:value-type="float" office:value="1.9782759217587">
            <text:p>1.9782759218</text:p>
          </table:table-cell>
          <table:table-cell table:formula="of:=[.$B13]/[.F13]" office:value-type="float" office:value="1.1953247568246">
            <text:p>1.1953247568</text:p>
          </table:table-cell>
        </table:table-row>
        <table:table-row table:style-name="ro1">
          <table:table-cell office:value-type="string">
            <text:p>fft</text:p>
          </table:table-cell>
          <table:table-cell office:value-type="float" office:value="1">
            <text:p>1</text:p>
          </table:table-cell>
          <table:table-cell table:formula="of:=[.$B14]/[.C14]" office:value-type="float" office:value="1.0462434505988">
            <text:p>1.0462434506</text:p>
          </table:table-cell>
          <table:table-cell table:formula="of:=[.$B14]/[.D14]" office:value-type="float" office:value="0.907337160476297">
            <text:p>0.9073371605</text:p>
          </table:table-cell>
          <table:table-cell table:formula="of:=[.$B14]/[.E14]" office:value-type="float" office:value="0">
            <text:p>#VALUE!</text:p>
          </table:table-cell>
          <table:table-cell table:formula="of:=[.$B14]/[.F14]" office:value-type="float" office:value="0.77172187715666">
            <text:p>0.7717218772</text:p>
          </table:table-cell>
        </table:table-row>
        <table:table-row table:style-name="ro1">
          <table:table-cell office:value-type="string">
            <text:p>aes_cbc</text:p>
          </table:table-cell>
          <table:table-cell office:value-type="float" office:value="1">
            <text:p>1</text:p>
          </table:table-cell>
          <table:table-cell table:formula="of:=[.$B15]/[.C15]" office:value-type="float" office:value="1.12358717082788">
            <text:p>1.1235871708</text:p>
          </table:table-cell>
          <table:table-cell table:formula="of:=[.$B15]/[.D15]" office:value-type="float" office:value="0.911925471742954">
            <text:p>0.9119254717</text:p>
          </table:table-cell>
          <table:table-cell table:formula="of:=[.$B15]/[.E15]" office:value-type="float" office:value="0.925354897831225">
            <text:p>0.9253548978</text:p>
          </table:table-cell>
          <table:table-cell table:formula="of:=[.$B15]/[.F15]" office:value-type="float" office:value="1.36386901094735">
            <text:p>1.3638690109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float" office:value="1">
            <text:p>1</text:p>
          </table:table-cell>
          <table:table-cell table:formula="of:=[.$B16]/[.C16]" office:value-type="float" office:value="1.30316797642436">
            <text:p>1.3031679764</text:p>
          </table:table-cell>
          <table:table-cell table:formula="of:=[.$B16]/[.D16]" office:value-type="float" office:value="1.08857981003959">
            <text:p>1.08857981</text:p>
          </table:table-cell>
          <table:table-cell table:formula="of:=[.$B16]/[.E16]" office:value-type="float" office:value="1.08526259816754">
            <text:p>1.0852625982</text:p>
          </table:table-cell>
          <table:table-cell table:formula="of:=[.$B16]/[.F16]" office:value-type="float" office:value="1.22165434997813">
            <text:p>1.22165435</text:p>
          </table:table-cell>
        </table:table-row>
        <table:table-row table:style-name="ro1" table:number-rows-repeated="24">
          <table:table-cell table:style-name="Default"/>
          <table:table-cell table:number-columns-repeated="5"/>
        </table:table-row>
        <table:table-row table:style-name="ro4">
          <table:table-cell table:style-name="ce9" office:value-type="string">
            <text:p>Speedup, compared to LLVM w/o extensions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string">
            <text:p>IHVM</text:p>
          </table:table-cell>
          <table:table-cell table:style-name="ce1" office:value-type="string">
            <text:p>O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LLVM w. ext</text:p>
          </table:table-cell>
          <table:table-cell office:value-type="string">
            <text:p>GCC w. ext</text:p>
          </table:table-cell>
          <table:table-cell office:value-type="string">
            <text:p>Cortex M4</text:p>
          </table:table-cell>
          <table:table-cell table:number-columns-repeated="2"/>
        </table:table-row>
        <table:table-row table:style-name="ro1">
          <table:table-cell office:value-type="string">
            <text:p>conv2d</text:p>
          </table:table-cell>
          <table:table-cell office:value-type="float" office:value="1">
            <text:p>1</text:p>
          </table:table-cell>
          <table:table-cell table:formula="of:=[.$C4]/[.E4]" office:value-type="float" office:value="1.13558033451597">
            <text:p>1.1355803345</text:p>
          </table:table-cell>
          <table:table-cell table:formula="of:=[.$C4]/[.F4]" office:value-type="float" office:value="0.821749495690446">
            <text:p>0.8217494957</text:p>
          </table:table-cell>
          <table:table-cell table:number-columns-repeated="2"/>
        </table:table-row>
        <table:table-row table:style-name="ro1">
          <table:table-cell office:value-type="string">
            <text:p>fdctfst</text:p>
          </table:table-cell>
          <table:table-cell office:value-type="float" office:value="1">
            <text:p>1</text:p>
          </table:table-cell>
          <table:table-cell table:formula="of:=[.$C5]/[.E5]" office:value-type="float" office:value="0.931762794476036">
            <text:p>0.9317627945</text:p>
          </table:table-cell>
          <table:table-cell table:formula="of:=[.$C5]/[.F5]" office:value-type="float" office:value="0.675103001765745">
            <text:p>0.6751030018</text:p>
          </table:table-cell>
          <table:table-cell table:number-columns-repeated="2"/>
        </table:table-row>
        <table:table-row table:style-name="ro1">
          <table:table-cell office:value-type="string">
            <text:p>ipm</text:p>
          </table:table-cell>
          <table:table-cell office:value-type="float" office:value="1">
            <text:p>1</text:p>
          </table:table-cell>
          <table:table-cell table:formula="of:=[.$C6]/[.E6]" office:value-type="float" office:value="0.921501706484642">
            <text:p>0.9215017065</text:p>
          </table:table-cell>
          <table:table-cell table:formula="of:=[.$C6]/[.F6]" office:value-type="float" office:value="0.870125684821141">
            <text:p>0.8701256848</text:p>
          </table:table-cell>
          <table:table-cell table:number-columns-repeated="2"/>
        </table:table-row>
        <table:table-row table:style-name="ro1">
          <table:table-cell office:value-type="string">
            <text:p>matmul32</text:p>
          </table:table-cell>
          <table:table-cell office:value-type="float" office:value="1">
            <text:p>1</text:p>
          </table:table-cell>
          <table:table-cell table:formula="of:=[.$C7]/[.E7]" office:value-type="float" office:value="1.39693103330952">
            <text:p>1.3969310333</text:p>
          </table:table-cell>
          <table:table-cell table:formula="of:=[.$C7]/[.F7]" office:value-type="float" office:value="0.751985406165749">
            <text:p>0.7519854062</text:p>
          </table:table-cell>
          <table:table-cell table:number-columns-repeated="2"/>
        </table:table-row>
        <table:table-row table:style-name="ro1">
          <table:table-cell office:value-type="string">
            <text:p>matmul32_t</text:p>
          </table:table-cell>
          <table:table-cell office:value-type="float" office:value="1">
            <text:p>1</text:p>
          </table:table-cell>
          <table:table-cell table:formula="of:=[.$C8]/[.E8]" office:value-type="float" office:value="1.15407577648776">
            <text:p>1.1540757765</text:p>
          </table:table-cell>
          <table:table-cell table:formula="of:=[.$C8]/[.F8]" office:value-type="float" office:value="0.70591966002553">
            <text:p>0.70591966</text:p>
          </table:table-cell>
          <table:table-cell table:number-columns-repeated="2"/>
        </table:table-row>
        <table:table-row table:style-name="ro1">
          <table:table-cell office:value-type="string">
            <text:p>matmul16</text:p>
          </table:table-cell>
          <table:table-cell office:value-type="float" office:value="1">
            <text:p>1</text:p>
          </table:table-cell>
          <table:table-cell table:formula="of:=[.$C9]/[.E9]" office:value-type="float" office:value="1.25302682647009">
            <text:p>1.2530268265</text:p>
          </table:table-cell>
          <table:table-cell table:formula="of:=[.$C9]/[.F9]" office:value-type="float" office:value="0.662304652850577">
            <text:p>0.6623046529</text:p>
          </table:table-cell>
          <table:table-cell table:number-columns-repeated="2"/>
        </table:table-row>
        <table:table-row table:style-name="ro1">
          <table:table-cell office:value-type="string">
            <text:p>matmul16_t</text:p>
          </table:table-cell>
          <table:table-cell office:value-type="float" office:value="1">
            <text:p>1</text:p>
          </table:table-cell>
          <table:table-cell table:formula="of:=[.$C10]/[.E10]" office:value-type="float" office:value="1.17225881740237">
            <text:p>1.1722588174</text:p>
          </table:table-cell>
          <table:table-cell table:formula="of:=[.$C10]/[.F10]" office:value-type="float" office:value="0.433361737326055">
            <text:p>0.4333617373</text:p>
          </table:table-cell>
          <table:table-cell table:number-columns-repeated="2"/>
        </table:table-row>
        <table:table-row table:style-name="ro1">
          <table:table-cell office:value-type="string">
            <text:p>matmul8</text:p>
          </table:table-cell>
          <table:table-cell office:value-type="float" office:value="1">
            <text:p>1</text:p>
          </table:table-cell>
          <table:table-cell table:formula="of:=[.$C11]/[.E11]" office:value-type="float" office:value="1.38910354027965">
            <text:p>1.3891035403</text:p>
          </table:table-cell>
          <table:table-cell table:formula="of:=[.$C11]/[.F11]" office:value-type="float" office:value="0.653917020658929">
            <text:p>0.6539170207</text:p>
          </table:table-cell>
          <table:table-cell table:number-columns-repeated="2"/>
        </table:table-row>
        <table:table-row table:style-name="ro1">
          <table:table-cell office:value-type="string">
            <text:p>matmul8_t</text:p>
          </table:table-cell>
          <table:table-cell office:value-type="float" office:value="1">
            <text:p>1</text:p>
          </table:table-cell>
          <table:table-cell table:formula="of:=[.$C12]/[.E12]" office:value-type="float" office:value="0.93882324425862">
            <text:p>0.9388232443</text:p>
          </table:table-cell>
          <table:table-cell table:formula="of:=[.$C12]/[.F12]" office:value-type="float" office:value="0.276445713266125">
            <text:p>0.2764457133</text:p>
          </table:table-cell>
          <table:table-cell table:number-columns-repeated="2"/>
        </table:table-row>
        <table:table-row table:style-name="ro1">
          <table:table-cell office:value-type="string">
            <text:p>fir</text:p>
          </table:table-cell>
          <table:table-cell office:value-type="float" office:value="1">
            <text:p>1</text:p>
          </table:table-cell>
          <table:table-cell table:formula="of:=[.$C13]/[.E13]" office:value-type="float" office:value="0.951358836766488">
            <text:p>0.9513588368</text:p>
          </table:table-cell>
          <table:table-cell table:formula="of:=[.$C13]/[.F13]" office:value-type="float" office:value="0.574835268277377">
            <text:p>0.5748352683</text:p>
          </table:table-cell>
          <table:table-cell table:number-columns-repeated="2"/>
        </table:table-row>
        <table:table-row table:style-name="ro1">
          <table:table-cell office:value-type="string">
            <text:p>fft</text:p>
          </table:table-cell>
          <table:table-cell office:value-type="float" office:value="1">
            <text:p>1</text:p>
          </table:table-cell>
          <table:table-cell table:formula="of:=[.$C14]/[.E14]" office:value-type="float" office:value="0">
            <text:p>#VALUE!</text:p>
          </table:table-cell>
          <table:table-cell table:formula="of:=[.$C14]/[.F14]" office:value-type="float" office:value="0.737612146307798">
            <text:p>0.7376121463</text:p>
          </table:table-cell>
          <table:table-cell table:number-columns-repeated="2"/>
        </table:table-row>
        <table:table-row table:style-name="ro1">
          <table:table-cell office:value-type="string">
            <text:p>aes_cbc</text:p>
          </table:table-cell>
          <table:table-cell office:value-type="float" office:value="1">
            <text:p>1</text:p>
          </table:table-cell>
          <table:table-cell table:formula="of:=[.$C15]/[.E15]" office:value-type="float" office:value="0.82357196829633">
            <text:p>0.8235719683</text:p>
          </table:table-cell>
          <table:table-cell table:formula="of:=[.$C15]/[.F15]" office:value-type="float" office:value="1.21385242405573">
            <text:p>1.2138524241</text:p>
          </table:table-cell>
          <table:table-cell table:number-columns-repeated="2"/>
        </table:table-row>
        <table:table-row table:style-name="ro1">
          <table:table-cell office:value-type="string">
            <text:p>sha</text:p>
          </table:table-cell>
          <table:table-cell office:value-type="float" office:value="1">
            <text:p>1</text:p>
          </table:table-cell>
          <table:table-cell table:formula="of:=[.$C16]/[.E16]" office:value-type="float" office:value="0.832787958115183">
            <text:p>0.8327879581</text:p>
          </table:table-cell>
          <table:table-cell table:formula="of:=[.$C16]/[.F16]" office:value-type="float" office:value="0.937449639708083">
            <text:p>0.9374496397</text:p>
          </table:table-cell>
          <table:table-cell table:number-columns-repeated="2"/>
        </table:table-row>
      </table:table>
      <table:table table:name="efficiency" table:style-name="ta1">
        <table:shapes>
          <draw:frame draw:z-index="0" draw:style-name="gr1" svg:width="6.2543in" svg:height="2.7614in" svg:x="2.6339in" svg:y="3.2323in">
            <draw:object draw:notify-on-update-of-ranges="efficiency.A9:efficiency.A13 efficiency.O4:efficiency.O5 efficiency.O9:efficiency.O13 efficiency.P4:efficiency.P5 efficiency.P9:efficiency.P13 efficiency.Q4:efficiency.Q5 efficiency.Q9:efficiency.Q13 efficiency.R4:efficiency.R5 efficiency.R9:efficiency.R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2988in" svg:height="3.5429in" svg:x="0.5965in" svg:y="8.3819in">
            <draw:object draw:notify-on-update-of-ranges="efficiency.A39:efficiency.A39 efficiency.A40:efficiency.A44 efficiency.O39:efficiency.O39 efficiency.O40:efficiency.O44 efficiency.P39:efficiency.P39 efficiency.P40:efficiency.P44 efficiency.Q39:efficiency.Q39 efficiency.Q40:efficiency.Q4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column table:style-name="co15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>
            <text:p>Core efficiency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benchmark</text:p>
          </table:table-cell>
          <table:table-cell/>
          <table:table-cell table:style-name="ce10" office:value-type="string" table:number-columns-spanned="3" table:number-rows-spanned="1">
            <text:p>execution time [cycles]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power [mW]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Energy [mJ=mWs] @ 50MHz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Normalized Energy consumption</text:p>
          </table:table-cell>
          <table:covered-table-cell table:style-name="ce12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 office:value-type="string">
            <text:p>Cortex M4 -O2</text:p>
          </table:table-cell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 office:value-type="string">
            <text:p>Cortex M4 -O2</text:p>
          </table:table-cell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/>
          <table:table-cell office:value-type="string">
            <text:p>OR Initial</text:p>
          </table:table-cell>
          <table:table-cell office:value-type="string">
            <text:p>+IHM</text:p>
          </table:table-cell>
          <table:table-cell office:value-type="string">
            <text:p>+IHVM</text:p>
          </table:table-cell>
          <table:table-cell office:value-type="string">
            <text:p>Cortex M4 -O2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conv2d</text:p>
          </table:table-cell>
          <table:table-cell/>
          <table:table-cell office:value-type="float" office:value="5211">
            <text:p>5211</text:p>
          </table:table-cell>
          <table:table-cell office:value-type="float" office:value="4581">
            <text:p>4581</text:p>
          </table:table-cell>
          <table:table-cell office:value-type="float" office:value="3696">
            <text:p>3696</text:p>
          </table:table-cell>
          <table:table-cell office:value-type="float" office:value="5453">
            <text:p>5453</text:p>
          </table:table-cell>
          <table:table-cell table:number-columns-repeated="3"/>
          <table:table-cell/>
          <table:table-cell table:formula="of:=[.C6]/[.$M$30]*[.G6]" office:value-type="float" office:value="0">
            <text:p>0</text:p>
          </table:table-cell>
          <table:table-cell table:formula="of:=[.D6]/[.$M$30]*[.H6]" office:value-type="float" office:value="0">
            <text:p>0</text:p>
          </table:table-cell>
          <table:table-cell table:formula="of:=[.E6]/[.$M$30]*[.I6]" office:value-type="float" office:value="0">
            <text:p>0</text:p>
          </table:table-cell>
          <table:table-cell/>
          <table:table-cell table:formula="of:=[.K6]/[.$K6]" office:value-type="float" office:value="0">
            <text:p>#DIV/0!</text:p>
          </table:table-cell>
          <table:table-cell table:formula="of:=[.L6]/[.$K6]" office:value-type="float" office:value="0">
            <text:p>#DIV/0!</text:p>
          </table:table-cell>
          <table:table-cell table:formula="of:=[.M6]/[.$K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dctfst</text:p>
          </table:table-cell>
          <table:table-cell/>
          <table:table-cell office:value-type="float" office:value="1126">
            <text:p>1126</text:p>
          </table:table-cell>
          <table:table-cell office:value-type="float" office:value="1077">
            <text:p>1077</text:p>
          </table:table-cell>
          <table:table-cell office:value-type="float" office:value="1081">
            <text:p>1081</text:p>
          </table:table-cell>
          <table:table-cell office:value-type="float" office:value="1699">
            <text:p>1699</text:p>
          </table:table-cell>
          <table:table-cell table:number-columns-repeated="3"/>
          <table:table-cell/>
          <table:table-cell table:formula="of:=[.C7]/[.$M$30]*[.G7]" office:value-type="float" office:value="0">
            <text:p>0</text:p>
          </table:table-cell>
          <table:table-cell table:formula="of:=[.D7]/[.$M$30]*[.H7]" office:value-type="float" office:value="0">
            <text:p>0</text:p>
          </table:table-cell>
          <table:table-cell table:formula="of:=[.E7]/[.$M$30]*[.I7]" office:value-type="float" office:value="0">
            <text:p>0</text:p>
          </table:table-cell>
          <table:table-cell/>
          <table:table-cell table:formula="of:=[.K7]/[.$K7]" office:value-type="float" office:value="0">
            <text:p>#DIV/0!</text:p>
          </table:table-cell>
          <table:table-cell table:formula="of:=[.L7]/[.$K7]" office:value-type="float" office:value="0">
            <text:p>#DIV/0!</text:p>
          </table:table-cell>
          <table:table-cell table:formula="of:=[.M7]/[.$K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pm</text:p>
          </table:table-cell>
          <table:table-cell/>
          <table:table-cell office:value-type="float" office:value="2552">
            <text:p>2552</text:p>
          </table:table-cell>
          <table:table-cell table:number-columns-repeated="2" office:value-type="float" office:value="2407">
            <text:p>2407</text:p>
          </table:table-cell>
          <table:table-cell office:value-type="float" office:value="5035">
            <text:p>5035</text:p>
          </table:table-cell>
          <table:table-cell table:number-columns-repeated="3"/>
          <table:table-cell/>
          <table:table-cell table:formula="of:=[.C8]/[.$M$30]*[.G8]" office:value-type="float" office:value="0">
            <text:p>0</text:p>
          </table:table-cell>
          <table:table-cell table:formula="of:=[.D8]/[.$M$30]*[.H8]" office:value-type="float" office:value="0">
            <text:p>0</text:p>
          </table:table-cell>
          <table:table-cell table:formula="of:=[.E8]/[.$M$30]*[.I8]" office:value-type="float" office:value="0">
            <text:p>0</text:p>
          </table:table-cell>
          <table:table-cell/>
          <table:table-cell table:formula="of:=[.K8]/[.$K8]" office:value-type="float" office:value="0">
            <text:p>#DIV/0!</text:p>
          </table:table-cell>
          <table:table-cell table:formula="of:=[.L8]/[.$K8]" office:value-type="float" office:value="0">
            <text:p>#DIV/0!</text:p>
          </table:table-cell>
          <table:table-cell table:formula="of:=[.M8]/[.$K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tMul8</text:p>
          </table:table-cell>
          <table:table-cell/>
          <table:table-cell office:value-type="float" office:value="315216">
            <text:p>315216</text:p>
          </table:table-cell>
          <table:table-cell office:value-type="float" office:value="178924">
            <text:p>178924</text:p>
          </table:table-cell>
          <table:table-cell office:value-type="float" office:value="62209">
            <text:p>62209</text:p>
          </table:table-cell>
          <table:table-cell office:value-type="float" office:value="280222">
            <text:p>280222</text:p>
          </table:table-cell>
          <table:table-cell office:value-type="float" office:value="1.19">
            <text:p>1.19</text:p>
          </table:table-cell>
          <table:table-cell office:value-type="float" office:value="1.07">
            <text:p>1.07</text:p>
          </table:table-cell>
          <table:table-cell office:value-type="float" office:value="1.98">
            <text:p>1.98</text:p>
          </table:table-cell>
          <table:table-cell table:formula="of:=50*[.$N$26]" office:value-type="float" office:value="0.834567901234568">
            <text:p>0.8345679012</text:p>
          </table:table-cell>
          <table:table-cell table:formula="of:=[.C9]/[.$M$30]*[.G9]" office:value-type="float" office:value="0.0075021408">
            <text:p>0.0075021408</text:p>
          </table:table-cell>
          <table:table-cell table:formula="of:=[.D9]/[.$M$30]*[.H9]" office:value-type="float" office:value="0.0038289736">
            <text:p>0.0038289736</text:p>
          </table:table-cell>
          <table:table-cell table:formula="of:=[.E9]/[.$M$30]*[.I9]" office:value-type="float" office:value="0.0024634764">
            <text:p>0.0024634764</text:p>
          </table:table-cell>
          <table:table-cell table:formula="of:=[.F9]/[.$M$30]*[.J9]" office:value-type="float" office:value="0.00467728572839506">
            <text:p>0.0046772857</text:p>
          </table:table-cell>
          <table:table-cell table:formula="of:=[.K9]/[.$K9]" office:value-type="float" office:value="1">
            <text:p>1</text:p>
          </table:table-cell>
          <table:table-cell table:formula="of:=[.L9]/[.$K9]" office:value-type="float" office:value="0.51038412928747">
            <text:p>0.5103841293</text:p>
          </table:table-cell>
          <table:table-cell table:formula="of:=[.M9]/[.$K9]" office:value-type="float" office:value="0.328369790127106">
            <text:p>0.3283697901</text:p>
          </table:table-cell>
          <table:table-cell table:formula="of:=[.N9]/[.$K9]" office:value-type="float" office:value="0.623460136657934">
            <text:p>0.6234601367</text:p>
          </table:table-cell>
          <table:table-cell table:formula="of:=[.M9]/[.$N9]" office:value-type="float" office:value="0.526689311504881">
            <text:p>0.5266893115</text:p>
          </table:table-cell>
        </table:table-row>
        <table:table-row table:style-name="ro1">
          <table:table-cell table:style-name="ce2" office:value-type="string">
            <text:p>matMul16</text:p>
          </table:table-cell>
          <table:table-cell/>
          <table:table-cell office:value-type="float" office:value="316260">
            <text:p>316260</text:p>
          </table:table-cell>
          <table:table-cell office:value-type="float" office:value="179038">
            <text:p>179038</text:p>
          </table:table-cell>
          <table:table-cell office:value-type="float" office:value="90006">
            <text:p>90006</text:p>
          </table:table-cell>
          <table:table-cell office:value-type="float" office:value="280474">
            <text:p>280474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 office:value-type="float" office:value="2.09">
            <text:p>2.09</text:p>
          </table:table-cell>
          <table:table-cell table:formula="of:=50*[.$N$26]" office:value-type="float" office:value="0.834567901234568">
            <text:p>0.8345679012</text:p>
          </table:table-cell>
          <table:table-cell table:formula="of:=[.C10]/[.$M$30]*[.G10]" office:value-type="float" office:value="0.007843248">
            <text:p>0.007843248</text:p>
          </table:table-cell>
          <table:table-cell table:formula="of:=[.D10]/[.$M$30]*[.H10]" office:value-type="float" office:value="0.004117874">
            <text:p>0.004117874</text:p>
          </table:table-cell>
          <table:table-cell table:formula="of:=[.E10]/[.$M$30]*[.I10]" office:value-type="float" office:value="0.0037622508">
            <text:p>0.0037622508</text:p>
          </table:table-cell>
          <table:table-cell table:formula="of:=[.F10]/[.$M$30]*[.J10]" office:value-type="float" office:value="0.00468149195061729">
            <text:p>0.004681492</text:p>
          </table:table-cell>
          <table:table-cell table:formula="of:=[.K10]/[.$K10]" office:value-type="float" office:value="1">
            <text:p>1</text:p>
          </table:table-cell>
          <table:table-cell table:formula="of:=[.L10]/[.$K10]" office:value-type="float" office:value="0.525021521696114">
            <text:p>0.5250215217</text:p>
          </table:table-cell>
          <table:table-cell table:formula="of:=[.M10]/[.$K10]" office:value-type="float" office:value="0.479680203915521">
            <text:p>0.4796802039</text:p>
          </table:table-cell>
          <table:table-cell table:formula="of:=[.N10]/[.$K10]" office:value-type="float" office:value="0.596881795732748">
            <text:p>0.5968817957</text:p>
          </table:table-cell>
          <table:table-cell table:formula="of:=[.M10]/[.$N10]" office:value-type="float" office:value="0.803643547759155">
            <text:p>0.8036435478</text:p>
          </table:table-cell>
        </table:table-row>
        <table:table-row table:style-name="ro1">
          <table:table-cell table:style-name="ce2" office:value-type="string">
            <text:p>matMul32</text:p>
          </table:table-cell>
          <table:table-cell/>
          <table:table-cell office:value-type="float" office:value="308781">
            <text:p>308781</text:p>
          </table:table-cell>
          <table:table-cell office:value-type="float" office:value="175691">
            <text:p>175691</text:p>
          </table:table-cell>
          <table:table-cell office:value-type="float" office:value="142923">
            <text:p>142923</text:p>
          </table:table-cell>
          <table:table-cell office:value-type="float" office:value="247548">
            <text:p>247548</text:p>
          </table:table-cell>
          <table:table-cell office:value-type="float" office:value="1.45">
            <text:p>1.45</text:p>
          </table:table-cell>
          <table:table-cell office:value-type="float" office:value="1.66">
            <text:p>1.66</text:p>
          </table:table-cell>
          <table:table-cell office:value-type="float" office:value="1.71">
            <text:p>1.71</text:p>
          </table:table-cell>
          <table:table-cell table:formula="of:=50*[.$N$26]" office:value-type="float" office:value="0.834567901234568">
            <text:p>0.8345679012</text:p>
          </table:table-cell>
          <table:table-cell table:formula="of:=[.C11]/[.$M$30]*[.G11]" office:value-type="float" office:value="0.008954649">
            <text:p>0.008954649</text:p>
          </table:table-cell>
          <table:table-cell table:formula="of:=[.D11]/[.$M$30]*[.H11]" office:value-type="float" office:value="0.0058329412">
            <text:p>0.0058329412</text:p>
          </table:table-cell>
          <table:table-cell table:formula="of:=[.E11]/[.$M$30]*[.I11]" office:value-type="float" office:value="0.0048879666">
            <text:p>0.0048879666</text:p>
          </table:table-cell>
          <table:table-cell table:formula="of:=[.F11]/[.$M$30]*[.J11]" office:value-type="float" office:value="0.0041319122962963">
            <text:p>0.0041319123</text:p>
          </table:table-cell>
          <table:table-cell table:formula="of:=[.K11]/[.$K11]" office:value-type="float" office:value="1">
            <text:p>1</text:p>
          </table:table-cell>
          <table:table-cell table:formula="of:=[.L11]/[.$K11]" office:value-type="float" office:value="0.651386916449768">
            <text:p>0.6513869164</text:p>
          </table:table-cell>
          <table:table-cell table:formula="of:=[.M11]/[.$K11]" office:value-type="float" office:value="0.54585797835292">
            <text:p>0.5458579784</text:p>
          </table:table-cell>
          <table:table-cell table:formula="of:=[.N11]/[.$K11]" office:value-type="float" office:value="0.461426494360225">
            <text:p>0.4614264944</text:p>
          </table:table-cell>
          <table:table-cell table:formula="of:=[.M11]/[.$N11]" office:value-type="float" office:value="1.18297927194181">
            <text:p>1.1829792719</text:p>
          </table:table-cell>
        </table:table-row>
        <table:table-row table:style-name="ro1">
          <table:table-cell table:style-name="ce1" office:value-type="string">
            <text:p>fir</text:p>
          </table:table-cell>
          <table:table-cell/>
          <table:table-cell office:value-type="float" office:value="19437">
            <text:p>19437</text:p>
          </table:table-cell>
          <table:table-cell office:value-type="float" office:value="11463">
            <text:p>11463</text:p>
          </table:table-cell>
          <table:table-cell office:value-type="float" office:value="9468">
            <text:p>9468</text:p>
          </table:table-cell>
          <table:table-cell office:value-type="float" office:value="19123">
            <text:p>19123</text:p>
          </table:table-cell>
          <table:table-cell office:value-type="float" office:value="1.38">
            <text:p>1.38</text:p>
          </table:table-cell>
          <table:table-cell office:value-type="float" office:value="1.35">
            <text:p>1.35</text:p>
          </table:table-cell>
          <table:table-cell office:value-type="float" office:value="1.27">
            <text:p>1.27</text:p>
          </table:table-cell>
          <table:table-cell table:formula="of:=50*[.$N$26]" office:value-type="float" office:value="0.834567901234568">
            <text:p>0.8345679012</text:p>
          </table:table-cell>
          <table:table-cell table:formula="of:=[.C12]/[.$M$30]*[.G12]" office:value-type="float" office:value="0.0005364612">
            <text:p>0.0005364612</text:p>
          </table:table-cell>
          <table:table-cell table:formula="of:=[.D12]/[.$M$30]*[.H12]" office:value-type="float" office:value="0.000309501">
            <text:p>0.000309501</text:p>
          </table:table-cell>
          <table:table-cell table:formula="of:=[.E12]/[.$M$30]*[.I12]" office:value-type="float" office:value="0.0002404872">
            <text:p>0.0002404872</text:p>
          </table:table-cell>
          <table:table-cell table:formula="of:=[.F12]/[.$M$30]*[.J12]" office:value-type="float" office:value="0.000319188839506173">
            <text:p>0.0003191888</text:p>
          </table:table-cell>
          <table:table-cell table:formula="of:=[.K12]/[.$K12]" office:value-type="float" office:value="1">
            <text:p>1</text:p>
          </table:table-cell>
          <table:table-cell table:formula="of:=[.L12]/[.$K12]" office:value-type="float" office:value="0.57693081997356">
            <text:p>0.57693082</text:p>
          </table:table-cell>
          <table:table-cell table:formula="of:=[.M12]/[.$K12]" office:value-type="float" office:value="0.448284423924787">
            <text:p>0.4482844239</text:p>
          </table:table-cell>
          <table:table-cell table:formula="of:=[.N12]/[.$K12]" office:value-type="float" office:value="0.594989608766063">
            <text:p>0.5949896088</text:p>
          </table:table-cell>
          <table:table-cell table:formula="of:=[.M12]/[.$N12]" office:value-type="float" office:value="0.753432358011218">
            <text:p>0.753432358</text:p>
          </table:table-cell>
        </table:table-row>
        <table:table-row table:style-name="ro1">
          <table:table-cell table:style-name="ce1" office:value-type="string">
            <text:p>fft</text:p>
          </table:table-cell>
          <table:table-cell/>
          <table:table-cell office:value-type="float" office:value="43068">
            <text:p>43068</text:p>
          </table:table-cell>
          <table:table-cell office:value-type="float" office:value="42093">
            <text:p>42093</text:p>
          </table:table-cell>
          <table:table-cell office:value-type="float" office:value="41193">
            <text:p>41193</text:p>
          </table:table-cell>
          <table:table-cell office:value-type="float" office:value="57960">
            <text:p>57960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1.39">
            <text:p>1.39</text:p>
          </table:table-cell>
          <table:table-cell table:formula="of:=50*[.$N$26]" office:value-type="float" office:value="0.834567901234568">
            <text:p>0.8345679012</text:p>
          </table:table-cell>
          <table:table-cell table:formula="of:=[.C13]/[.$M$30]*[.G13]" office:value-type="float" office:value="0.001248972">
            <text:p>0.001248972</text:p>
          </table:table-cell>
          <table:table-cell table:formula="of:=[.D13]/[.$M$30]*[.H13]" office:value-type="float" office:value="0.0011701854">
            <text:p>0.0011701854</text:p>
          </table:table-cell>
          <table:table-cell table:formula="of:=[.E13]/[.$M$30]*[.I13]" office:value-type="float" office:value="0.0011451654">
            <text:p>0.0011451654</text:p>
          </table:table-cell>
          <table:table-cell table:formula="of:=[.F13]/[.$M$30]*[.J13]" office:value-type="float" office:value="0.000967431111111111">
            <text:p>0.0009674311</text:p>
          </table:table-cell>
          <table:table-cell table:formula="of:=[.K13]/[.$K13]" office:value-type="float" office:value="1">
            <text:p>1</text:p>
          </table:table-cell>
          <table:table-cell table:formula="of:=[.L13]/[.$K13]" office:value-type="float" office:value="0.936918842055707">
            <text:p>0.9369188421</text:p>
          </table:table-cell>
          <table:table-cell table:formula="of:=[.M13]/[.$K13]" office:value-type="float" office:value="0.916886367348507">
            <text:p>0.9168863673</text:p>
          </table:table-cell>
          <table:table-cell table:formula="of:=[.N13]/[.$K13]" office:value-type="float" office:value="0.7745819050476">
            <text:p>0.774581905</text:p>
          </table:table-cell>
          <table:table-cell table:formula="of:=[.M13]/[.$N13]" office:value-type="float" office:value="1.183717772612">
            <text:p>1.1837177726</text:p>
          </table:table-cell>
        </table:table-row>
        <table:table-row table:style-name="ro1">
          <table:table-cell table:style-name="ce1" office:value-type="string">
            <text:p>aes_cbc</text:p>
          </table:table-cell>
          <table:table-cell/>
          <table:table-cell office:value-type="float" office:value="56801">
            <text:p>56801</text:p>
          </table:table-cell>
          <table:table-cell office:value-type="float" office:value="51960">
            <text:p>51960</text:p>
          </table:table-cell>
          <table:table-cell office:value-type="float" office:value="50361">
            <text:p>50361</text:p>
          </table:table-cell>
          <table:table-cell office:value-type="float" office:value="43141">
            <text:p>43141</text:p>
          </table:table-cell>
          <table:table-cell table:number-columns-repeated="4"/>
          <table:table-cell table:formula="of:=[.C14]/[.$M$30]*[.G9]" office:value-type="float" office:value="0.0013518638">
            <text:p>0.0013518638</text:p>
          </table:table-cell>
          <table:table-cell table:formula="of:=[.D14]/[.$M$30]*[.H9]" office:value-type="float" office:value="0.001111944">
            <text:p>0.001111944</text:p>
          </table:table-cell>
          <table:table-cell table:formula="of:=[.E14]/[.$M$30]*[.I9]" office:value-type="float" office:value="0.0019942956">
            <text:p>0.0019942956</text:p>
          </table:table-cell>
          <table:table-cell/>
          <table:table-cell table:formula="of:=[.K14]/[.$K14]" office:value-type="float" office:value="1">
            <text:p>1</text:p>
          </table:table-cell>
          <table:table-cell table:formula="of:=[.L14]/[.$K14]" office:value-type="float" office:value="0.822526648024749">
            <text:p>0.822526648</text:p>
          </table:table-cell>
          <table:table-cell table:formula="of:=[.M14]/[.$K14]" office:value-type="float" office:value="1.47521932313004">
            <text:p>1.47521932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ha</text:p>
          </table:table-cell>
          <table:table-cell/>
          <table:table-cell office:value-type="float" office:value="50191">
            <text:p>50191</text:p>
          </table:table-cell>
          <table:table-cell office:value-type="float" office:value="40853">
            <text:p>40853</text:p>
          </table:table-cell>
          <table:table-cell office:value-type="float" office:value="37414">
            <text:p>37414</text:p>
          </table:table-cell>
          <table:table-cell office:value-type="float" office:value="54678">
            <text:p>54678</text:p>
          </table:table-cell>
          <table:table-cell table:number-columns-repeated="4"/>
          <table:table-cell table:formula="of:=[.C15]/[.$M$30]*[.G10]" office:value-type="float" office:value="0.0012447368">
            <text:p>0.0012447368</text:p>
          </table:table-cell>
          <table:table-cell table:formula="of:=[.D15]/[.$M$30]*[.H10]" office:value-type="float" office:value="0.000939619">
            <text:p>0.000939619</text:p>
          </table:table-cell>
          <table:table-cell table:formula="of:=[.E15]/[.$M$30]*[.I10]" office:value-type="float" office:value="0.0015639052">
            <text:p>0.0015639052</text:p>
          </table:table-cell>
          <table:table-cell/>
          <table:table-cell table:formula="of:=[.K15]/[.$K15]" office:value-type="float" office:value="1">
            <text:p>1</text:p>
          </table:table-cell>
          <table:table-cell table:formula="of:=[.L15]/[.$K15]" office:value-type="float" office:value="0.754873640756825">
            <text:p>0.7548736408</text:p>
          </table:table-cell>
          <table:table-cell table:formula="of:=[.M15]/[.$K15]" office:value-type="float" office:value="1.25641436808167">
            <text:p>1.256414368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style-name="ce2"/>
          <table:table-cell table:number-columns-repeated="18"/>
        </table:table-row>
        <table:table-row table:style-name="ro1">
          <table:table-cell table:number-columns-repeated="13"/>
          <table:table-cell table:style-name="ce1" office:value-type="string">
            <text:p>vs initial</text:p>
          </table:table-cell>
          <table:table-cell table:style-name="ce1" office:value-type="string">
            <text:p>vs m4 -O2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>
            <text:p>avg. energy savings [%]</text:p>
          </table:table-cell>
          <table:table-cell/>
          <table:table-cell table:formula="of:=(1-SUM([.Q9:.Q10])/2)*100" office:value-type="float" office:value="59.5975002978687">
            <text:p>59.5975002979</text:p>
          </table:table-cell>
          <table:table-cell table:formula="of:=(1-SUM([.S9:.S10])/2)*100" office:value-type="float" office:value="33.4833570367982">
            <text:p>33.483357036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(1-SUM([.P9:.P10];[.Q11:.Q13])/5)*100" office:value-type="float" office:value="41.071311587804">
            <text:p>41.0713115878</text:p>
          </table:table-cell>
          <table:table-cell table:formula="of:=(1-SUM([.S11:.S13])/3)*100" office:value-type="float" office:value="-4.00431341883432">
            <text:p>-4.004313418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(1-SUM([.Q9:.Q13])/5)*100" office:value-type="float" office:value="45.6184247266232">
            <text:p>45.6184247266</text:p>
          </table:table-cell>
          <table:table-cell table:formula="of:=(1-SUM([.S9:.S13])/5)*100" office:value-type="float" office:value="10.9907547634187">
            <text:p>10.9907547634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table:style-name="ce1" office:value-type="string">
            <text:p>Cortex M4 energy efficiency:</text:p>
          </table:table-cell>
          <table:table-cell table:style-name="ce1"/>
          <table:table-cell table:style-name="ce1" office:value-type="string">
            <text:p>[uW/MHz]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(scaled from 90 nm)</text:p>
          </table:table-cell>
          <table:table-cell/>
          <table:table-cell table:formula="of:=0.032/(90/65)^2" office:value-type="float" office:value="0.0166913580246914">
            <text:p>0.016691358</text:p>
          </table:table-cell>
          <table:table-cell/>
          <table:table-cell office:value-type="string">
            <text:p>(better for arm)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>
            <text:p>(scaled from 40 nm)</text:p>
          </table:table-cell>
          <table:table-cell/>
          <table:table-cell table:formula="of:=0.012/(40/65)^2" office:value-type="float" office:value="0.0316875">
            <text:p>0.0316875</text:p>
          </table:table-cell>
          <table:table-cell/>
          <table:table-cell office:value-type="string">
            <text:p>(better for us)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table:style-name="ce1" office:value-type="string">
            <text:p>frequency [Hz]</text:p>
          </table:table-cell>
          <table:table-cell table:formula="of:=50*10^6" office:value-type="float" office:value="50000000">
            <text:p>50000000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style-name="ce1" office:value-type="string">
            <text:p>Vdd</text:p>
          </table:table-cell>
          <table:table-cell office:value-type="string">
            <text:p>1.2V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>
            <text:p>Cluster efficiency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style-name="ce1" office:value-type="string">
            <text:p>benchmark</text:p>
          </table:table-cell>
          <table:table-cell/>
          <table:table-cell table:style-name="ce10" office:value-type="string" table:number-columns-spanned="3" table:number-rows-spanned="1">
            <text:p>execution time [cycles]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power [mW]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Energy [mJ=mWs] @ 50MHz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Normalized Energy consump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/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/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/>
          <table:table-cell office:value-type="string">
            <text:p>NOTHING</text:p>
          </table:table-cell>
          <table:table-cell office:value-type="string">
            <text:p>IH</text:p>
          </table:table-cell>
          <table:table-cell office:value-type="string">
            <text:p>IHVM</text:p>
          </table:table-cell>
          <table:table-cell/>
          <table:table-cell table:style-name="ce1" office:value-type="string">
            <text:p>OR Initial</text:p>
          </table:table-cell>
          <table:table-cell table:style-name="ce1" office:value-type="string">
            <text:p>+IHM</text:p>
          </table:table-cell>
          <table:table-cell table:style-name="ce1" office:value-type="string">
            <text:p>+IHV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tMul8</text:p>
          </table:table-cell>
          <table:table-cell/>
          <table:table-cell office:value-type="float" office:value="315216">
            <text:p>315216</text:p>
          </table:table-cell>
          <table:table-cell office:value-type="float" office:value="178924">
            <text:p>178924</text:p>
          </table:table-cell>
          <table:table-cell office:value-type="float" office:value="62209">
            <text:p>62209</text:p>
          </table:table-cell>
          <table:table-cell/>
          <table:table-cell office:value-type="float" office:value="11.02">
            <text:p>11.02</text:p>
          </table:table-cell>
          <table:table-cell office:value-type="float" office:value="10.52">
            <text:p>10.52</text:p>
          </table:table-cell>
          <table:table-cell office:value-type="float" office:value="14.96">
            <text:p>14.96</text:p>
          </table:table-cell>
          <table:table-cell/>
          <table:table-cell table:formula="of:=[.C40]/[.$M$30]*[.G40]" office:value-type="float" office:value="0.0694736064">
            <text:p>0.0694736064</text:p>
          </table:table-cell>
          <table:table-cell table:formula="of:=[.D40]/[.$M$30]*[.H40]" office:value-type="float" office:value="0.0376456096">
            <text:p>0.0376456096</text:p>
          </table:table-cell>
          <table:table-cell table:formula="of:=[.E40]/[.$M$30]*[.I40]" office:value-type="float" office:value="0.0186129328">
            <text:p>0.0186129328</text:p>
          </table:table-cell>
          <table:table-cell/>
          <table:table-cell table:formula="of:=[.K40]/[.$K40]" office:value-type="float" office:value="1">
            <text:p>1</text:p>
          </table:table-cell>
          <table:table-cell table:formula="of:=[.L40]/[.$K40]" office:value-type="float" office:value="0.541869229923841">
            <text:p>0.5418692299</text:p>
          </table:table-cell>
          <table:table-cell table:formula="of:=[.M40]/[.$K40]" office:value-type="float" office:value="0.267913726730041">
            <text:p>0.267913726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tMul16</text:p>
          </table:table-cell>
          <table:table-cell/>
          <table:table-cell office:value-type="float" office:value="316260">
            <text:p>316260</text:p>
          </table:table-cell>
          <table:table-cell office:value-type="float" office:value="179038">
            <text:p>179038</text:p>
          </table:table-cell>
          <table:table-cell office:value-type="float" office:value="90006">
            <text:p>90006</text:p>
          </table:table-cell>
          <table:table-cell/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5.83">
            <text:p>15.83</text:p>
          </table:table-cell>
          <table:table-cell/>
          <table:table-cell table:formula="of:=[.C41]/[.$M$30]*[.G41]" office:value-type="float" office:value="0.0695772">
            <text:p>0.0695772</text:p>
          </table:table-cell>
          <table:table-cell table:formula="of:=[.D41]/[.$M$30]*[.H41]" office:value-type="float" office:value="0.038672208">
            <text:p>0.038672208</text:p>
          </table:table-cell>
          <table:table-cell table:formula="of:=[.E41]/[.$M$30]*[.I41]" office:value-type="float" office:value="0.0284958996">
            <text:p>0.0284958996</text:p>
          </table:table-cell>
          <table:table-cell/>
          <table:table-cell table:formula="of:=[.K41]/[.$K41]" office:value-type="float" office:value="1">
            <text:p>1</text:p>
          </table:table-cell>
          <table:table-cell table:formula="of:=[.L41]/[.$K41]" office:value-type="float" office:value="0.555817250478605">
            <text:p>0.5558172505</text:p>
          </table:table-cell>
          <table:table-cell table:formula="of:=[.M41]/[.$K41]" office:value-type="float" office:value="0.409558010382712">
            <text:p>0.409558010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tMul32</text:p>
          </table:table-cell>
          <table:table-cell/>
          <table:table-cell office:value-type="float" office:value="308781">
            <text:p>308781</text:p>
          </table:table-cell>
          <table:table-cell office:value-type="float" office:value="175691">
            <text:p>175691</text:p>
          </table:table-cell>
          <table:table-cell office:value-type="float" office:value="142923">
            <text:p>142923</text:p>
          </table:table-cell>
          <table:table-cell/>
          <table:table-cell office:value-type="float" office:value="12.17">
            <text:p>12.17</text:p>
          </table:table-cell>
          <table:table-cell office:value-type="float" office:value="13.48">
            <text:p>13.48</text:p>
          </table:table-cell>
          <table:table-cell office:value-type="float" office:value="14.06">
            <text:p>14.06</text:p>
          </table:table-cell>
          <table:table-cell/>
          <table:table-cell table:formula="of:=[.C42]/[.$M$30]*[.G42]" office:value-type="float" office:value="0.0751572954">
            <text:p>0.0751572954</text:p>
          </table:table-cell>
          <table:table-cell table:formula="of:=[.D42]/[.$M$30]*[.H42]" office:value-type="float" office:value="0.0473662936">
            <text:p>0.0473662936</text:p>
          </table:table-cell>
          <table:table-cell table:formula="of:=[.E42]/[.$M$30]*[.I42]" office:value-type="float" office:value="0.0401899476">
            <text:p>0.0401899476</text:p>
          </table:table-cell>
          <table:table-cell/>
          <table:table-cell table:formula="of:=[.K42]/[.$K42]" office:value-type="float" office:value="1">
            <text:p>1</text:p>
          </table:table-cell>
          <table:table-cell table:formula="of:=[.L42]/[.$K42]" office:value-type="float" office:value="0.630228820075396">
            <text:p>0.6302288201</text:p>
          </table:table-cell>
          <table:table-cell table:formula="of:=[.M42]/[.$K42]" office:value-type="float" office:value="0.534744463409736">
            <text:p>0.53474446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ir</text:p>
          </table:table-cell>
          <table:table-cell/>
          <table:table-cell office:value-type="float" office:value="19437">
            <text:p>19437</text:p>
          </table:table-cell>
          <table:table-cell office:value-type="float" office:value="11463">
            <text:p>11463</text:p>
          </table:table-cell>
          <table:table-cell office:value-type="float" office:value="9468">
            <text:p>9468</text:p>
          </table:table-cell>
          <table:table-cell/>
          <table:table-cell office:value-type="float" office:value="10.13">
            <text:p>10.13</text:p>
          </table:table-cell>
          <table:table-cell office:value-type="float" office:value="10.23">
            <text:p>10.23</text:p>
          </table:table-cell>
          <table:table-cell office:value-type="float" office:value="9.59">
            <text:p>9.59</text:p>
          </table:table-cell>
          <table:table-cell/>
          <table:table-cell table:formula="of:=[.C43]/[.$M$30]*[.G43]" office:value-type="float" office:value="0.0039379362">
            <text:p>0.0039379362</text:p>
          </table:table-cell>
          <table:table-cell table:formula="of:=[.D43]/[.$M$30]*[.H43]" office:value-type="float" office:value="0.0023453298">
            <text:p>0.0023453298</text:p>
          </table:table-cell>
          <table:table-cell table:formula="of:=[.E43]/[.$M$30]*[.I43]" office:value-type="float" office:value="0.0018159624">
            <text:p>0.0018159624</text:p>
          </table:table-cell>
          <table:table-cell/>
          <table:table-cell table:formula="of:=[.K43]/[.$K43]" office:value-type="float" office:value="1">
            <text:p>1</text:p>
          </table:table-cell>
          <table:table-cell table:formula="of:=[.L43]/[.$K43]" office:value-type="float" office:value="0.595573336104328">
            <text:p>0.5955733361</text:p>
          </table:table-cell>
          <table:table-cell table:formula="of:=[.M43]/[.$K43]" office:value-type="float" office:value="0.461145713838634">
            <text:p>0.461145713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ft</text:p>
          </table:table-cell>
          <table:table-cell/>
          <table:table-cell office:value-type="float" office:value="43068">
            <text:p>43068</text:p>
          </table:table-cell>
          <table:table-cell office:value-type="float" office:value="42093">
            <text:p>42093</text:p>
          </table:table-cell>
          <table:table-cell office:value-type="float" office:value="41193">
            <text:p>41193</text:p>
          </table:table-cell>
          <table:table-cell/>
          <table:table-cell office:value-type="float" office:value="10.46">
            <text:p>10.46</text:p>
          </table:table-cell>
          <table:table-cell office:value-type="float" office:value="10.15">
            <text:p>10.15</text:p>
          </table:table-cell>
          <table:table-cell office:value-type="float" office:value="10.23">
            <text:p>10.23</text:p>
          </table:table-cell>
          <table:table-cell/>
          <table:table-cell table:formula="of:=[.C44]/[.$M$30]*[.G44]" office:value-type="float" office:value="0.0090098256">
            <text:p>0.0090098256</text:p>
          </table:table-cell>
          <table:table-cell table:formula="of:=[.D44]/[.$M$30]*[.H44]" office:value-type="float" office:value="0.008544879">
            <text:p>0.008544879</text:p>
          </table:table-cell>
          <table:table-cell table:formula="of:=[.E44]/[.$M$30]*[.I44]" office:value-type="float" office:value="0.0084280878">
            <text:p>0.0084280878</text:p>
          </table:table-cell>
          <table:table-cell/>
          <table:table-cell table:formula="of:=[.K44]/[.$K44]" office:value-type="float" office:value="1">
            <text:p>1</text:p>
          </table:table-cell>
          <table:table-cell table:formula="of:=[.L44]/[.$K44]" office:value-type="float" office:value="0.948395604904938">
            <text:p>0.9483956049</text:p>
          </table:table-cell>
          <table:table-cell table:formula="of:=[.M44]/[.$K44]" office:value-type="float" office:value="0.935432956660116">
            <text:p>0.9354329567</text:p>
          </table:table-cell>
          <table:table-cell table:number-columns-repeated="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3"/>
          <table:table-cell table:style-name="ce1" office:value-type="string">
            <text:p>vs initial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" office:value-type="string">
            <text:p>avg. energy savings [%]</text:p>
          </table:table-cell>
          <table:table-cell/>
          <table:table-cell table:formula="of:=(1-SUM([.Q40:.Q41])/2)*100" office:value-type="float" office:value="66.1264131443624">
            <text:p>66.126413144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(1-SUM([.P40:.P41];[.Q42:.Q44])/5)*100" office:value-type="float" office:value="39.4198077137814">
            <text:p>39.419807713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(1-SUM([.Q40:.Q44])/5)*100" office:value-type="float" office:value="47.8241025795752">
            <text:p>47.8241025796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7"/>
          <table:table-cell table:style-name="ce1"/>
          <table:table-cell/>
        </table:table-row>
        <table:table-row table:style-name="ro1">
          <table:table-cell table:number-columns-repeated="12"/>
          <table:table-cell table:style-name="ce1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12"/>
          <table:table-cell table:formula="of:=9/35" office:value-type="float" office:value="0.257142857142857">
            <text:p>0.2571428571</text:p>
          </table:table-cell>
          <table:table-cell table:number-columns-repeated="6"/>
        </table:table-row>
      </table:table>
      <table:table table:name="area power" table:style-name="ta1">
        <table:shapes>
          <draw:frame draw:z-index="0" draw:style-name="gr1" svg:width="3.1949in" svg:height="2.5in" svg:x="0.3453in" svg:y="6.2055in">
            <draw:object draw:notify-on-update-of-ranges="'area power'.B24:'area power'.C25 'area power'.A26:'area power'.A26 'area power'.B26:'area power'.C26 'area power'.A27:'area power'.A27 'area power'.B27:'area power'.C27 'area power'.A28:'area power'.A28 'area power'.B28:'area power'.C28 'area power'.A29:'area power'.A29 'area power'.B29:'area power'.C29 'area power'.A32:'area power'.A32 'area power'.B32:'area power'.C3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3.1953in" svg:height="2.5in" svg:x="3.4252in" svg:y="6.2055in">
            <draw:object draw:notify-on-update-of-ranges="'area power'.D24:'area power'.E25 'area power'.A26:'area power'.A26 'area power'.D26:'area power'.E26 'area power'.A29:'area power'.A29 'area power'.D29:'area power'.E29 'area power'.A32:'area power'.A32 'area power'.D32:'area power'.E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3.1949in" svg:height="2.5in" svg:x="0.3559in" svg:y="9.2189in">
            <draw:object draw:notify-on-update-of-ranges="'area power'.F24:'area power'.G25 'area power'.A26:'area power'.A26 'area power'.F26:'area power'.G26 'area power'.A27:'area power'.A27 'area power'.F27:'area power'.G27 'area power'.A28:'area power'.A28 'area power'.F28:'area power'.G28 'area power'.A29:'area power'.A29 'area power'.F29:'area power'.G29 'area power'.A32:'area power'.A32 'area power'.F32:'area power'.G3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svg:width="3.1949in" svg:height="2.5in" svg:x="3.4358in" svg:y="9.2189in">
            <draw:object draw:notify-on-update-of-ranges="'area power'.H24:'area power'.I25 'area power'.A26:'area power'.A26 'area power'.H26:'area power'.I26 'area power'.A29:'area power'.A29 'area power'.H29:'area power'.I29 'area power'.A32:'area power'.A32 'area power'.H32:'area power'.I3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svg:width="1.9732in" svg:height="2.4941in" svg:x="1.0902in" svg:y="12.1886in">
            <draw:object draw:notify-on-update-of-ranges="'area power'.F25:'area power'.F25 'area power'.A26:'area power'.A26 'area power'.F26:'area power'.F26 'area power'.A27:'area power'.A27 'area power'.F27:'area power'.F27 'area power'.A28:'area power'.A28 'area power'.F28:'area power'.F28 'area power'.A29:'area power'.A29 'area power'.F29:'area power'.F29 'area power'.A32:'area power'.A32 'area power'.F32:'area power'.F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2in" svg:height="2.5in" svg:x="2.8071in" svg:y="12.1689in">
            <draw:object draw:notify-on-update-of-ranges="'area power'.G25:'area power'.G25 'area power'.A26:'area power'.A26 'area power'.G26:'area power'.G26 'area power'.A27:'area power'.A27 'area power'.G27:'area power'.G27 'area power'.A28:'area power'.A28 'area power'.G28:'area power'.G28 'area power'.A29:'area power'.A29 'area power'.G29:'area power'.G29 'area power'.A32:'area power'.A32 'area power'.G32:'area power'.G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name="Graphics 3" draw:style-name="gr2" draw:text-style-name="P1" svg:width="2.4248in" svg:height="0.3189in" svg:x="1.7437in" svg:y="12.2815in">
            <draw:image xlink:href="Pictures/20000091000018100000032B975CA650.svm" xlink:type="simple" xlink:show="embed" xlink:actuate="onLoad">
              <text:p/>
            </draw:image>
          </draw:frame>
          <draw:frame draw:z-index="7" draw:style-name="gr1" svg:width="1.7717in" svg:height="2.528in" svg:x="4.3843in" svg:y="12.2291in">
            <draw:object draw:notify-on-update-of-ranges="'area power'.H25:'area power'.H25 'area power'.A26:'area power'.A26 'area power'.H26:'area power'.H26 'area power'.A29:'area power'.A29 'area power'.H29:'area power'.H29 'area power'.A32:'area power'.A32 'area power'.H32:'area power'.H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svg:width="3in" svg:height="2.5in" svg:x="6.063in" svg:y="12.2366in">
            <draw:object draw:notify-on-update-of-ranges="'area power'.I24:'area power'.J25 'area power'.A26:'area power'.A26 'area power'.I26:'area power'.J26 'area power'.A29:'area power'.A29 'area power'.I29:'area power'.J29 'area power'.A32:'area power'.A32 'area power'.I32:'area power'.J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9" draw:name="Graphics 2" draw:style-name="gr2" draw:text-style-name="P1" svg:width="1.7512in" svg:height="0.2406in" svg:x="5.4402in" svg:y="12.3138in">
            <draw:image xlink:href="Pictures/2000005C00001161000002648F19B1D1.svm" xlink:type="simple" xlink:show="embed" xlink:actuate="onLoad">
              <text:p/>
            </draw:image>
          </draw:frame>
        </table:shapes>
        <table:table-column table:style-name="co4" table:number-columns-repeated="22" table:default-cell-style-name="Default"/>
        <table:table-row table:style-name="ro1">
          <table:table-cell table:style-name="ce10" office:value-type="string" table:number-columns-spanned="7" table:number-rows-spanned="1">
            <text:p>AREA COSTS:</text:p>
          </table:table-cell>
          <table:covered-table-cell table:number-columns-repeated="6"/>
          <table:table-cell table:number-columns-repeated="2"/>
          <table:table-cell table:style-name="ce10" office:value-type="string" table:number-columns-spanned="11" table:number-rows-spanned="1">
            <text:p>POWER MEASUREMENT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style-name="ce1" office:value-type="string">
            <text:p>area costs/feature/core</text:p>
          </table:table-cell>
          <table:table-cell table:style-name="ce1" office:value-type="string">
            <text:p>kGE</text:p>
          </table:table-cell>
          <table:table-cell table:number-columns-repeated="9"/>
          <table:table-cell table:style-name="ce15" office:value-type="string">
            <text:p>Benchmark</text:p>
          </table:table-cell>
          <table:table-cell table:style-name="ce15" office:value-type="string">
            <text:p>Cluster(mW)</text:p>
          </table:table-cell>
          <table:table-cell table:style-name="ce15" office:value-type="string">
            <text:p>Core0</text:p>
          </table:table-cell>
          <table:table-cell table:style-name="ce15" office:value-type="string">
            <text:p>Core1</text:p>
          </table:table-cell>
          <table:table-cell table:style-name="ce15" office:value-type="string">
            <text:p>Core2</text:p>
          </table:table-cell>
          <table:table-cell table:style-name="ce15" office:value-type="string">
            <text:p>Core3</text:p>
          </table:table-cell>
          <table:table-cell table:style-name="ce15" office:value-type="string">
            <text:p>HWCE</text:p>
          </table:table-cell>
          <table:table-cell table:style-name="ce15" office:value-type="string">
            <text:p>iChache</text:p>
          </table:table-cell>
          <table:table-cell table:style-name="ce15" office:value-type="string">
            <text:p>tcdm sram</text:p>
          </table:table-cell>
          <table:table-cell table:style-name="ce15" office:value-type="string">
            <text:p>tcdm scm</text:p>
          </table:table-cell>
          <table:table-cell/>
        </table:table-row>
        <table:table-row table:style-name="ro1">
          <table:table-cell table:style-name="ce1" office:value-type="string">
            <text:p>hwloops</text:p>
          </table:table-cell>
          <table:table-cell table:style-name="ce4" office:value-type="float" office:value="3.05277777777778">
            <text:p>3.0527777778</text:p>
          </table:table-cell>
          <table:table-cell table:number-columns-repeated="9"/>
          <table:table-cell table:style-name="ce16" office:value-type="string">
            <text:p>matMul8</text:p>
          </table:table-cell>
          <table:table-cell table:style-name="ce16" office:value-type="float" office:value="13.5">
            <text:p>13.5</text:p>
          </table:table-cell>
          <table:table-cell table:style-name="ce16" office:value-type="float" office:value="1.19">
            <text:p>1.19</text:p>
          </table:table-cell>
          <table:table-cell table:style-name="ce16" office:value-type="float" office:value="1.31">
            <text:p>1.31</text:p>
          </table:table-cell>
          <table:table-cell table:style-name="ce16" office:value-type="float" office:value="1.26">
            <text:p>1.26</text:p>
          </table:table-cell>
          <table:table-cell table:style-name="ce16" office:value-type="float" office:value="1.41">
            <text:p>1.41</text:p>
          </table:table-cell>
          <table:table-cell table:style-name="ce16" office:value-type="float" office:value="2.48">
            <text:p>2.48</text:p>
          </table:table-cell>
          <table:table-cell table:style-name="ce16" office:value-type="float" office:value="1.3">
            <text:p>1.3</text:p>
          </table:table-cell>
          <table:table-cell table:style-name="ce16" office:value-type="float" office:value="0.789">
            <text:p>0.789</text:p>
          </table:table-cell>
          <table:table-cell table:style-name="ce16" office:value-type="float" office:value="0.15">
            <text:p>0.15</text:p>
          </table:table-cell>
          <table:table-cell/>
        </table:table-row>
        <table:table-row table:style-name="ro3">
          <table:table-cell table:style-name="ce1" office:value-type="string">
            <text:p>register file for prepost</text:p>
          </table:table-cell>
          <table:table-cell table:style-name="ce4" office:value-type="float" office:value="3.7106875">
            <text:p>3.7106875</text:p>
          </table:table-cell>
          <table:table-cell table:style-name="ce3"/>
          <table:table-cell table:style-name="ce4"/>
          <table:table-cell/>
          <table:table-cell table:style-name="ce4" office:value-type="float" office:value="44.4951388888889">
            <text:p>44.4951388889</text:p>
          </table:table-cell>
          <table:table-cell table:number-columns-repeated="5"/>
          <table:table-cell table:style-name="ce17" office:value-type="string">
            <text:p>matMul8</text:p>
          </table:table-cell>
          <table:table-cell table:style-name="ce17" office:value-type="float" office:value="13.1">
            <text:p>13.1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1.21">
            <text:p>1.21</text:p>
          </table:table-cell>
          <table:table-cell table:style-name="ce17" office:value-type="float" office:value="1.19">
            <text:p>1.19</text:p>
          </table:table-cell>
          <table:table-cell table:style-name="ce17" office:value-type="float" office:value="1.31">
            <text:p>1.31</text:p>
          </table:table-cell>
          <table:table-cell table:style-name="ce17" office:value-type="float" office:value="2.58">
            <text:p>2.58</text:p>
          </table:table-cell>
          <table:table-cell table:style-name="ce17" office:value-type="float" office:value="0.77">
            <text:p>0.77</text:p>
          </table:table-cell>
          <table:table-cell table:style-name="ce17" office:value-type="float" office:value="1.05">
            <text:p>1.05</text:p>
          </table:table-cell>
          <table:table-cell table:style-name="ce17" office:value-type="float" office:value="0.15">
            <text:p>0.15</text:p>
          </table:table-cell>
          <table:table-cell/>
        </table:table-row>
        <table:table-row table:style-name="ro1">
          <table:table-cell table:style-name="ce1" office:value-type="string">
            <text:p>Multiplier</text:p>
          </table:table-cell>
          <table:table-cell table:style-name="ce4" office:value-type="float" office:value="1.20208333333333">
            <text:p>1.2020833333</text:p>
          </table:table-cell>
          <table:table-cell table:style-name="ce4" table:number-columns-repeated="2"/>
          <table:table-cell/>
          <table:table-cell table:style-name="ce4" office:value-type="float" office:value="35.4585626388889">
            <text:p>35.4585626389</text:p>
          </table:table-cell>
          <table:table-cell table:number-columns-repeated="5"/>
          <table:table-cell table:style-name="ce17" office:value-type="string">
            <text:p>matMul8</text:p>
          </table:table-cell>
          <table:table-cell table:style-name="ce17" office:value-type="float" office:value="17.5">
            <text:p>17.5</text:p>
          </table:table-cell>
          <table:table-cell table:style-name="ce17" office:value-type="float" office:value="1.98">
            <text:p>1.98</text:p>
          </table:table-cell>
          <table:table-cell table:style-name="ce17" office:value-type="float" office:value="2.2">
            <text:p>2.2</text:p>
          </table:table-cell>
          <table:table-cell table:style-name="ce17" office:value-type="float" office:value="2.1">
            <text:p>2.1</text:p>
          </table:table-cell>
          <table:table-cell table:style-name="ce17" office:value-type="float" office:value="2.29">
            <text:p>2.29</text:p>
          </table:table-cell>
          <table:table-cell table:style-name="ce17" office:value-type="float" office:value="2.54">
            <text:p>2.54</text:p>
          </table:table-cell>
          <table:table-cell table:style-name="ce17" office:value-type="float" office:value="1.33">
            <text:p>1.33</text:p>
          </table:table-cell>
          <table:table-cell table:style-name="ce17" office:value-type="float" office:value="0.88">
            <text:p>0.88</text:p>
          </table:table-cell>
          <table:table-cell table:style-name="ce17" office:value-type="float" office:value="0.16">
            <text:p>0.16</text:p>
          </table:table-cell>
          <table:table-cell/>
        </table:table-row>
        <table:table-row table:style-name="ro1">
          <table:table-cell table:style-name="ce1" office:value-type="string">
            <text:p>vector ALU</text:p>
          </table:table-cell>
          <table:table-cell table:style-name="ce4" office:value-type="float" office:value="1.9125">
            <text:p>1.9125</text:p>
          </table:table-cell>
          <table:table-cell table:style-name="ce4" table:number-columns-repeated="2"/>
          <table:table-cell table:number-columns-repeated="7"/>
          <table:table-cell table:style-name="ce17" office:value-type="string">
            <text:p>matMul16</text:p>
          </table:table-cell>
          <table:table-cell table:style-name="ce17" office:value-type="float" office:value="13.5">
            <text:p>13.5</text:p>
          </table:table-cell>
          <table:table-cell table:style-name="ce17" office:value-type="float" office:value="1.24">
            <text:p>1.24</text:p>
          </table:table-cell>
          <table:table-cell table:style-name="ce17" office:value-type="float" office:value="1.38">
            <text:p>1.38</text:p>
          </table:table-cell>
          <table:table-cell table:style-name="ce17" office:value-type="float" office:value="1.29">
            <text:p>1.29</text:p>
          </table:table-cell>
          <table:table-cell table:style-name="ce17" office:value-type="float" office:value="1.44">
            <text:p>1.44</text:p>
          </table:table-cell>
          <table:table-cell table:style-name="ce17" office:value-type="float" office:value="2.5">
            <text:p>2.5</text:p>
          </table:table-cell>
          <table:table-cell table:style-name="ce17" office:value-type="float" office:value="1.22">
            <text:p>1.22</text:p>
          </table:table-cell>
          <table:table-cell table:style-name="ce17" office:value-type="float" office:value="0.724">
            <text:p>0.724</text:p>
          </table:table-cell>
          <table:table-cell table:style-name="ce17" office:value-type="float" office:value="0.15">
            <text:p>0.15</text:p>
          </table:table-cell>
          <table:table-cell/>
        </table:table-row>
        <table:table-row table:style-name="ro1">
          <table:table-cell table:style-name="ce1" office:value-type="string">
            <text:p>bitcnt etc.</text:p>
          </table:table-cell>
          <table:table-cell office:value-type="float" office:value="0.1241">
            <text:p>0.1241</text:p>
          </table:table-cell>
          <table:table-cell table:style-name="ce4" table:number-columns-repeated="2"/>
          <table:table-cell table:number-columns-repeated="7"/>
          <table:table-cell table:style-name="ce17" office:value-type="string">
            <text:p>matMul16</text:p>
          </table:table-cell>
          <table:table-cell table:style-name="ce17" office:value-type="float" office:value="13.3">
            <text:p>13.3</text:p>
          </table:table-cell>
          <table:table-cell table:style-name="ce17" office:value-type="float" office:value="1.15">
            <text:p>1.15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23">
            <text:p>1.23</text:p>
          </table:table-cell>
          <table:table-cell table:style-name="ce17" office:value-type="float" office:value="1.33">
            <text:p>1.33</text:p>
          </table:table-cell>
          <table:table-cell table:style-name="ce17" office:value-type="float" office:value="2.5">
            <text:p>2.5</text:p>
          </table:table-cell>
          <table:table-cell table:style-name="ce17" office:value-type="float" office:value="1.11">
            <text:p>1.11</text:p>
          </table:table-cell>
          <table:table-cell table:style-name="ce17" office:value-type="float" office:value="0.9">
            <text:p>0.9</text:p>
          </table:table-cell>
          <table:table-cell table:style-name="ce17" office:value-type="float" office:value="0.14">
            <text:p>0.14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4" office:value-type="float" office:value="9.87804861111111">
            <text:p>9.8780486111</text:p>
          </table:table-cell>
          <table:table-cell table:number-columns-repeated="9"/>
          <table:table-cell table:style-name="ce17" office:value-type="string">
            <text:p>matMul16</text:p>
          </table:table-cell>
          <table:table-cell table:style-name="ce17" office:value-type="float" office:value="18.4">
            <text:p>18.4</text:p>
          </table:table-cell>
          <table:table-cell table:style-name="ce17" office:value-type="float" office:value="2.09">
            <text:p>2.09</text:p>
          </table:table-cell>
          <table:table-cell table:style-name="ce17" office:value-type="float" office:value="2.28">
            <text:p>2.28</text:p>
          </table:table-cell>
          <table:table-cell table:style-name="ce17" office:value-type="float" office:value="2.22">
            <text:p>2.22</text:p>
          </table:table-cell>
          <table:table-cell table:style-name="ce17" office:value-type="float" office:value="2.39">
            <text:p>2.39</text:p>
          </table:table-cell>
          <table:table-cell table:style-name="ce17" office:value-type="float" office:value="2.57">
            <text:p>2.57</text:p>
          </table:table-cell>
          <table:table-cell table:style-name="ce17" office:value-type="float" office:value="1.24">
            <text:p>1.24</text:p>
          </table:table-cell>
          <table:table-cell table:style-name="ce17" office:value-type="float" office:value="1.06">
            <text:p>1.06</text:p>
          </table:table-cell>
          <table:table-cell table:style-name="ce17" office:value-type="float" office:value="0.18">
            <text:p>0.18</text:p>
          </table:table-cell>
          <table:table-cell/>
        </table:table-row>
        <table:table-row table:style-name="ro1">
          <table:table-cell table:number-columns-repeated="11"/>
          <table:table-cell table:style-name="ce17" office:value-type="string">
            <text:p>matMul32</text:p>
          </table:table-cell>
          <table:table-cell table:style-name="ce17" office:value-type="float" office:value="14.7">
            <text:p>14.7</text:p>
          </table:table-cell>
          <table:table-cell table:style-name="ce17" office:value-type="float" office:value="1.45">
            <text:p>1.45</text:p>
          </table:table-cell>
          <table:table-cell table:style-name="ce17" office:value-type="float" office:value="1.57">
            <text:p>1.57</text:p>
          </table:table-cell>
          <table:table-cell table:style-name="ce17" office:value-type="float" office:value="1.54">
            <text:p>1.54</text:p>
          </table:table-cell>
          <table:table-cell table:style-name="ce17" office:value-type="float" office:value="1.69">
            <text:p>1.69</text:p>
          </table:table-cell>
          <table:table-cell table:style-name="ce17" office:value-type="float" office:value="2.53">
            <text:p>2.53</text:p>
          </table:table-cell>
          <table:table-cell table:style-name="ce17" office:value-type="float" office:value="1.27">
            <text:p>1.27</text:p>
          </table:table-cell>
          <table:table-cell table:style-name="ce17" office:value-type="float" office:value="0.82">
            <text:p>0.82</text:p>
          </table:table-cell>
          <table:table-cell table:style-name="ce17" office:value-type="float" office:value="0.15">
            <text:p>0.15</text:p>
          </table:table-cell>
          <table:table-cell/>
        </table:table-row>
        <table:table-row table:style-name="ro1">
          <table:table-cell table:number-columns-repeated="11"/>
          <table:table-cell table:style-name="ce17" office:value-type="string">
            <text:p>matMul32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.66">
            <text:p>1.66</text:p>
          </table:table-cell>
          <table:table-cell table:style-name="ce17" office:value-type="float" office:value="1.8">
            <text:p>1.8</text:p>
          </table:table-cell>
          <table:table-cell table:style-name="ce17" office:value-type="float" office:value="1.77">
            <text:p>1.77</text:p>
          </table:table-cell>
          <table:table-cell table:style-name="ce17" office:value-type="float" office:value="1.92">
            <text:p>1.92</text:p>
          </table:table-cell>
          <table:table-cell table:style-name="ce17" office:value-type="float" office:value="2.52">
            <text:p>2.52</text:p>
          </table:table-cell>
          <table:table-cell table:style-name="ce17" office:value-type="float" office:value="1.24">
            <text:p>1.24</text:p>
          </table:table-cell>
          <table:table-cell table:style-name="ce17" office:value-type="float" office:value="1.18">
            <text:p>1.18</text:p>
          </table:table-cell>
          <table:table-cell table:style-name="ce17" office:value-type="float" office:value="0.16">
            <text:p>0.16</text:p>
          </table:table-cell>
          <table:table-cell/>
        </table:table-row>
        <table:table-row table:style-name="ro1">
          <table:table-cell table:style-name="ce1"/>
          <table:table-cell table:number-columns-repeated="10"/>
          <table:table-cell table:style-name="ce17" office:value-type="string">
            <text:p>matMul32</text:p>
          </table:table-cell>
          <table:table-cell table:style-name="ce17" office:value-type="float" office:value="16.6">
            <text:p>16.6</text:p>
          </table:table-cell>
          <table:table-cell table:style-name="ce17" office:value-type="float" office:value="1.71">
            <text:p>1.71</text:p>
          </table:table-cell>
          <table:table-cell table:style-name="ce17" office:value-type="float" office:value="1.88">
            <text:p>1.88</text:p>
          </table:table-cell>
          <table:table-cell table:style-name="ce17" office:value-type="float" office:value="1.85">
            <text:p>1.85</text:p>
          </table:table-cell>
          <table:table-cell table:style-name="ce17" office:value-type="float" office:value="2.01">
            <text:p>2.01</text:p>
          </table:table-cell>
          <table:table-cell table:style-name="ce17" office:value-type="float" office:value="2.54">
            <text:p>2.54</text:p>
          </table:table-cell>
          <table:table-cell table:style-name="ce17" office:value-type="float" office:value="1.27">
            <text:p>1.27</text:p>
          </table:table-cell>
          <table:table-cell table:style-name="ce17" office:value-type="float" office:value="1.26">
            <text:p>1.26</text:p>
          </table:table-cell>
          <table:table-cell table:style-name="ce17" office:value-type="float" office:value="0.16">
            <text:p>0.16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10" office:value-type="string" table:number-columns-spanned="4" table:number-rows-spanned="1">
            <text:p>CLUSTER</text:p>
          </table:table-cell>
          <table:covered-table-cell table:number-columns-repeated="3"/>
          <table:table-cell table:number-columns-repeated="2"/>
          <table:table-cell table:style-name="ce17" office:value-type="string">
            <text:p>fft</text:p>
          </table:table-cell>
          <table:table-cell table:style-name="ce17" office:value-type="float" office:value="8.59">
            <text:p>8.59</text:p>
          </table:table-cell>
          <table:table-cell table:style-name="ce17" office:value-type="float" office:value="1.45">
            <text:p>1.45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3">
            <text:p>0.43</text:p>
          </table:table-cell>
          <table:table-cell table:style-name="ce17" office:value-type="float" office:value="2.48">
            <text:p>2.48</text:p>
          </table:table-cell>
          <table:table-cell table:style-name="ce17" office:value-type="float" office:value="1.08">
            <text:p>1.08</text:p>
          </table:table-cell>
          <table:table-cell table:style-name="ce17" office:value-type="float" office:value="0.23">
            <text:p>0.23</text:p>
          </table:table-cell>
          <table:table-cell table:style-name="ce17" office:value-type="float" office:value="0.14">
            <text:p>0.14</text:p>
          </table:table-cell>
          <table:table-cell/>
        </table:table-row>
        <table:table-row table:style-name="ro1">
          <table:table-cell/>
          <table:table-cell table:style-name="ce1" office:value-type="string">
            <text:p><text:span text:style-name="T1">kGE interpolated from org</text:span></text:p>
          </table:table-cell>
          <table:table-cell table:style-name="ce14" office:value-type="string">
            <text:p><text:span text:style-name="T1">kGE interpolated from final</text:span></text:p>
          </table:table-cell>
          <table:table-cell table:style-name="ce1" office:value-type="string">
            <text:p>Avg.</text:p>
          </table:table-cell>
          <table:table-cell table:number-columns-repeated="2"/>
          <table:table-cell table:style-name="ce1" office:value-type="string">
            <text:p><text:span text:style-name="T1">kGE interpolated from org</text:span></text:p>
          </table:table-cell>
          <table:table-cell table:style-name="ce14" office:value-type="string">
            <text:p><text:span text:style-name="T1">kGE interpolated from final</text:span></text:p>
          </table:table-cell>
          <table:table-cell table:style-name="ce1" office:value-type="string">
            <text:p>Avg.</text:p>
          </table:table-cell>
          <table:table-cell table:number-columns-repeated="2"/>
          <table:table-cell table:style-name="ce17" office:value-type="string">
            <text:p>fft</text:p>
          </table:table-cell>
          <table:table-cell table:style-name="ce17" office:value-type="float" office:value="8.55">
            <text:p>8.55</text:p>
          </table:table-cell>
          <table:table-cell table:style-name="ce17" office:value-type="float" office:value="1.39">
            <text:p>1.39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3">
            <text:p>0.43</text:p>
          </table:table-cell>
          <table:table-cell table:style-name="ce17" office:value-type="float" office:value="2.49">
            <text:p>2.49</text:p>
          </table:table-cell>
          <table:table-cell table:style-name="ce17" office:value-type="float" office:value="1.05">
            <text:p>1.05</text:p>
          </table:table-cell>
          <table:table-cell table:style-name="ce17" office:value-type="float" office:value="0.23">
            <text:p>0.23</text:p>
          </table:table-cell>
          <table:table-cell table:style-name="ce17" office:value-type="float" office:value="0.16">
            <text:p>0.16</text:p>
          </table:table-cell>
          <table:table-cell/>
        </table:table-row>
        <table:table-row table:style-name="ro1">
          <table:table-cell table:style-name="ce1" office:value-type="string">
            <text:p>Original</text:p>
          </table:table-cell>
          <table:table-cell table:style-name="ce14" office:value-type="float" office:value="35.4585626388889">
            <text:p>35.4585626389</text:p>
          </table:table-cell>
          <table:table-cell table:formula="of:=[.C15]-[.B3]" office:value-type="float" office:value="34.4929902777778">
            <text:p>34.4929902778</text:p>
          </table:table-cell>
          <table:table-cell table:number-columns-repeated="2"/>
          <table:table-cell table:style-name="ce1" office:value-type="string">
            <text:p>Original</text:p>
          </table:table-cell>
          <table:table-cell table:style-name="ce1" office:value-type="float" office:value="1467.8436">
            <text:p>1467.8436</text:p>
          </table:table-cell>
          <table:table-cell table:formula="of:=[.H15]-4*[.B3]" office:value-type="float" office:value="1461.37070555556">
            <text:p>1461.3707055556</text:p>
          </table:table-cell>
          <table:table-cell table:number-columns-repeated="3"/>
          <table:table-cell table:style-name="ce17" office:value-type="string">
            <text:p>fft</text:p>
          </table:table-cell>
          <table:table-cell table:style-name="ce17" office:value-type="float" office:value="8.55">
            <text:p>8.55</text:p>
          </table:table-cell>
          <table:table-cell table:style-name="ce17" office:value-type="float" office:value="1.39">
            <text:p>1.39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3">
            <text:p>0.43</text:p>
          </table:table-cell>
          <table:table-cell table:style-name="ce17" office:value-type="float" office:value="2.49">
            <text:p>2.49</text:p>
          </table:table-cell>
          <table:table-cell table:style-name="ce17" office:value-type="float" office:value="1.05">
            <text:p>1.05</text:p>
          </table:table-cell>
          <table:table-cell table:style-name="ce17" office:value-type="float" office:value="0.23">
            <text:p>0.23</text:p>
          </table:table-cell>
          <table:table-cell table:style-name="ce17" office:value-type="float" office:value="0.16">
            <text:p>0.16</text:p>
          </table:table-cell>
          <table:table-cell/>
        </table:table-row>
        <table:table-row table:style-name="ro1">
          <table:table-cell table:style-name="ce1" office:value-type="string">
            <text:p>core +H</text:p>
          </table:table-cell>
          <table:table-cell table:formula="of:=[.B14]+[.B3]" office:value-type="float" office:value="38.5113404166667">
            <text:p>38.5113404167</text:p>
          </table:table-cell>
          <table:table-cell table:formula="of:=[.C16]-[.B4]" office:value-type="float" office:value="37.5457680555556">
            <text:p>37.5457680556</text:p>
          </table:table-cell>
          <table:table-cell table:style-name="ce4" table:formula="of:=([.B15]+[.C15])/2" office:value-type="float" office:value="38.0285542361111">
            <text:p>38.0285542361</text:p>
          </table:table-cell>
          <table:table-cell/>
          <table:table-cell table:style-name="ce1" office:value-type="string">
            <text:p>cluster +H</text:p>
          </table:table-cell>
          <table:table-cell table:formula="of:=[.G14]+[.B3]*4" office:value-type="float" office:value="1480.05471111111">
            <text:p>1480.0547111111</text:p>
          </table:table-cell>
          <table:table-cell table:formula="of:=[.H16]-4*[.B4]" office:value-type="float" office:value="1473.58181666667">
            <text:p>1473.5818166667</text:p>
          </table:table-cell>
          <table:table-cell table:style-name="ce4" table:formula="of:=([.G15]+[.H15])/2" office:value-type="float" office:value="1476.81826388889">
            <text:p>1476.8182638889</text:p>
          </table:table-cell>
          <table:table-cell table:number-columns-repeated="2"/>
          <table:table-cell table:style-name="ce17" office:value-type="string">
            <text:p>fir</text:p>
          </table:table-cell>
          <table:table-cell table:style-name="ce17" office:value-type="float" office:value="8.46">
            <text:p>8.46</text:p>
          </table:table-cell>
          <table:table-cell table:style-name="ce17" office:value-type="float" office:value="1.38">
            <text:p>1.38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3">
            <text:p>0.43</text:p>
          </table:table-cell>
          <table:table-cell table:style-name="ce17" office:value-type="float" office:value="2.47">
            <text:p>2.47</text:p>
          </table:table-cell>
          <table:table-cell table:style-name="ce17" office:value-type="float" office:value="1.13">
            <text:p>1.13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14">
            <text:p>0.14</text:p>
          </table:table-cell>
          <table:table-cell/>
        </table:table-row>
        <table:table-row table:style-name="ro1">
          <table:table-cell table:style-name="ce13" office:value-type="string">
            <text:p>core +I</text:p>
          </table:table-cell>
          <table:table-cell table:formula="of:=[.B15]+[.B4]" office:value-type="float" office:value="42.2220279166667">
            <text:p>42.2220279167</text:p>
          </table:table-cell>
          <table:table-cell table:formula="of:=[.C17]-[.B5]" office:value-type="float" office:value="41.2564555555556">
            <text:p>41.2564555556</text:p>
          </table:table-cell>
          <table:table-cell table:style-name="ce4" table:formula="of:=([.B16]+[.C16])/2" office:value-type="float" office:value="41.7392417361111">
            <text:p>41.7392417361</text:p>
          </table:table-cell>
          <table:table-cell/>
          <table:table-cell table:style-name="ce13" office:value-type="string">
            <text:p>cluster +I</text:p>
          </table:table-cell>
          <table:table-cell table:formula="of:=[.G15]+[.B4]*4" office:value-type="float" office:value="1494.89746111111">
            <text:p>1494.8974611111</text:p>
          </table:table-cell>
          <table:table-cell table:formula="of:=[.H17]-4*[.B5]" office:value-type="float" office:value="1488.42456666667">
            <text:p>1488.4245666667</text:p>
          </table:table-cell>
          <table:table-cell table:style-name="ce4" table:formula="of:=([.G16]+[.H16])/2" office:value-type="float" office:value="1491.66101388889">
            <text:p>1491.6610138889</text:p>
          </table:table-cell>
          <table:table-cell table:number-columns-repeated="2"/>
          <table:table-cell table:style-name="ce17" office:value-type="string">
            <text:p>fir</text:p>
          </table:table-cell>
          <table:table-cell table:style-name="ce17" office:value-type="float" office:value="8.56">
            <text:p>8.56</text:p>
          </table:table-cell>
          <table:table-cell table:style-name="ce17" office:value-type="float" office:value="1.35">
            <text:p>1.35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3">
            <text:p>0.43</text:p>
          </table:table-cell>
          <table:table-cell table:style-name="ce17" office:value-type="float" office:value="2.46">
            <text:p>2.46</text:p>
          </table:table-cell>
          <table:table-cell table:style-name="ce17" office:value-type="float" office:value="1.05">
            <text:p>1.05</text:p>
          </table:table-cell>
          <table:table-cell table:style-name="ce17" office:value-type="float" office:value="0.32">
            <text:p>0.32</text:p>
          </table:table-cell>
          <table:table-cell table:style-name="ce17" office:value-type="float" office:value="0.14">
            <text:p>0.14</text:p>
          </table:table-cell>
          <table:table-cell/>
        </table:table-row>
        <table:table-row table:style-name="ro1">
          <table:table-cell table:style-name="ce1" office:value-type="string">
            <text:p>core +M</text:p>
          </table:table-cell>
          <table:table-cell table:formula="of:=[.B16]+[.B5]" office:value-type="float" office:value="43.42411125">
            <text:p>43.42411125</text:p>
          </table:table-cell>
          <table:table-cell table:formula="of:=[.C18]-[.B6]" office:value-type="float" office:value="42.4585388888889">
            <text:p>42.4585388889</text:p>
          </table:table-cell>
          <table:table-cell table:style-name="ce4" table:formula="of:=([.B17]+[.C17])/2" office:value-type="float" office:value="42.9413250694445">
            <text:p>42.9413250694</text:p>
          </table:table-cell>
          <table:table-cell/>
          <table:table-cell table:style-name="ce1" office:value-type="string">
            <text:p>cluster +M</text:p>
          </table:table-cell>
          <table:table-cell table:formula="of:=[.G16]+[.B5]*4" office:value-type="float" office:value="1499.70579444444">
            <text:p>1499.7057944445</text:p>
          </table:table-cell>
          <table:table-cell table:formula="of:=[.H18]-4*[.B6]" office:value-type="float" office:value="1493.2329">
            <text:p>1493.2329</text:p>
          </table:table-cell>
          <table:table-cell table:style-name="ce4" table:formula="of:=([.G17]+[.H17])/2" office:value-type="float" office:value="1496.46934722222">
            <text:p>1496.4693472222</text:p>
          </table:table-cell>
          <table:table-cell table:number-columns-repeated="2"/>
          <table:table-cell table:style-name="ce17" office:value-type="string">
            <text:p>fir</text:p>
          </table:table-cell>
          <table:table-cell table:style-name="ce18" office:value-type="float" office:value="8.24">
            <text:p>8.24</text:p>
          </table:table-cell>
          <table:table-cell table:style-name="ce18" office:value-type="float" office:value="1.27">
            <text:p>1.27</text:p>
          </table:table-cell>
          <table:table-cell table:style-name="ce18" office:value-type="float" office:value="0.4">
            <text:p>0.4</text:p>
          </table:table-cell>
          <table:table-cell table:style-name="ce18" office:value-type="float" office:value="0.38">
            <text:p>0.38</text:p>
          </table:table-cell>
          <table:table-cell table:style-name="ce18" office:value-type="float" office:value="0.43">
            <text:p>0.43</text:p>
          </table:table-cell>
          <table:table-cell table:style-name="ce18" office:value-type="float" office:value="2.46">
            <text:p>2.46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0.21">
            <text:p>0.21</text:p>
          </table:table-cell>
          <table:table-cell table:style-name="ce18" office:value-type="float" office:value="0.14">
            <text:p>0.14</text:p>
          </table:table-cell>
          <table:table-cell/>
        </table:table-row>
        <table:table-row table:style-name="ro1">
          <table:table-cell table:style-name="ce1" office:value-type="string">
            <text:p>core +V</text:p>
          </table:table-cell>
          <table:table-cell table:formula="of:=[.B17]+[.B6]" office:value-type="float" office:value="45.33661125">
            <text:p>45.33661125</text:p>
          </table:table-cell>
          <table:table-cell table:formula="of:=[.C19]-[.B7]" office:value-type="float" office:value="44.3710388888889">
            <text:p>44.3710388889</text:p>
          </table:table-cell>
          <table:table-cell table:style-name="ce4" table:formula="of:=([.B18]+[.C18])/2" office:value-type="float" office:value="44.8538250694444">
            <text:p>44.8538250694</text:p>
          </table:table-cell>
          <table:table-cell/>
          <table:table-cell table:style-name="ce1" office:value-type="string">
            <text:p>cluster +V</text:p>
          </table:table-cell>
          <table:table-cell table:formula="of:=[.G17]+[.B6]*4" office:value-type="float" office:value="1507.35579444444">
            <text:p>1507.3557944445</text:p>
          </table:table-cell>
          <table:table-cell table:formula="of:=[.H19]-4*[.B7]" office:value-type="float" office:value="1500.8829">
            <text:p>1500.8829</text:p>
          </table:table-cell>
          <table:table-cell table:style-name="ce4" table:formula="of:=([.G18]+[.H18])/2" office:value-type="float" office:value="1504.11934722222">
            <text:p>1504.1193472222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core +bitcnt</text:p>
          </table:table-cell>
          <table:table-cell table:formula="of:=[.B18]+[.B7]" office:value-type="float" office:value="45.46071125">
            <text:p>45.46071125</text:p>
          </table:table-cell>
          <table:table-cell table:style-name="ce14" office:value-type="float" office:value="44.4951388888889">
            <text:p>44.4951388889</text:p>
          </table:table-cell>
          <table:table-cell table:style-name="ce4" table:formula="of:=([.B19]+[.C19])/2" office:value-type="float" office:value="44.9779250694444">
            <text:p>44.9779250694</text:p>
          </table:table-cell>
          <table:table-cell/>
          <table:table-cell table:style-name="ce1" office:value-type="string">
            <text:p>cluster +bitcnt</text:p>
          </table:table-cell>
          <table:table-cell table:formula="of:=[.G18]+[.B7]*4" office:value-type="float" office:value="1507.85219444444">
            <text:p>1507.8521944445</text:p>
          </table:table-cell>
          <table:table-cell office:value-type="float" office:value="1501.3793">
            <text:p>1501.3793</text:p>
          </table:table-cell>
          <table:table-cell table:style-name="ce4" table:formula="of:=([.G19]+[.H19])/2" office:value-type="float" office:value="1504.61574722222">
            <text:p>1504.6157472222</text:p>
          </table:table-cell>
          <table:table-cell table:number-columns-repeated="2"/>
          <table:table-cell table:style-name="ce10" office:value-type="string" table:number-columns-spanned="8" table:number-rows-spanned="1">
            <text:p>Average, Min, Max numbers</text:p>
          </table:table-cell>
          <table:covered-table-cell table:number-columns-repeated="7"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" office:value-type="string">
            <text:p>Final</text:p>
          </table:table-cell>
          <table:table-cell table:style-name="ce1" office:value-type="float" office:value="1501.3793">
            <text:p>1501.3793</text:p>
          </table:table-cell>
          <table:table-cell table:style-name="ce4"/>
          <table:table-cell table:number-columns-repeated="3"/>
          <table:table-cell table:style-name="ce1" office:value-type="string">
            <text:p>power</text:p>
          </table:table-cell>
          <table:table-cell table:style-name="ce10" office:value-type="string" table:number-columns-spanned="3" table:number-rows-spanned="1">
            <text:p>core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Four-core cluster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Single-core cluster</text:p>
          </table:table-cell>
          <table:covered-table-cell table:number-columns-repeated="2" table:style-name="ce1"/>
        </table:table-row>
        <table:table-row table:style-name="ro1">
          <table:table-cell table:number-columns-repeated="12"/>
          <table:table-cell office:value-type="string">
            <text:p>nothing</text:p>
          </table:table-cell>
          <table:table-cell office:value-type="string">
            <text:p>IHM</text:p>
          </table:table-cell>
          <table:table-cell office:value-type="string">
            <text:p>IHVM</text:p>
          </table:table-cell>
          <table:table-cell/>
          <table:table-cell office:value-type="string">
            <text:p>nothing</text:p>
          </table:table-cell>
          <table:table-cell office:value-type="string">
            <text:p>IHM</text:p>
          </table:table-cell>
          <table:table-cell office:value-type="string">
            <text:p>IHVM</text:p>
          </table:table-cell>
          <table:table-cell office:value-type="string">
            <text:p>nothing</text:p>
          </table:table-cell>
          <table:table-cell office:value-type="string">
            <text:p>IHM</text:p>
          </table:table-cell>
          <table:table-cell office:value-type="string">
            <text:p>IHVM</text:p>
          </table:table-cell>
        </table:table-row>
        <table:table-row table:style-name="ro1">
          <table:table-cell/>
          <table:table-cell table:style-name="ce10" office:value-type="string" table:number-columns-spanned="4" table:number-rows-spanned="1">
            <text:p>normalized numbers</text:p>
          </table:table-cell>
          <table:covered-table-cell table:number-columns-repeated="3"/>
          <table:table-cell table:style-name="ce10" office:value-type="string" table:number-columns-spanned="4" table:number-rows-spanned="1">
            <text:p>absolute numbers</text:p>
          </table:table-cell>
          <table:covered-table-cell table:number-columns-repeated="3"/>
          <table:table-cell table:number-columns-repeated="2"/>
          <table:table-cell table:style-name="ce1" office:value-type="string">
            <text:p>matmui8</text:p>
          </table:table-cell>
          <table:table-cell table:formula="of:=[.N3]" office:value-type="float" office:value="1.19">
            <text:p>1.19</text:p>
          </table:table-cell>
          <table:table-cell table:formula="of:=[.N4]" office:value-type="float" office:value="1.07">
            <text:p>1.07</text:p>
          </table:table-cell>
          <table:table-cell table:formula="of:=[.N5]" office:value-type="float" office:value="1.98">
            <text:p>1.98</text:p>
          </table:table-cell>
          <table:table-cell/>
          <table:table-cell table:formula="of:=[.M3]-[.R3]" office:value-type="float" office:value="11.02">
            <text:p>11.02</text:p>
          </table:table-cell>
          <table:table-cell table:formula="of:=[.M4]-[.R4]" office:value-type="float" office:value="10.52">
            <text:p>10.52</text:p>
          </table:table-cell>
          <table:table-cell table:formula="of:=[.M5]-[.R5]" office:value-type="float" office:value="14.96">
            <text:p>14.96</text:p>
          </table:table-cell>
          <table:table-cell table:formula="of:=[.$M3]-[.$R3]-[.$O3]-[.$P3]-[.$Q3]" office:value-type="float" office:value="7.04">
            <text:p>7.04</text:p>
          </table:table-cell>
          <table:table-cell table:formula="of:=[.$M4]-[.$O4]-[.$P4]-[.$Q4]-[.$R4]" office:value-type="float" office:value="6.81">
            <text:p>6.81</text:p>
          </table:table-cell>
          <table:table-cell table:formula="of:=[.$M5]-[.$O5]-[.$P5]-[.$Q5]-[.$R5]" office:value-type="float" office:value="8.37">
            <text:p>8.37</text:p>
          </table:table-cell>
        </table:table-row>
        <table:table-row table:style-name="ro1">
          <table:table-cell/>
          <table:table-cell table:style-name="ce10" office:value-type="string" table:number-columns-spanned="2" table:number-rows-spanned="1">
            <text:p>AREA</text:p>
          </table:table-cell>
          <table:covered-table-cell/>
          <table:table-cell table:style-name="ce10" office:value-type="string" table:number-columns-spanned="2" table:number-rows-spanned="1">
            <text:p>Avg. Power</text:p>
          </table:table-cell>
          <table:covered-table-cell/>
          <table:table-cell table:style-name="ce10" office:value-type="string" table:number-columns-spanned="2" table:number-rows-spanned="1">
            <text:p>AREA</text:p>
          </table:table-cell>
          <table:covered-table-cell/>
          <table:table-cell table:style-name="ce10" office:value-type="string" table:number-columns-spanned="2" table:number-rows-spanned="1">
            <text:p>Avg. POWER</text:p>
          </table:table-cell>
          <table:covered-table-cell/>
          <table:table-cell table:number-columns-repeated="2"/>
          <table:table-cell table:style-name="ce1" office:value-type="string">
            <text:p>matmul16</text:p>
          </table:table-cell>
          <table:table-cell table:formula="of:=[.N6]" office:value-type="float" office:value="1.24">
            <text:p>1.24</text:p>
          </table:table-cell>
          <table:table-cell table:formula="of:=[.N7]" office:value-type="float" office:value="1.15">
            <text:p>1.15</text:p>
          </table:table-cell>
          <table:table-cell table:formula="of:=[.N8]" office:value-type="float" office:value="2.09">
            <text:p>2.09</text:p>
          </table:table-cell>
          <table:table-cell/>
          <table:table-cell table:formula="of:=[.M6]-[.R6]" office:value-type="float" office:value="11">
            <text:p>11</text:p>
          </table:table-cell>
          <table:table-cell table:formula="of:=[.M7]-[.R7]" office:value-type="float" office:value="10.8">
            <text:p>10.8</text:p>
          </table:table-cell>
          <table:table-cell table:formula="of:=[.M8]-[.R8]" office:value-type="float" office:value="15.83">
            <text:p>15.83</text:p>
          </table:table-cell>
          <table:table-cell table:formula="of:=[.$M4]-[.$R4]-[.$O4]-[.$P4]-[.$Q4]" office:value-type="float" office:value="6.81">
            <text:p>6.81</text:p>
          </table:table-cell>
          <table:table-cell table:formula="of:=[.$M5]-[.$O5]-[.$P5]-[.$Q5]-[.$R5]" office:value-type="float" office:value="8.37">
            <text:p>8.37</text:p>
          </table:table-cell>
          <table:table-cell table:formula="of:=[.$M6]-[.$O6]-[.$P6]-[.$Q6]-[.$R6]" office:value-type="float" office:value="6.89">
            <text:p>6.89</text:p>
          </table:table-cell>
        </table:table-row>
        <table:table-row table:style-name="ro1">
          <table:table-cell table:number-columns-repeated="8"/>
          <table:table-cell table:style-name="ce10" office:value-type="string" table:number-columns-spanned="2" table:number-rows-spanned="1">
            <text:p>Cluster</text:p>
          </table:table-cell>
          <table:covered-table-cell/>
          <table:table-cell/>
          <table:table-cell table:style-name="ce1" office:value-type="string">
            <text:p>matmul32</text:p>
          </table:table-cell>
          <table:table-cell table:formula="of:=[.N9]" office:value-type="float" office:value="1.45">
            <text:p>1.45</text:p>
          </table:table-cell>
          <table:table-cell table:formula="of:=[.N10]" office:value-type="float" office:value="1.66">
            <text:p>1.66</text:p>
          </table:table-cell>
          <table:table-cell table:formula="of:=[.N11]" office:value-type="float" office:value="1.71">
            <text:p>1.71</text:p>
          </table:table-cell>
          <table:table-cell/>
          <table:table-cell table:formula="of:=[.M9]-[.R9]" office:value-type="float" office:value="12.17">
            <text:p>12.17</text:p>
          </table:table-cell>
          <table:table-cell table:formula="of:=[.M10]-[.R10]" office:value-type="float" office:value="13.48">
            <text:p>13.48</text:p>
          </table:table-cell>
          <table:table-cell table:formula="of:=[.M11]-[.R11]" office:value-type="float" office:value="14.06">
            <text:p>14.06</text:p>
          </table:table-cell>
          <table:table-cell table:formula="of:=[.$M5]-[.$R5]-[.$O5]-[.$P5]-[.$Q5]" office:value-type="float" office:value="8.37">
            <text:p>8.37</text:p>
          </table:table-cell>
          <table:table-cell table:formula="of:=[.$M6]-[.$O6]-[.$P6]-[.$Q6]-[.$R6]" office:value-type="float" office:value="6.89">
            <text:p>6.89</text:p>
          </table:table-cell>
          <table:table-cell table:formula="of:=[.$M7]-[.$O7]-[.$P7]-[.$Q7]-[.$R7]" office:value-type="float" office:value="6.94">
            <text:p>6.94</text:p>
          </table:table-cell>
        </table:table-row>
        <table:table-row table:style-name="ro1">
          <table:table-cell/>
          <table:table-cell table:style-name="ce1" office:value-type="string">
            <text:p>Core</text:p>
          </table:table-cell>
          <table:table-cell table:style-name="ce1" office:value-type="string">
            <text:p>Cluster</text:p>
          </table:table-cell>
          <table:table-cell table:style-name="ce1" office:value-type="string">
            <text:p>Core</text:p>
          </table:table-cell>
          <table:table-cell table:style-name="ce1" office:value-type="string">
            <text:p>Cluster</text:p>
          </table:table-cell>
          <table:table-cell table:style-name="ce1" office:value-type="string">
            <text:p>Core</text:p>
          </table:table-cell>
          <table:table-cell table:style-name="ce1" office:value-type="string">
            <text:p>Cluster</text:p>
          </table:table-cell>
          <table:table-cell table:style-name="ce1" office:value-type="string">
            <text:p>Core</text:p>
          </table:table-cell>
          <table:table-cell table:style-name="ce1" office:value-type="string">
            <text:p>1-core</text:p>
          </table:table-cell>
          <table:table-cell table:style-name="ce1" office:value-type="string">
            <text:p>4-core</text:p>
          </table:table-cell>
          <table:table-cell/>
          <table:table-cell table:style-name="ce1" office:value-type="string">
            <text:p>fir</text:p>
          </table:table-cell>
          <table:table-cell table:formula="of:=[.N15]" office:value-type="float" office:value="1.38">
            <text:p>1.38</text:p>
          </table:table-cell>
          <table:table-cell table:formula="of:=[.N16]" office:value-type="float" office:value="1.35">
            <text:p>1.35</text:p>
          </table:table-cell>
          <table:table-cell table:formula="of:=[.N17]" office:value-type="float" office:value="1.27">
            <text:p>1.27</text:p>
          </table:table-cell>
          <table:table-cell/>
          <table:table-cell table:formula="of:=[.M15]-[.R15]+3*[.N15]" office:value-type="float" office:value="10.13">
            <text:p>10.13</text:p>
          </table:table-cell>
          <table:table-cell table:formula="of:=[.M13]-[.R13]+3*[.N13]" office:value-type="float" office:value="10.23">
            <text:p>10.23</text:p>
          </table:table-cell>
          <table:table-cell table:formula="of:=[.M17]-[.R17]+3*[.N17]" office:value-type="float" office:value="9.59">
            <text:p>9.59</text:p>
          </table:table-cell>
          <table:table-cell table:formula="of:=[.$M6]-[.$R6]-[.$O6]-[.$P6]-[.$Q6]" office:value-type="float" office:value="6.89">
            <text:p>6.89</text:p>
          </table:table-cell>
          <table:table-cell table:formula="of:=[.$M7]-[.$O7]-[.$P7]-[.$Q7]-[.$R7]" office:value-type="float" office:value="6.94">
            <text:p>6.94</text:p>
          </table:table-cell>
          <table:table-cell table:formula="of:=[.$M8]-[.$O8]-[.$P8]-[.$Q8]-[.$R8]" office:value-type="float" office:value="8.94">
            <text:p>8.94</text:p>
          </table:table-cell>
        </table:table-row>
        <table:table-row table:style-name="ro1">
          <table:table-cell table:style-name="ce1" office:value-type="string">
            <text:p>initial</text:p>
          </table:table-cell>
          <table:table-cell table:formula="of:=[.F26]/[.F$26]" office:value-type="float" office:value="1">
            <text:p>1</text:p>
          </table:table-cell>
          <table:table-cell table:formula="of:=[.G26]/[.G$26]" office:value-type="float" office:value="1">
            <text:p>1</text:p>
          </table:table-cell>
          <table:table-cell table:formula="of:=[.H26]/[.H$26]" office:value-type="float" office:value="1">
            <text:p>1</text:p>
          </table:table-cell>
          <table:table-cell table:formula="of:=[.J26]/[.J$26]" office:value-type="float" office:value="1">
            <text:p>1</text:p>
          </table:table-cell>
          <table:table-cell table:formula="of:=[.B14]" office:value-type="float" office:value="35.4585626388889">
            <text:p>35.4585626389</text:p>
          </table:table-cell>
          <table:table-cell table:formula="of:=[.G14]" office:value-type="float" office:value="1467.8436">
            <text:p>1467.8436</text:p>
          </table:table-cell>
          <table:table-cell table:formula="of:=[.M27]" office:value-type="float" office:value="1.342">
            <text:p>1.342</text:p>
          </table:table-cell>
          <table:table-cell table:formula="of:=[.T27]" office:value-type="float" office:value="7.21">
            <text:p>7.21</text:p>
          </table:table-cell>
          <table:table-cell table:formula="of:=[.Q27]" office:value-type="float" office:value="10.956">
            <text:p>10.956</text:p>
          </table:table-cell>
          <table:table-cell/>
          <table:table-cell table:style-name="ce1" office:value-type="string">
            <text:p>fft</text:p>
          </table:table-cell>
          <table:table-cell table:formula="of:=[.N12]" office:value-type="float" office:value="1.45">
            <text:p>1.45</text:p>
          </table:table-cell>
          <table:table-cell table:formula="of:=[.N13]" office:value-type="float" office:value="1.39">
            <text:p>1.39</text:p>
          </table:table-cell>
          <table:table-cell table:formula="of:=[.N14]" office:value-type="float" office:value="1.39">
            <text:p>1.39</text:p>
          </table:table-cell>
          <table:table-cell/>
          <table:table-cell table:formula="of:=[.M12]-[.R12]+3*[.N12]" office:value-type="float" office:value="10.46">
            <text:p>10.46</text:p>
          </table:table-cell>
          <table:table-cell table:formula="of:=[.M16]-[.R16]+3*[.N16]" office:value-type="float" office:value="10.15">
            <text:p>10.15</text:p>
          </table:table-cell>
          <table:table-cell table:formula="of:=[.M14]-[.R14]+3*[.N14]" office:value-type="float" office:value="10.23">
            <text:p>10.23</text:p>
          </table:table-cell>
          <table:table-cell table:formula="of:=[.$M7]-[.$R7]-[.$O7]-[.$P7]-[.$Q7]" office:value-type="float" office:value="6.94">
            <text:p>6.94</text:p>
          </table:table-cell>
          <table:table-cell table:formula="of:=[.$M8]-[.$O8]-[.$P8]-[.$Q8]-[.$R8]" office:value-type="float" office:value="8.94">
            <text:p>8.94</text:p>
          </table:table-cell>
          <table:table-cell table:formula="of:=[.$M9]-[.$O9]-[.$P9]-[.$Q9]-[.$R9]" office:value-type="float" office:value="7.37">
            <text:p>7.37</text:p>
          </table:table-cell>
        </table:table-row>
        <table:table-row table:style-name="ro1">
          <table:table-cell table:style-name="ce1" office:value-type="string">
            <text:p>+H</text:p>
          </table:table-cell>
          <table:table-cell table:formula="of:=[.F27]/[.F$26]" office:value-type="float" office:value="1.07247873026877">
            <text:p>1.0724787303</text:p>
          </table:table-cell>
          <table:table-cell table:formula="of:=[.G27]/[.G$26]" office:value-type="float" office:value="1.00611418266148">
            <text:p>1.0061141827</text:p>
          </table:table-cell>
          <table:table-cell table:formula="of:=[.H27]/[.H$26]" office:value-type="float" office:value="0">
            <text:p>0</text:p>
          </table:table-cell>
          <table:table-cell table:formula="of:=[.J27]/[.J$26]" office:value-type="float" office:value="0">
            <text:p>0</text:p>
          </table:table-cell>
          <table:table-cell table:formula="of:=[.D15]" office:value-type="float" office:value="38.0285542361111">
            <text:p>38.0285542361</text:p>
          </table:table-cell>
          <table:table-cell table:formula="of:=[.I15]" office:value-type="float" office:value="1476.81826388889">
            <text:p>1476.8182638889</text:p>
          </table:table-cell>
          <table:table-cell/>
          <table:table-cell/>
          <table:table-cell/>
          <table:table-cell/>
          <table:table-cell table:style-name="ce1" office:value-type="string">
            <text:p>avg</text:p>
          </table:table-cell>
          <table:table-cell table:formula="of:=SUM([.M22:.M26])/5" office:value-type="float" office:value="1.342">
            <text:p>1.342</text:p>
          </table:table-cell>
          <table:table-cell table:formula="of:=SUM([.N22:.N26])/5" office:value-type="float" office:value="1.324">
            <text:p>1.324</text:p>
          </table:table-cell>
          <table:table-cell table:formula="of:=SUM([.O22:.O26])/5" office:value-type="float" office:value="1.688">
            <text:p>1.688</text:p>
          </table:table-cell>
          <table:table-cell/>
          <table:table-cell table:formula="of:=SUM([.Q22:.Q26])/5" office:value-type="float" office:value="10.956">
            <text:p>10.956</text:p>
          </table:table-cell>
          <table:table-cell table:formula="of:=SUM([.R22:.R26])/5" office:value-type="float" office:value="11.036">
            <text:p>11.036</text:p>
          </table:table-cell>
          <table:table-cell table:formula="of:=SUM([.S22:.S26])/5" office:value-type="float" office:value="12.934">
            <text:p>12.934</text:p>
          </table:table-cell>
          <table:table-cell table:formula="of:=SUM([.T22:.T26])/5" office:value-type="float" office:value="7.21">
            <text:p>7.21</text:p>
          </table:table-cell>
          <table:table-cell table:formula="of:=SUM([.U22:.U26])/5" office:value-type="float" office:value="7.59">
            <text:p>7.59</text:p>
          </table:table-cell>
          <table:table-cell table:formula="of:=SUM([.V22:.V26])/5" office:value-type="float" office:value="7.702">
            <text:p>7.702</text:p>
          </table:table-cell>
        </table:table-row>
        <table:table-row table:style-name="ro1">
          <table:table-cell table:style-name="ce1" office:value-type="string">
            <text:p>+IH</text:p>
          </table:table-cell>
          <table:table-cell table:formula="of:=[.F28]/[.F$26]" office:value-type="float" office:value="1.17712728970954">
            <text:p>1.1771272897</text:p>
          </table:table-cell>
          <table:table-cell table:formula="of:=[.G28]/[.G$26]" office:value-type="float" office:value="1.01622612510549">
            <text:p>1.0162261251</text:p>
          </table:table-cell>
          <table:table-cell table:formula="of:=[.H28]/[.H$26]" office:value-type="float" office:value="0">
            <text:p>0</text:p>
          </table:table-cell>
          <table:table-cell table:formula="of:=[.J28]/[.J$26]" office:value-type="float" office:value="0">
            <text:p>0</text:p>
          </table:table-cell>
          <table:table-cell table:formula="of:=[.D16]" office:value-type="float" office:value="41.7392417361111">
            <text:p>41.7392417361</text:p>
          </table:table-cell>
          <table:table-cell table:formula="of:=[.I16]" office:value-type="float" office:value="1491.66101388889">
            <text:p>1491.6610138889</text:p>
          </table:table-cell>
          <table:table-cell/>
          <table:table-cell/>
          <table:table-cell/>
          <table:table-cell table:number-columns-repeated="12"/>
        </table:table-row>
        <table:table-row table:style-name="ro1">
          <table:table-cell table:style-name="ce1" office:value-type="string">
            <text:p>+IHM</text:p>
          </table:table-cell>
          <table:table-cell table:formula="of:=[.F29]/[.F$26]" office:value-type="float" office:value="1.21102836307157">
            <text:p>1.2110283631</text:p>
          </table:table-cell>
          <table:table-cell table:formula="of:=[.G29]/[.G$26]" office:value-type="float" office:value="1.0195019055315">
            <text:p>1.0195019055</text:p>
          </table:table-cell>
          <table:table-cell table:formula="of:=[.H29]/[.H$26]" office:value-type="float" office:value="0.986587183308495">
            <text:p>0.9865871833</text:p>
          </table:table-cell>
          <table:table-cell table:formula="of:=[.J29]/[.J$26]" office:value-type="float" office:value="1.00730193501278">
            <text:p>1.007301935</text:p>
          </table:table-cell>
          <table:table-cell table:formula="of:=[.D17]" office:value-type="float" office:value="42.9413250694445">
            <text:p>42.9413250694</text:p>
          </table:table-cell>
          <table:table-cell table:formula="of:=[.I17]" office:value-type="float" office:value="1496.46934722222">
            <text:p>1496.4693472222</text:p>
          </table:table-cell>
          <table:table-cell table:formula="of:=[.N27]" office:value-type="float" office:value="1.324">
            <text:p>1.324</text:p>
          </table:table-cell>
          <table:table-cell table:formula="of:=[.U27]" office:value-type="float" office:value="7.59">
            <text:p>7.59</text:p>
          </table:table-cell>
          <table:table-cell table:formula="of:=[.R27]" office:value-type="float" office:value="11.036">
            <text:p>11.036</text:p>
          </table:table-cell>
          <table:table-cell/>
          <table:table-cell table:style-name="ce1" office:value-type="string">
            <text:p>max core power:</text:p>
          </table:table-cell>
          <table:table-cell table:formula="of:=MAX([.N3:.Q15])" office:value-type="float" office:value="2.39">
            <text:p>2.39</text:p>
          </table:table-cell>
          <table:table-cell office:value-type="string">
            <text:p>mW</text:p>
          </table:table-cell>
          <table:table-cell/>
          <table:table-cell table:style-name="ce1" office:value-type="string">
            <text:p>4-core</text:p>
          </table:table-cell>
          <table:table-cell table:style-name="ce1" office:value-type="string">
            <text:p>MOPS/mW</text:p>
          </table:table-cell>
          <table:table-cell table:formula="of:=130*4/(130*[.S27]/50)" office:value-type="float" office:value="15.4631204577084">
            <text:p>15.4631204577</text:p>
          </table:table-cell>
          <table:table-cell/>
          <table:table-cell table:formula="of:=362*[.S27]/50" office:value-type="float" office:value="93.64216">
            <text:p>93.642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+IHVM</text:p>
          </table:table-cell>
          <table:table-cell table:formula="of:=[.F30]/[.F$26]" office:value-type="float" office:value="1.26496455951239">
            <text:p>1.2649645595</text:p>
          </table:table-cell>
          <table:table-cell table:formula="of:=[.G30]/[.G$26]" office:value-type="float" office:value="1.02471363244846">
            <text:p>1.0247136324</text:p>
          </table:table-cell>
          <table:table-cell table:formula="of:=[.H30]/[.H$26]" office:value-type="float" office:value="0">
            <text:p>0</text:p>
          </table:table-cell>
          <table:table-cell table:formula="of:=[.J30]/[.J$26]" office:value-type="float" office:value="0">
            <text:p>0</text:p>
          </table:table-cell>
          <table:table-cell table:formula="of:=[.D18]" office:value-type="float" office:value="44.8538250694444">
            <text:p>44.8538250694</text:p>
          </table:table-cell>
          <table:table-cell table:formula="of:=[.I18]" office:value-type="float" office:value="1504.11934722222">
            <text:p>1504.1193472222</text:p>
          </table:table-cell>
          <table:table-cell/>
          <table:table-cell/>
          <table:table-cell/>
          <table:table-cell/>
          <table:table-cell table:style-name="ce1" office:value-type="string">
            <text:p>min core power:</text:p>
          </table:table-cell>
          <table:table-cell table:formula="of:=MIN([.N3:.Q15])" office:value-type="float" office:value="0.38">
            <text:p>0.38</text:p>
          </table:table-cell>
          <table:table-cell office:value-type="string">
            <text:p>mW</text:p>
          </table:table-cell>
          <table:table-cell/>
          <table:table-cell table:style-name="ce1"/>
          <table:table-cell table:style-name="ce1" office:value-type="string">
            <text:p>MOPS</text:p>
          </table:table-cell>
          <table:table-cell table:formula="of:=4*362" office:value-type="float" office:value="1448">
            <text:p>144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itcnt</text:p>
          </table:table-cell>
          <table:table-cell table:formula="of:=[.F31]/[.F$26]" office:value-type="float" office:value="1.25484891595942">
            <text:p>1.254848916</text:p>
          </table:table-cell>
          <table:table-cell table:formula="of:=[.G31]/[.G$26]" office:value-type="float" office:value="1.02505181561729">
            <text:p>1.0250518156</text:p>
          </table:table-cell>
          <table:table-cell table:formula="of:=[.H31]/[.H$26]" office:value-type="float" office:value="0">
            <text:p>0</text:p>
          </table:table-cell>
          <table:table-cell table:formula="of:=[.J31]/[.J$26]" office:value-type="float" office:value="0">
            <text:p>0</text:p>
          </table:table-cell>
          <table:table-cell table:formula="of:=[.C19]" office:value-type="float" office:value="44.4951388888889">
            <text:p>44.4951388889</text:p>
          </table:table-cell>
          <table:table-cell table:formula="of:=[.I19]" office:value-type="float" office:value="1504.61574722222">
            <text:p>1504.6157472222</text:p>
          </table:table-cell>
          <table:table-cell/>
          <table:table-cell/>
          <table:table-cell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+IHVM</text:p>
          </table:table-cell>
          <table:table-cell table:formula="of:=[.F32]/[.F$26]" office:value-type="float" office:value="1.25484891595942">
            <text:p>1.254848916</text:p>
          </table:table-cell>
          <table:table-cell table:formula="of:=[.G32]/[.G$26]" office:value-type="float" office:value="1.02284696052883">
            <text:p>1.0228469605</text:p>
          </table:table-cell>
          <table:table-cell table:formula="of:=[.H32]/[.H$26]" office:value-type="float" office:value="1.25782414307004">
            <text:p>1.2578241431</text:p>
          </table:table-cell>
          <table:table-cell table:formula="of:=[.J32]/[.J$26]" office:value-type="float" office:value="1.18054034319095">
            <text:p>1.1805403432</text:p>
          </table:table-cell>
          <table:table-cell table:formula="of:=[.C19]" office:value-type="float" office:value="44.4951388888889">
            <text:p>44.4951388889</text:p>
          </table:table-cell>
          <table:table-cell table:style-name="ce4" office:value-type="float" office:value="1501.3793647917">
            <text:p>1501.3793647917</text:p>
          </table:table-cell>
          <table:table-cell table:formula="of:=[.O27]" office:value-type="float" office:value="1.688">
            <text:p>1.688</text:p>
          </table:table-cell>
          <table:table-cell table:formula="of:=[.V27]" office:value-type="float" office:value="7.702">
            <text:p>7.702</text:p>
          </table:table-cell>
          <table:table-cell table:formula="of:=[.S27]" office:value-type="float" office:value="12.934">
            <text:p>12.934</text:p>
          </table:table-cell>
          <table:table-cell/>
          <table:table-cell table:style-name="ce1" office:value-type="string">
            <text:p>energy efficiency</text:p>
          </table:table-cell>
          <table:table-cell table:formula="of:=[.O27]/50*1000" office:value-type="float" office:value="33.76">
            <text:p>33.76</text:p>
          </table:table-cell>
          <table:table-cell office:value-type="string">
            <text:p>[uW/MHz]</text:p>
          </table:table-cell>
          <table:table-cell/>
          <table:table-cell table:style-name="ce1" office:value-type="string">
            <text:p>Single-core</text:p>
          </table:table-cell>
          <table:table-cell table:style-name="ce1" office:value-type="string">
            <text:p>MOPS/mW</text:p>
          </table:table-cell>
          <table:table-cell table:formula="of:=130/(130*[.V27]/50)" office:value-type="float" office:value="6.49182030641392">
            <text:p>6.4918203064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1"/>
          <table:table-cell table:style-name="ce1" office:value-type="string">
            <text:p>MOPS</text:p>
          </table:table-cell>
          <table:table-cell table:formula="of:=362" office:value-type="float" office:value="362">
            <text:p>362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table:number-columns-spanned="6" table:number-rows-spanned="1">
            <text:p>normalized numbers</text:p>
          </table:table-cell>
          <table:covered-table-cell table:number-columns-repeated="5" table:style-name="ce1"/>
          <table:table-cell table:number-columns-repeated="15"/>
        </table:table-row>
        <table:table-row table:style-name="ro1">
          <table:table-cell table:number-columns-repeated="15"/>
          <table:table-cell table:style-name="ce1" office:value-type="string">
            <text:p>1core vs 4core efficiency:</text:p>
          </table:table-cell>
          <table:table-cell/>
          <table:table-cell table:formula="of:=[.R29]/[.R32]" office:value-type="float" office:value="2.3819390753054">
            <text:p>2.3819390753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>
            <text:p>area:</text:p>
          </table:table-cell>
          <table:table-cell table:number-columns-repeated="3"/>
          <table:table-cell table:style-name="ce1" office:value-type="string">
            <text:p>1core vs 4core power:</text:p>
          </table:table-cell>
          <table:table-cell/>
          <table:table-cell table:formula="of:=[.S27]/[.V27]" office:value-type="float" office:value="1.67930407686315">
            <text:p>1.6793040769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" office:value-type="string">
            <text:p>total core increase in %</text:p>
          </table:table-cell>
          <table:table-cell table:formula="of:=([.F32]-[.F26])/[.F26]*100" office:value-type="float" office:value="25.4848915959419">
            <text:p>25.4848915959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" office:value-type="string">
            <text:p>total cluster increase in %</text:p>
          </table:table-cell>
          <table:table-cell table:formula="of:=([.G32]-[.G26])/[.G26]*100" office:value-type="float" office:value="2.2846960528833">
            <text:p>2.2846960529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table:style-name="ce1" office:value-type="string">
            <text:p>power: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style-name="ce2" office:value-type="string">
            <text:p>total core increase in %</text:p>
          </table:table-cell>
          <table:table-cell table:formula="of:=([.O27]-[.M27])/[.M27]*100" office:value-type="float" office:value="25.7824143070045">
            <text:p>25.782414307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" office:value-type="string">
            <text:p>total cluster increase in %</text:p>
          </table:table-cell>
          <table:table-cell table:formula="of:=([.S27]-[.Q27])/[.Q27]*100" office:value-type="float" office:value="18.0540343190946">
            <text:p>18.0540343191</text:p>
          </table:table-cell>
          <table:table-cell table:number-columns-repeated="9"/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10" office:value-type="string" table:number-columns-spanned="6" table:number-rows-spanned="1">
            <text:p>absolute number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← USE plot with absolute numbers!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maybe use 4 plots in order to see the increaes on core and cluster level!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number-style style:name="N5147P0" style:volatile="true" number:language="en" number:country="US">
      <number:number number:decimal-places="0" number:min-integer-digits="1" number:grouping="true"/>
      <number:text> </number:text>
    </number:number-style>
    <number:number-style style:name="N514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23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7:06</meta:creation-date>
    <dc:date>2015-05-08T23:46:47</dc:date>
    <meta:editing-duration>P3DT9H30M4S</meta:editing-duration>
    <meta:editing-cycles>211</meta:editing-cycles>
    <meta:generator>LibreOffice/3.4$Unix LibreOffice_project/340m1$Build-402</meta:generator>
    <dc:creator>Michael Gautschi</dc:creator>
    <meta:document-statistic meta:table-count="6" meta:cell-count="1637" meta:object-count="17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76cm" svg:height="9cm" xlink:href=".." xlink:type="simple" chart:class="chart:bar" chart:style-name="ch1">
        <chart:title svg:x="5.68cm" svg:y="0.316cm" chart:style-name="ch2">
          <text:p>GCC, LLVM with Extensions vs. Cortex M4</text:p>
        </chart:title>
        <chart:legend chart:legend-position="end" svg:x="17.627cm" svg:y="3.683cm" style:legend-expansion="high" chart:style-name="ch3"/>
        <chart:plot-area chart:style-name="ch4" table:cell-range-address="'Cmp,All FEat'.A61:'Cmp,All FEat'.D74" chart:data-source-has-labels="both" svg:x="1.43cm" svg:y="1.651cm" svg:width="15.383cm" svg:height="6.749cm">
          <chartooo:coordinate-region svg:x="2.173cm" svg:y="1.857cm" svg:width="14.64cm" svg:height="5.472cm"/>
          <chart:axis chart:dimension="x" chart:name="primary-x" chart:style-name="ch5" chartooo:axis-type="auto">
            <chartooo:date-scale/>
            <chart:categories table:cell-range-address="'Cmp,All FEat'.A62:'Cmp,All FEat'.A74"/>
          </chart:axis>
          <chart:axis chart:dimension="y" chart:name="primary-y" chart:style-name="ch6">
            <chart:title svg:x="0.836cm" svg:y="5.254cm" chart:style-name="ch7">
              <text:p>Speedup</text:p>
            </chart:title>
            <chart:grid chart:style-name="ch8" chart:class="major"/>
          </chart:axis>
          <chart:series chart:style-name="ch9" chart:values-cell-range-address="'Cmp,All FEat'.B62:'Cmp,All FEat'.B74" chart:label-cell-address="'Cmp,All FEat'.B61:'Cmp,All FEat'.B61" chart:class="chart:bar">
            <chart:data-point chart:repeated="13"/>
          </chart:series>
          <chart:series chart:style-name="ch10" chart:values-cell-range-address="'Cmp,All FEat'.C62:'Cmp,All FEat'.C74" chart:label-cell-address="'Cmp,All FEat'.C61:'Cmp,All FEat'.C61" chart:class="chart:bar">
            <chart:data-point chart:repeated="13"/>
          </chart:series>
          <chart:series chart:style-name="ch11" chart:values-cell-range-address="'Cmp,All FEat'.D62:'Cmp,All FEat'.D74" chart:label-cell-address="'Cmp,All FEat'.D61:'Cmp,All FEat'.D6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VM w. ext</text:p>
                <draw:g>
                  <svg:desc>'Cmp,All FEat'.B61:'Cmp,All FEat'.B61</svg:desc>
                </draw:g>
              </table:table-cell>
              <table:table-cell office:value-type="string">
                <text:p>GCC w. ext</text:p>
                <draw:g>
                  <svg:desc>'Cmp,All FEat'.C61:'Cmp,All FEat'.C61</svg:desc>
                </draw:g>
              </table:table-cell>
              <table:table-cell office:value-type="string">
                <text:p>Cortex M4</text:p>
                <draw:g>
                  <svg:desc>'Cmp,All FEat'.D61:'Cmp,All FEat'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'Cmp,All FEat'.A62:'Cmp,All FEat'.A74</svg:desc>
                </draw:g>
              </table:table-cell>
              <table:table-cell office:value-type="float" office:value="1">
                <text:p>1</text:p>
                <draw:g>
                  <svg:desc>'Cmp,All FEat'.B62:'Cmp,All FEat'.B74</svg:desc>
                </draw:g>
              </table:table-cell>
              <table:table-cell office:value-type="float" office:value="1.13558033451597">
                <text:p>1.13558033451597</text:p>
                <draw:g>
                  <svg:desc>'Cmp,All FEat'.C62:'Cmp,All FEat'.C74</svg:desc>
                </draw:g>
              </table:table-cell>
              <table:table-cell office:value-type="float" office:value="0.821749495690446">
                <text:p>0.821749495690446</text:p>
                <draw:g>
                  <svg:desc>'Cmp,All FEat'.D62:'Cmp,All FEat'.D74</svg:desc>
                </draw:g>
              </table:table-cell>
            </table:table-row>
            <table:table-row>
              <table:table-cell office:value-type="string">
                <text:p>fdctfst</text:p>
              </table:table-cell>
              <table:table-cell office:value-type="float" office:value="1">
                <text:p>1</text:p>
              </table:table-cell>
              <table:table-cell office:value-type="float" office:value="0.931762794476036">
                <text:p>0.931762794476036</text:p>
              </table:table-cell>
              <table:table-cell office:value-type="float" office:value="0.675103001765745">
                <text:p>0.675103001765745</text:p>
              </table:table-cell>
            </table:table-row>
            <table:table-row>
              <table:table-cell office:value-type="string">
                <text:p>ipm</text:p>
              </table:table-cell>
              <table:table-cell office:value-type="float" office:value="1">
                <text:p>1</text:p>
              </table:table-cell>
              <table:table-cell office:value-type="float" office:value="0.921501706484642">
                <text:p>0.921501706484642</text:p>
              </table:table-cell>
              <table:table-cell office:value-type="float" office:value="0.870125684821141">
                <text:p>0.870125684821141</text:p>
              </table:table-cell>
            </table:table-row>
            <table:table-row>
              <table:table-cell office:value-type="string">
                <text:p>matmul32</text:p>
              </table:table-cell>
              <table:table-cell office:value-type="float" office:value="1">
                <text:p>1</text:p>
              </table:table-cell>
              <table:table-cell office:value-type="float" office:value="1.39693103330952">
                <text:p>1.39693103330952</text:p>
              </table:table-cell>
              <table:table-cell office:value-type="float" office:value="0.751985406165749">
                <text:p>0.751985406165749</text:p>
              </table:table-cell>
            </table:table-row>
            <table:table-row>
              <table:table-cell office:value-type="string">
                <text:p>matmul32_t</text:p>
              </table:table-cell>
              <table:table-cell office:value-type="float" office:value="1">
                <text:p>1</text:p>
              </table:table-cell>
              <table:table-cell office:value-type="float" office:value="1.15407577648776">
                <text:p>1.15407577648776</text:p>
              </table:table-cell>
              <table:table-cell office:value-type="float" office:value="0.70591966002553">
                <text:p>0.70591966002553</text:p>
              </table:table-cell>
            </table:table-row>
            <table:table-row>
              <table:table-cell office:value-type="string">
                <text:p>matmul16</text:p>
              </table:table-cell>
              <table:table-cell office:value-type="float" office:value="1">
                <text:p>1</text:p>
              </table:table-cell>
              <table:table-cell office:value-type="float" office:value="1.25302682647009">
                <text:p>1.25302682647009</text:p>
              </table:table-cell>
              <table:table-cell office:value-type="float" office:value="0.662304652850577">
                <text:p>0.662304652850577</text:p>
              </table:table-cell>
            </table:table-row>
            <table:table-row>
              <table:table-cell office:value-type="string">
                <text:p>matmul16_t</text:p>
              </table:table-cell>
              <table:table-cell office:value-type="float" office:value="1">
                <text:p>1</text:p>
              </table:table-cell>
              <table:table-cell office:value-type="float" office:value="1.17225881740237">
                <text:p>1.17225881740237</text:p>
              </table:table-cell>
              <table:table-cell office:value-type="float" office:value="0.433361737326055">
                <text:p>0.433361737326055</text:p>
              </table:table-cell>
            </table:table-row>
            <table:table-row>
              <table:table-cell office:value-type="string">
                <text:p>matmul8</text:p>
              </table:table-cell>
              <table:table-cell office:value-type="float" office:value="1">
                <text:p>1</text:p>
              </table:table-cell>
              <table:table-cell office:value-type="float" office:value="1.38910354027965">
                <text:p>1.38910354027965</text:p>
              </table:table-cell>
              <table:table-cell office:value-type="float" office:value="0.653917020658929">
                <text:p>0.653917020658929</text:p>
              </table:table-cell>
            </table:table-row>
            <table:table-row>
              <table:table-cell office:value-type="string">
                <text:p>matmul8_t</text:p>
              </table:table-cell>
              <table:table-cell office:value-type="float" office:value="1">
                <text:p>1</text:p>
              </table:table-cell>
              <table:table-cell office:value-type="float" office:value="0.93882324425862">
                <text:p>0.93882324425862</text:p>
              </table:table-cell>
              <table:table-cell office:value-type="float" office:value="0.276445713266125">
                <text:p>0.2764457132661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">
                <text:p>1</text:p>
              </table:table-cell>
              <table:table-cell office:value-type="float" office:value="0.951358836766488">
                <text:p>0.951358836766488</text:p>
              </table:table-cell>
              <table:table-cell office:value-type="float" office:value="0.574835268277377">
                <text:p>0.574835268277377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737612146307798">
                <text:p>0.737612146307798</text:p>
              </table:table-cell>
            </table:table-row>
            <table:table-row>
              <table:table-cell office:value-type="string">
                <text:p>aes_cbc</text:p>
              </table:table-cell>
              <table:table-cell office:value-type="float" office:value="1">
                <text:p>1</text:p>
              </table:table-cell>
              <table:table-cell office:value-type="float" office:value="0.82357196829633">
                <text:p>0.82357196829633</text:p>
              </table:table-cell>
              <table:table-cell office:value-type="float" office:value="1.21385242405573">
                <text:p>1.21385242405573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1">
                <text:p>1</text:p>
              </table:table-cell>
              <table:table-cell office:value-type="float" office:value="0.832787958115183">
                <text:p>0.832787958115183</text:p>
              </table:table-cell>
              <table:table-cell office:value-type="float" office:value="0.937449639708083">
                <text:p>0.937449639708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448cm" svg:y="0.68cm" style:legend-expansion="wide" chart:style-name="ch2"/>
        <chart:plot-area chart:style-name="ch3" table:cell-range-address="efficiency.A39:efficiency.A44 efficiency.O39:efficiency.Q44" chart:data-source-has-labels="both" svg:x="0.77cm" svg:y="1.651cm" svg:width="14.59cm" svg:height="6.749cm">
          <chartooo:coordinate-region svg:x="1.513cm" svg:y="1.858cm" svg:width="13.847cm" svg:height="5.882cm"/>
          <chart:axis chart:dimension="x" chart:name="primary-x" chart:style-name="ch4" chartooo:axis-type="auto">
            <chartooo:date-scale/>
            <chart:categories table:cell-range-address="efficiency.A40:efficiency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fficiency.O40:efficiency.O44" chart:label-cell-address="efficiency.O39:efficiency.O39" chart:class="chart:bar">
            <chart:data-point chart:repeated="5"/>
          </chart:series>
          <chart:series chart:style-name="ch8" chart:values-cell-range-address="efficiency.P40:efficiency.P44" chart:label-cell-address="efficiency.P39:efficiency.P39" chart:class="chart:bar">
            <chart:data-point chart:repeated="5"/>
          </chart:series>
          <chart:series chart:style-name="ch9" chart:values-cell-range-address="efficiency.Q40:efficiency.Q44" chart:label-cell-address="efficiency.Q39:efficiency.Q3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 Initial</text:p>
                <draw:g>
                  <svg:desc>efficiency.O39:efficiency.O39</svg:desc>
                </draw:g>
              </table:table-cell>
              <table:table-cell office:value-type="string">
                <text:p>+IHM</text:p>
                <draw:g>
                  <svg:desc>efficiency.P39:efficiency.P39</svg:desc>
                </draw:g>
              </table:table-cell>
              <table:table-cell office:value-type="string">
                <text:p>+IHVM</text:p>
                <draw:g>
                  <svg:desc>efficiency.Q39:efficiency.Q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Mul8</text:p>
                <draw:g>
                  <svg:desc>efficiency.A40:efficiency.A44</svg:desc>
                </draw:g>
              </table:table-cell>
              <table:table-cell office:value-type="float" office:value="1">
                <text:p>1</text:p>
                <draw:g>
                  <svg:desc>efficiency.O40:efficiency.O44</svg:desc>
                </draw:g>
              </table:table-cell>
              <table:table-cell office:value-type="float" office:value="0.541869229923841">
                <text:p>0.541869229923841</text:p>
                <draw:g>
                  <svg:desc>efficiency.P40:efficiency.P44</svg:desc>
                </draw:g>
              </table:table-cell>
              <table:table-cell office:value-type="float" office:value="0.267913726730041">
                <text:p>0.267913726730041</text:p>
                <draw:g>
                  <svg:desc>efficiency.Q40:efficiency.Q44</svg:desc>
                </draw:g>
              </table:table-cell>
            </table:table-row>
            <table:table-row>
              <table:table-cell office:value-type="string">
                <text:p>matMul16</text:p>
              </table:table-cell>
              <table:table-cell office:value-type="float" office:value="1">
                <text:p>1</text:p>
              </table:table-cell>
              <table:table-cell office:value-type="float" office:value="0.555817250478605">
                <text:p>0.555817250478605</text:p>
              </table:table-cell>
              <table:table-cell office:value-type="float" office:value="0.409558010382712">
                <text:p>0.409558010382712</text:p>
              </table:table-cell>
            </table:table-row>
            <table:table-row>
              <table:table-cell office:value-type="string">
                <text:p>matMul32</text:p>
              </table:table-cell>
              <table:table-cell office:value-type="float" office:value="1">
                <text:p>1</text:p>
              </table:table-cell>
              <table:table-cell office:value-type="float" office:value="0.630228820075396">
                <text:p>0.630228820075396</text:p>
              </table:table-cell>
              <table:table-cell office:value-type="float" office:value="0.534744463409736">
                <text:p>0.53474446340973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">
                <text:p>1</text:p>
              </table:table-cell>
              <table:table-cell office:value-type="float" office:value="0.595573336104328">
                <text:p>0.595573336104328</text:p>
              </table:table-cell>
              <table:table-cell office:value-type="float" office:value="0.461145713838634">
                <text:p>0.461145713838634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0.948395604904938">
                <text:p>0.948395604904938</text:p>
              </table:table-cell>
              <table:table-cell office:value-type="float" office:value="0.935432956660116">
                <text:p>0.9354329566601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116cm" svg:height="6.351cm" xlink:href=".." xlink:type="simple" chart:class="chart:bar" chart:style-name="ch1">
        <chart:legend svg:x="1.462cm" svg:y="0.574cm" style:legend-expansion="custom" chartooo:width="6.159cm" chartooo:height="1.021cm" style:legend-expansion-aspect-ratio="6.03232125367287" chart:style-name="ch2"/>
        <chart:plot-area chart:style-name="ch3" table:cell-range-address="'area power'.B24:'area power'.C29 'area power'.A24:'area power'.A29 'area power'.A32:'area power'.C32" chart:data-source-has-labels="both" svg:x="1.408cm" svg:y="1.95cm" svg:width="6.384cm" svg:height="3.334cm">
          <chartooo:coordinate-region svg:x="2.287cm" svg:y="2.21cm" svg:width="5.505cm" svg:height="2.305cm"/>
          <chart:axis chart:dimension="x" chart:name="primary-x" chart:style-name="ch4" chartooo:axis-type="auto">
            <chartooo:date-scale/>
            <chart:categories table:cell-range-address="'area power'.B24:'area power'.C25"/>
          </chart:axis>
          <chart:axis chart:dimension="y" chart:name="primary-y" chart:style-name="ch5">
            <chart:title svg:x="0.451cm" svg:y="4.834cm" chart:style-name="ch6">
              <text:p>Area [kGE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area power'.B26:'area power'.C26" chart:label-cell-address="'area power'.A26:'area power'.A26" chart:class="chart:bar">
            <chart:data-point chart:repeated="2"/>
          </chart:series>
          <chart:series chart:attached-axis="primary-y" chart:style-name="ch10" chart:values-cell-range-address="'area power'.B27:'area power'.C27" chart:label-cell-address="'area power'.A27:'area power'.A27" chart:class="chart:bar">
            <chart:data-point chart:repeated="2"/>
          </chart:series>
          <chart:series chart:attached-axis="primary-y" chart:style-name="ch11" chart:values-cell-range-address="'area power'.B28:'area power'.C28" chart:label-cell-address="'area power'.A28:'area power'.A28" chart:class="chart:bar">
            <chart:data-point chart:repeated="2"/>
          </chart:series>
          <chart:series chart:attached-axis="primary-y" chart:style-name="ch12" chart:values-cell-range-address="'area power'.B29:'area power'.C29" chart:label-cell-address="'area power'.A29:'area power'.A29" chart:class="chart:bar">
            <chart:data-point chart:repeated="2"/>
          </chart:series>
          <chart:series chart:attached-axis="primary-y" chart:style-name="ch13" chart:values-cell-range-address="'area power'.B32:'area power'.C32" chart:label-cell-address="'area power'.A32:'area power'.A3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text:list>
                  <text:list-item>
                    <text:p/>
                  </text:list-item>
                  <text:list-item>
                    <text:p>Core</text:p>
                  </text:list-item>
                </text:list>
                <draw:g>
                  <svg:desc>'area power'.B24:'area power'.C25</svg:desc>
                </draw:g>
              </table:table-cell>
              <table:table-cell office:value-type="string">
                <text:p>Cluster</text:p>
                <text:list>
                  <text:list-item>
                    <text:p/>
                  </text:list-item>
                  <text:list-item>
                    <text:p>Clus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1">
                <text:p>1</text:p>
                <draw:g>
                  <svg:desc>'area power'.B26:'area power'.C2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+H</text:p>
                <draw:g>
                  <svg:desc>'area power'.A27:'area power'.A27</svg:desc>
                </draw:g>
              </table:table-cell>
              <table:table-cell office:value-type="float" office:value="1.07247873026877">
                <text:p>1.07247873026877</text:p>
                <draw:g>
                  <svg:desc>'area power'.B27:'area power'.C27</svg:desc>
                </draw:g>
              </table:table-cell>
              <table:table-cell office:value-type="float" office:value="1.00611418266148">
                <text:p>1.00611418266148</text:p>
              </table:table-cell>
            </table:table-row>
            <table:table-row>
              <table:table-cell office:value-type="string">
                <text:p>+IH</text:p>
                <draw:g>
                  <svg:desc>'area power'.A28:'area power'.A28</svg:desc>
                </draw:g>
              </table:table-cell>
              <table:table-cell office:value-type="float" office:value="1.17712728970954">
                <text:p>1.17712728970954</text:p>
                <draw:g>
                  <svg:desc>'area power'.B28:'area power'.C28</svg:desc>
                </draw:g>
              </table:table-cell>
              <table:table-cell office:value-type="float" office:value="1.01622612510549">
                <text:p>1.01622612510549</text:p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1.21102836307157">
                <text:p>1.21102836307157</text:p>
                <draw:g>
                  <svg:desc>'area power'.B29:'area power'.C29</svg:desc>
                </draw:g>
              </table:table-cell>
              <table:table-cell office:value-type="float" office:value="1.0195019055315">
                <text:p>1.0195019055315</text:p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1.25484891595942">
                <text:p>1.25484891595942</text:p>
                <draw:g>
                  <svg:desc>'area power'.B32:'area power'.C32</svg:desc>
                </draw:g>
              </table:table-cell>
              <table:table-cell office:value-type="float" office:value="1.02284696052883">
                <text:p>1.022846960528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17cm" svg:height="6.351cm" xlink:href=".." xlink:type="simple" chart:class="chart:bar" chart:style-name="ch1">
        <chart:legend chart:legend-position="top" svg:x="1.834cm" svg:y="0.574cm" style:legend-expansion="wide" chart:style-name="ch2"/>
        <chart:plot-area chart:style-name="ch3" table:cell-range-address="'area power'.D24:'area power'.E26 'area power'.A26:'area power'.A26 'area power'.A29:'area power'.A29 'area power'.D29:'area power'.E29 'area power'.A32:'area power'.A32 'area power'.D32:'area power'.E32" chart:data-source-has-labels="both" svg:x="1.408cm" svg:y="1.439cm" svg:width="6.385cm" svg:height="4.365cm">
          <chartooo:coordinate-region svg:x="2.287cm" svg:y="1.699cm" svg:width="5.506cm" svg:height="3.336cm"/>
          <chart:axis chart:dimension="x" chart:name="primary-x" chart:style-name="ch4" chartooo:axis-type="auto">
            <chartooo:date-scale/>
            <chart:categories table:cell-range-address="'area power'.D24:'area power'.E25"/>
          </chart:axis>
          <chart:axis chart:dimension="y" chart:name="primary-y" chart:style-name="ch5">
            <chart:title svg:x="0.451cm" svg:y="4.961cm" chart:style-name="ch6">
              <text:p>Power [mW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area power'.D26:'area power'.E26" chart:label-cell-address="'area power'.A26:'area power'.A26" chart:class="chart:bar">
            <chart:data-point chart:repeated="2"/>
          </chart:series>
          <chart:series chart:attached-axis="primary-y" chart:style-name="ch10" chart:values-cell-range-address="'area power'.D29:'area power'.E29" chart:label-cell-address="'area power'.A29:'area power'.A29" chart:class="chart:bar">
            <chart:data-point chart:repeated="2"/>
          </chart:series>
          <chart:series chart:attached-axis="primary-y" chart:style-name="ch11" chart:values-cell-range-address="'area power'.D32:'area power'.E32" chart:label-cell-address="'area power'.A32:'area power'.A3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text:list>
                  <text:list-item>
                    <text:p/>
                  </text:list-item>
                  <text:list-item>
                    <text:p>Core</text:p>
                  </text:list-item>
                </text:list>
                <draw:g>
                  <svg:desc>'area power'.D24:'area power'.E25</svg:desc>
                </draw:g>
              </table:table-cell>
              <table:table-cell office:value-type="string">
                <text:p>Cluster</text:p>
                <text:list>
                  <text:list-item>
                    <text:p/>
                  </text:list-item>
                  <text:list-item>
                    <text:p>Clus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1">
                <text:p>1</text:p>
                <draw:g>
                  <svg:desc>'area power'.D26:'area power'.E2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0.986587183308495">
                <text:p>0.986587183308495</text:p>
                <draw:g>
                  <svg:desc>'area power'.D29:'area power'.E29</svg:desc>
                </draw:g>
              </table:table-cell>
              <table:table-cell office:value-type="float" office:value="1.00730193501278">
                <text:p>1.00730193501278</text:p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1.25782414307004">
                <text:p>1.25782414307004</text:p>
                <draw:g>
                  <svg:desc>'area power'.D32:'area power'.E32</svg:desc>
                </draw:g>
              </table:table-cell>
              <table:table-cell office:value-type="float" office:value="1.18054034319095">
                <text:p>1.180540343190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116cm" svg:height="6.351cm" xlink:href=".." xlink:type="simple" chart:class="chart:bar" chart:style-name="ch1">
        <chart:legend svg:x="1.655cm" svg:y="0.773cm" style:legend-expansion="custom" chartooo:width="6.159cm" chartooo:height="0.81cm" style:legend-expansion-aspect-ratio="7.6037037037037" chart:style-name="ch2"/>
        <chart:plot-area chart:style-name="ch3" table:cell-range-address="'area power'.F24:'area power'.G29 'area power'.A26:'area power'.A29 'area power'.A32:'area power'.A32 'area power'.F32:'area power'.G32" chart:data-source-has-labels="both" svg:x="1.408cm" svg:y="1.95cm" svg:width="6.384cm" svg:height="3.334cm">
          <chartooo:coordinate-region svg:x="2.642cm" svg:y="2.21cm" svg:width="5.15cm" svg:height="2.305cm"/>
          <chart:axis chart:dimension="x" chart:name="primary-x" chart:style-name="ch4" chartooo:axis-type="auto">
            <chartooo:date-scale/>
            <chart:categories table:cell-range-address="'area power'.F24:'area power'.G25"/>
          </chart:axis>
          <chart:axis chart:dimension="y" chart:name="primary-y" chart:style-name="ch5">
            <chart:title svg:x="0.451cm" svg:y="4.834cm" chart:style-name="ch6">
              <text:p>Area [kGE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area power'.F26:'area power'.G26" chart:label-cell-address="'area power'.A26:'area power'.A26" chart:class="chart:bar">
            <chart:data-point chart:repeated="2"/>
          </chart:series>
          <chart:series chart:attached-axis="primary-y" chart:style-name="ch10" chart:values-cell-range-address="'area power'.F27:'area power'.G27" chart:label-cell-address="'area power'.A27:'area power'.A27" chart:class="chart:bar">
            <chart:data-point chart:repeated="2"/>
          </chart:series>
          <chart:series chart:attached-axis="primary-y" chart:style-name="ch11" chart:values-cell-range-address="'area power'.F28:'area power'.G28" chart:label-cell-address="'area power'.A28:'area power'.A28" chart:class="chart:bar">
            <chart:data-point chart:repeated="2"/>
          </chart:series>
          <chart:series chart:attached-axis="primary-y" chart:style-name="ch12" chart:values-cell-range-address="'area power'.F29:'area power'.G29" chart:label-cell-address="'area power'.A29:'area power'.A29" chart:class="chart:bar">
            <chart:data-point chart:repeated="2"/>
          </chart:series>
          <chart:series chart:attached-axis="primary-y" chart:style-name="ch13" chart:values-cell-range-address="'area power'.F32:'area power'.G32" chart:label-cell-address="'area power'.A32:'area power'.A3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text:list>
                  <text:list-item>
                    <text:p/>
                  </text:list-item>
                  <text:list-item>
                    <text:p>Core</text:p>
                  </text:list-item>
                </text:list>
                <draw:g>
                  <svg:desc>'area power'.F24:'area power'.G25</svg:desc>
                </draw:g>
              </table:table-cell>
              <table:table-cell office:value-type="string">
                <text:p>Cluster</text:p>
                <text:list>
                  <text:list-item>
                    <text:p/>
                  </text:list-item>
                  <text:list-item>
                    <text:p>Clus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35.4585626388889">
                <text:p>35.4585626388889</text:p>
                <draw:g>
                  <svg:desc>'area power'.F26:'area power'.G26</svg:desc>
                </draw:g>
              </table:table-cell>
              <table:table-cell office:value-type="float" office:value="1467.8436">
                <text:p>1467.8436</text:p>
              </table:table-cell>
            </table:table-row>
            <table:table-row>
              <table:table-cell office:value-type="string">
                <text:p>+H</text:p>
                <draw:g>
                  <svg:desc>'area power'.A27:'area power'.A27</svg:desc>
                </draw:g>
              </table:table-cell>
              <table:table-cell office:value-type="float" office:value="38.0285542361111">
                <text:p>38.0285542361111</text:p>
                <draw:g>
                  <svg:desc>'area power'.F27:'area power'.G27</svg:desc>
                </draw:g>
              </table:table-cell>
              <table:table-cell office:value-type="float" office:value="1476.81826388889">
                <text:p>1476.81826388889</text:p>
              </table:table-cell>
            </table:table-row>
            <table:table-row>
              <table:table-cell office:value-type="string">
                <text:p>+IH</text:p>
                <draw:g>
                  <svg:desc>'area power'.A28:'area power'.A28</svg:desc>
                </draw:g>
              </table:table-cell>
              <table:table-cell office:value-type="float" office:value="41.7392417361111">
                <text:p>41.7392417361111</text:p>
                <draw:g>
                  <svg:desc>'area power'.F28:'area power'.G28</svg:desc>
                </draw:g>
              </table:table-cell>
              <table:table-cell office:value-type="float" office:value="1491.66101388889">
                <text:p>1491.66101388889</text:p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42.9413250694445">
                <text:p>42.9413250694445</text:p>
                <draw:g>
                  <svg:desc>'area power'.F29:'area power'.G29</svg:desc>
                </draw:g>
              </table:table-cell>
              <table:table-cell office:value-type="float" office:value="1496.46934722222">
                <text:p>1496.46934722222</text:p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44.4951388888889">
                <text:p>44.4951388888889</text:p>
                <draw:g>
                  <svg:desc>'area power'.F32:'area power'.G32</svg:desc>
                </draw:g>
              </table:table-cell>
              <table:table-cell office:value-type="float" office:value="1501.3793647917">
                <text:p>1501.37936479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116cm" svg:height="6.351cm" xlink:href=".." xlink:type="simple" chart:class="chart:bar" chart:style-name="ch1">
        <chart:legend chart:legend-position="top" svg:x="1.834cm" svg:y="0.574cm" style:legend-expansion="wide" chart:style-name="ch2"/>
        <chart:plot-area chart:style-name="ch3" table:cell-range-address="'area power'.H24:'area power'.I26 'area power'.A26:'area power'.A26 'area power'.A29:'area power'.A29 'area power'.H29:'area power'.I29 'area power'.A32:'area power'.A32 'area power'.H32:'area power'.I32" chart:data-source-has-labels="both" svg:x="1.408cm" svg:y="1.439cm" svg:width="6.384cm" svg:height="4.365cm">
          <chartooo:coordinate-region svg:x="2.112cm" svg:y="1.699cm" svg:width="5.641cm" svg:height="2.816cm"/>
          <chart:axis chart:dimension="x" chart:name="primary-x" chart:style-name="ch4" chartooo:axis-type="auto">
            <chartooo:date-scale/>
            <chart:categories table:cell-range-address="'area power'.H24:'area power'.I25"/>
          </chart:axis>
          <chart:axis chart:dimension="y" chart:name="primary-y" chart:style-name="ch5">
            <chart:title svg:x="0.451cm" svg:y="4.961cm" chart:style-name="ch6">
              <text:p>Power [mW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area power'.H26:'area power'.I26" chart:label-cell-address="'area power'.A26:'area power'.A26" chart:class="chart:bar">
            <chart:data-point chart:repeated="2"/>
          </chart:series>
          <chart:series chart:attached-axis="primary-y" chart:style-name="ch10" chart:values-cell-range-address="'area power'.H29:'area power'.I29" chart:label-cell-address="'area power'.A29:'area power'.A29" chart:class="chart:bar">
            <chart:data-point chart:repeated="2"/>
          </chart:series>
          <chart:series chart:attached-axis="primary-y" chart:style-name="ch11" chart:values-cell-range-address="'area power'.H32:'area power'.I32" chart:label-cell-address="'area power'.A32:'area power'.A32" chart:class="chart:bar">
            <chart:data-point chart:repeated="2"/>
          </chart:series>
          <chart:wall chart:style-name="ch12"/>
          <chart:floor chart:style-name="ch13"/>
        </chart:plot-area>
        <draw:frame draw:style-name="gr1" draw:text-style-name="P1" svg:width="4.449cm" svg:height="0.612cm" svg:x="0cm" svg:y="0cm">
          <draw:image xlink:href="Pictures/2000005C00001161000002648F19B1D1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text:list>
                  <text:list-item>
                    <text:p/>
                  </text:list-item>
                  <text:list-item>
                    <text:p>Core</text:p>
                  </text:list-item>
                </text:list>
                <draw:g>
                  <svg:desc>'area power'.H24:'area power'.I25</svg:desc>
                </draw:g>
              </table:table-cell>
              <table:table-cell office:value-type="string">
                <text:p>Cluster 1-core</text:p>
                <text:list>
                  <text:list-item>
                    <text:p>Cluster</text:p>
                  </text:list-item>
                  <text:list-item>
                    <text:p>1-cor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1.342">
                <text:p>1.342</text:p>
                <draw:g>
                  <svg:desc>'area power'.H26:'area power'.I26</svg:desc>
                </draw:g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1.324">
                <text:p>1.324</text:p>
                <draw:g>
                  <svg:desc>'area power'.H29:'area power'.I29</svg:desc>
                </draw:g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1.688">
                <text:p>1.688</text:p>
                <draw:g>
                  <svg:desc>'area power'.H32:'area power'.I32</svg:desc>
                </draw:g>
              </table:table-cell>
              <table:table-cell office:value-type="float" office:value="7.702">
                <text:p>7.7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76cm" svg:height="9cm" xlink:href=".." xlink:type="simple" chart:class="chart:bar" chart:style-name="ch1">
        <chart:title svg:x="5.967cm" svg:y="0.316cm" chart:style-name="ch2">
          <text:p>GCC, LLVM with and without Extensions</text:p>
        </chart:title>
        <chart:legend chart:legend-position="end" svg:x="17.436cm" svg:y="3.172cm" style:legend-expansion="high" chart:style-name="ch3"/>
        <chart:plot-area chart:style-name="ch4" table:cell-range-address="'Cmp,All FEat'.A21:'Cmp,All FEat'.F34" chart:data-source-has-labels="both" svg:x="1.43cm" svg:y="1.651cm" svg:width="15.192cm" svg:height="6.749cm">
          <chartooo:coordinate-region svg:x="2.173cm" svg:y="1.857cm" svg:width="14.449cm" svg:height="5.472cm"/>
          <chart:axis chart:dimension="x" chart:name="primary-x" chart:style-name="ch5" chartooo:axis-type="auto">
            <chartooo:date-scale/>
            <chart:categories table:cell-range-address="'Cmp,All FEat'.A22:'Cmp,All FEat'.A34"/>
          </chart:axis>
          <chart:axis chart:dimension="y" chart:name="primary-y" chart:style-name="ch6">
            <chart:title svg:x="0.836cm" svg:y="5.254cm" chart:style-name="ch7">
              <text:p>Speedup</text:p>
            </chart:title>
            <chart:grid chart:style-name="ch8" chart:class="major"/>
          </chart:axis>
          <chart:series chart:style-name="ch9" chart:values-cell-range-address="'Cmp,All FEat'.B22:'Cmp,All FEat'.B34" chart:label-cell-address="'Cmp,All FEat'.B21:'Cmp,All FEat'.B21" chart:class="chart:bar">
            <chart:data-point chart:repeated="13"/>
          </chart:series>
          <chart:series chart:style-name="ch10" chart:values-cell-range-address="'Cmp,All FEat'.C22:'Cmp,All FEat'.C34" chart:label-cell-address="'Cmp,All FEat'.C21:'Cmp,All FEat'.C21" chart:class="chart:bar">
            <chart:data-point chart:repeated="13"/>
          </chart:series>
          <chart:series chart:style-name="ch11" chart:values-cell-range-address="'Cmp,All FEat'.D22:'Cmp,All FEat'.D34" chart:label-cell-address="'Cmp,All FEat'.D21:'Cmp,All FEat'.D21" chart:class="chart:bar">
            <chart:data-point chart:repeated="13"/>
          </chart:series>
          <chart:series chart:style-name="ch12" chart:values-cell-range-address="'Cmp,All FEat'.E22:'Cmp,All FEat'.E34" chart:label-cell-address="'Cmp,All FEat'.E21:'Cmp,All FEat'.E21" chart:class="chart:bar">
            <chart:data-point chart:repeated="13"/>
          </chart:series>
          <chart:series chart:style-name="ch13" chart:values-cell-range-address="'Cmp,All FEat'.F22:'Cmp,All FEat'.F34" chart:label-cell-address="'Cmp,All FEat'.F21:'Cmp,All FEat'.F2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VM w/o ext</text:p>
                <draw:g>
                  <svg:desc>'Cmp,All FEat'.B21:'Cmp,All FEat'.B21</svg:desc>
                </draw:g>
              </table:table-cell>
              <table:table-cell office:value-type="string">
                <text:p>LLVM w. ext</text:p>
                <draw:g>
                  <svg:desc>'Cmp,All FEat'.C21:'Cmp,All FEat'.C21</svg:desc>
                </draw:g>
              </table:table-cell>
              <table:table-cell office:value-type="string">
                <text:p>GCC w/o ext</text:p>
                <draw:g>
                  <svg:desc>'Cmp,All FEat'.D21:'Cmp,All FEat'.D21</svg:desc>
                </draw:g>
              </table:table-cell>
              <table:table-cell office:value-type="string">
                <text:p>GCC w. ext</text:p>
                <draw:g>
                  <svg:desc>'Cmp,All FEat'.E21:'Cmp,All FEat'.E21</svg:desc>
                </draw:g>
              </table:table-cell>
              <table:table-cell office:value-type="string">
                <text:p>Cortex M4</text:p>
                <draw:g>
                  <svg:desc>'Cmp,All FEat'.F21:'Cmp,All FEat'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'Cmp,All FEat'.A22:'Cmp,All FEat'.A34</svg:desc>
                </draw:g>
              </table:table-cell>
              <table:table-cell office:value-type="float" office:value="1">
                <text:p>1</text:p>
                <draw:g>
                  <svg:desc>'Cmp,All FEat'.B22:'Cmp,All FEat'.B34</svg:desc>
                </draw:g>
              </table:table-cell>
              <table:table-cell office:value-type="float" office:value="1.34166480696273">
                <text:p>1.34166480696273</text:p>
                <draw:g>
                  <svg:desc>'Cmp,All FEat'.C22:'Cmp,All FEat'.C34</svg:desc>
                </draw:g>
              </table:table-cell>
              <table:table-cell office:value-type="float" office:value="1.0310409878237">
                <text:p>1.0310409878237</text:p>
                <draw:g>
                  <svg:desc>'Cmp,All FEat'.D22:'Cmp,All FEat'.D34</svg:desc>
                </draw:g>
              </table:table-cell>
              <table:table-cell office:value-type="float" office:value="1.52356817029904">
                <text:p>1.52356817029904</text:p>
                <draw:g>
                  <svg:desc>'Cmp,All FEat'.E22:'Cmp,All FEat'.E34</svg:desc>
                </draw:g>
              </table:table-cell>
              <table:table-cell office:value-type="float" office:value="1.10251237850724">
                <text:p>1.10251237850724</text:p>
                <draw:g>
                  <svg:desc>'Cmp,All FEat'.F22:'Cmp,All FEat'.F34</svg:desc>
                </draw:g>
              </table:table-cell>
            </table:table-row>
            <table:table-row>
              <table:table-cell office:value-type="string">
                <text:p>fdctfst</text:p>
              </table:table-cell>
              <table:table-cell office:value-type="float" office:value="1">
                <text:p>1</text:p>
              </table:table-cell>
              <table:table-cell office:value-type="float" office:value="1.03748910200523">
                <text:p>1.03748910200523</text:p>
              </table:table-cell>
              <table:table-cell office:value-type="float" office:value="0.880829015544041">
                <text:p>0.880829015544041</text:p>
              </table:table-cell>
              <table:table-cell office:value-type="float" office:value="0.966693744922827">
                <text:p>0.966693744922827</text:p>
              </table:table-cell>
              <table:table-cell office:value-type="float" office:value="0.700412007062978">
                <text:p>0.700412007062978</text:p>
              </table:table-cell>
            </table:table-row>
            <table:table-row>
              <table:table-cell office:value-type="string">
                <text:p>ipm</text:p>
              </table:table-cell>
              <table:table-cell office:value-type="float" office:value="1">
                <text:p>1</text:p>
              </table:table-cell>
              <table:table-cell office:value-type="float" office:value="1.21037037037037">
                <text:p>1.21037037037037</text:p>
              </table:table-cell>
              <table:table-cell office:value-type="float" office:value="1.03647320012686">
                <text:p>1.03647320012686</text:p>
              </table:table-cell>
              <table:table-cell office:value-type="float" office:value="1.11535836177474">
                <text:p>1.11535836177474</text:p>
              </table:table-cell>
              <table:table-cell office:value-type="float" office:value="1.05317434740574">
                <text:p>1.05317434740574</text:p>
              </table:table-cell>
            </table:table-row>
            <table:table-row>
              <table:table-cell office:value-type="string">
                <text:p>matmul32</text:p>
              </table:table-cell>
              <table:table-cell office:value-type="float" office:value="1">
                <text:p>1</text:p>
              </table:table-cell>
              <table:table-cell office:value-type="float" office:value="1.65380980680611">
                <text:p>1.65380980680611</text:p>
              </table:table-cell>
              <table:table-cell office:value-type="float" office:value="1.24461193860231">
                <text:p>1.24461193860231</text:p>
              </table:table-cell>
              <table:table-cell office:value-type="float" office:value="2.31025824231908">
                <text:p>2.31025824231908</text:p>
              </table:table-cell>
              <table:table-cell office:value-type="float" office:value="1.24364083929199">
                <text:p>1.24364083929199</text:p>
              </table:table-cell>
            </table:table-row>
            <table:table-row>
              <table:table-cell office:value-type="string">
                <text:p>matmul32_t</text:p>
              </table:table-cell>
              <table:table-cell office:value-type="float" office:value="1">
                <text:p>1</text:p>
              </table:table-cell>
              <table:table-cell office:value-type="float" office:value="2.17307681302897">
                <text:p>2.17307681302897</text:p>
              </table:table-cell>
              <table:table-cell office:value-type="float" office:value="1.35983341509792">
                <text:p>1.35983341509792</text:p>
              </table:table-cell>
              <table:table-cell office:value-type="float" office:value="2.50789531036396">
                <text:p>2.50789531036396</text:p>
              </table:table-cell>
              <table:table-cell office:value-type="float" office:value="1.53401764506278">
                <text:p>1.53401764506278</text:p>
              </table:table-cell>
            </table:table-row>
            <table:table-row>
              <table:table-cell office:value-type="string">
                <text:p>matmul16</text:p>
              </table:table-cell>
              <table:table-cell office:value-type="float" office:value="1">
                <text:p>1</text:p>
              </table:table-cell>
              <table:table-cell office:value-type="float" office:value="1.65339865875099">
                <text:p>1.65339865875099</text:p>
              </table:table-cell>
              <table:table-cell office:value-type="float" office:value="1.11110238359401">
                <text:p>1.11110238359401</text:p>
              </table:table-cell>
              <table:table-cell office:value-type="float" office:value="2.07175287426465">
                <text:p>2.07175287426465</text:p>
              </table:table-cell>
              <table:table-cell office:value-type="float" office:value="1.09505362470769">
                <text:p>1.09505362470769</text:p>
              </table:table-cell>
            </table:table-row>
            <table:table-row>
              <table:table-cell office:value-type="string">
                <text:p>matmul16_t</text:p>
              </table:table-cell>
              <table:table-cell office:value-type="float" office:value="1">
                <text:p>1</text:p>
              </table:table-cell>
              <table:table-cell office:value-type="float" office:value="3.12421430216869">
                <text:p>3.12421430216869</text:p>
              </table:table-cell>
              <table:table-cell office:value-type="float" office:value="1.21291546623568">
                <text:p>1.21291546623568</text:p>
              </table:table-cell>
              <table:table-cell office:value-type="float" office:value="3.66238776317185">
                <text:p>3.66238776317185</text:p>
              </table:table-cell>
              <table:table-cell office:value-type="float" office:value="1.35391493776673">
                <text:p>1.35391493776673</text:p>
              </table:table-cell>
            </table:table-row>
            <table:table-row>
              <table:table-cell office:value-type="string">
                <text:p>matmul8</text:p>
              </table:table-cell>
              <table:table-cell office:value-type="float" office:value="1">
                <text:p>1</text:p>
              </table:table-cell>
              <table:table-cell office:value-type="float" office:value="1.53309656259626">
                <text:p>1.53309656259626</text:p>
              </table:table-cell>
              <table:table-cell office:value-type="float" office:value="1.10750481875272">
                <text:p>1.10750481875272</text:p>
              </table:table-cell>
              <table:table-cell office:value-type="float" office:value="2.12962986269303">
                <text:p>2.12962986269303</text:p>
              </table:table-cell>
              <table:table-cell office:value-type="float" office:value="1.00251793659539">
                <text:p>1.00251793659539</text:p>
              </table:table-cell>
            </table:table-row>
            <table:table-row>
              <table:table-cell office:value-type="string">
                <text:p>matmul8_t</text:p>
              </table:table-cell>
              <table:table-cell office:value-type="float" office:value="1">
                <text:p>1</text:p>
              </table:table-cell>
              <table:table-cell office:value-type="float" office:value="4.4647140072547">
                <text:p>4.4647140072547</text:p>
              </table:table-cell>
              <table:table-cell office:value-type="float" office:value="1.10847312048509">
                <text:p>1.10847312048509</text:p>
              </table:table-cell>
              <table:table-cell office:value-type="float" office:value="4.19157728897776">
                <text:p>4.19157728897776</text:p>
              </table:table-cell>
              <table:table-cell office:value-type="float" office:value="1.23425104826479">
                <text:p>1.23425104826479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">
                <text:p>1</text:p>
              </table:table-cell>
              <table:table-cell office:value-type="float" office:value="2.07942139737991">
                <text:p>2.07942139737991</text:p>
              </table:table-cell>
              <table:table-cell office:value-type="float" office:value="1.17692188867721">
                <text:p>1.17692188867721</text:p>
              </table:table-cell>
              <table:table-cell office:value-type="float" office:value="1.9782759217587">
                <text:p>1.9782759217587</text:p>
              </table:table-cell>
              <table:table-cell office:value-type="float" office:value="1.1953247568246">
                <text:p>1.1953247568246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1.0462434505988">
                <text:p>1.0462434505988</text:p>
              </table:table-cell>
              <table:table-cell office:value-type="float" office:value="0.907337160476297">
                <text:p>0.907337160476297</text:p>
              </table:table-cell>
              <table:table-cell office:value-type="float" office:value="NaN">
                <text:p>NaN</text:p>
              </table:table-cell>
              <table:table-cell office:value-type="float" office:value="0.77172187715666">
                <text:p>0.77172187715666</text:p>
              </table:table-cell>
            </table:table-row>
            <table:table-row>
              <table:table-cell office:value-type="string">
                <text:p>aes_cbc</text:p>
              </table:table-cell>
              <table:table-cell office:value-type="float" office:value="1">
                <text:p>1</text:p>
              </table:table-cell>
              <table:table-cell office:value-type="float" office:value="1.12358717082788">
                <text:p>1.12358717082788</text:p>
              </table:table-cell>
              <table:table-cell office:value-type="float" office:value="0.911925471742954">
                <text:p>0.911925471742954</text:p>
              </table:table-cell>
              <table:table-cell office:value-type="float" office:value="0.925354897831225">
                <text:p>0.925354897831225</text:p>
              </table:table-cell>
              <table:table-cell office:value-type="float" office:value="1.36386901094735">
                <text:p>1.36386901094735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1">
                <text:p>1</text:p>
              </table:table-cell>
              <table:table-cell office:value-type="float" office:value="1.30316797642436">
                <text:p>1.30316797642436</text:p>
              </table:table-cell>
              <table:table-cell office:value-type="float" office:value="1.08857981003959">
                <text:p>1.08857981003959</text:p>
              </table:table-cell>
              <table:table-cell office:value-type="float" office:value="1.08526259816754">
                <text:p>1.08526259816754</text:p>
              </table:table-cell>
              <table:table-cell office:value-type="float" office:value="1.22165434997813">
                <text:p>1.22165434997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4" chart:reverse-direction="false" text:line-break="false" chart:visible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3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21cm" svg:height="6.351cm" xlink:href=".." xlink:type="simple" chart:class="chart:bar" chart:style-name="ch1">
        <chart:plot-area chart:style-name="ch2" table:cell-range-address="'area power'.I24:'area power'.J26 'area power'.A26:'area power'.A26 'area power'.A29:'area power'.A29 'area power'.I29:'area power'.J29 'area power'.A32:'area power'.A32 'area power'.I32:'area power'.J32" chart:data-source-has-labels="both" svg:x="0.127cm" svg:y="0.627cm" svg:width="4.724cm" svg:height="5.777cm">
          <chartooo:coordinate-region svg:x="0.127cm" svg:y="0.887cm" svg:width="3.98cm" svg:height="4.228cm"/>
          <chart:axis chart:dimension="x" chart:name="primary-x" chart:style-name="ch3" chartooo:axis-type="auto">
            <chartooo:date-scale/>
            <chart:categories table:cell-range-address="'area power'.I24:'area power'.J2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rea power'.I26:'area power'.J26" chart:label-cell-address="'area power'.A26:'area power'.A26" chart:class="chart:bar">
            <chart:data-point chart:repeated="2"/>
          </chart:series>
          <chart:series chart:attached-axis="primary-y" chart:style-name="ch8" chart:values-cell-range-address="'area power'.I29:'area power'.J29" chart:label-cell-address="'area power'.A29:'area power'.A29" chart:class="chart:bar">
            <chart:data-point chart:repeated="2"/>
          </chart:series>
          <chart:series chart:attached-axis="primary-y" chart:style-name="ch9" chart:values-cell-range-address="'area power'.I32:'area power'.J32" chart:label-cell-address="'area power'.A32:'area power'.A3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 1-core</text:p>
                <text:list>
                  <text:list-item>
                    <text:p>Cluster</text:p>
                  </text:list-item>
                  <text:list-item>
                    <text:p>1-core</text:p>
                  </text:list-item>
                </text:list>
                <draw:g>
                  <svg:desc>'area power'.I24:'area power'.J25</svg:desc>
                </draw:g>
              </table:table-cell>
              <table:table-cell office:value-type="string">
                <text:p>Cluster 4-core</text:p>
                <text:list>
                  <text:list-item>
                    <text:p/>
                  </text:list-item>
                  <text:list-item>
                    <text:p>4-cor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7.21">
                <text:p>7.21</text:p>
                <draw:g>
                  <svg:desc>'area power'.I26:'area power'.J26</svg:desc>
                </draw:g>
              </table:table-cell>
              <table:table-cell office:value-type="float" office:value="10.956">
                <text:p>10.956</text:p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7.59">
                <text:p>7.59</text:p>
                <draw:g>
                  <svg:desc>'area power'.I29:'area power'.J29</svg:desc>
                </draw:g>
              </table:table-cell>
              <table:table-cell office:value-type="float" office:value="11.036">
                <text:p>11.036</text:p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7.702">
                <text:p>7.702</text:p>
                <draw:g>
                  <svg:desc>'area power'.I32:'area power'.J32</svg:desc>
                </draw:g>
              </table:table-cell>
              <table:table-cell office:value-type="float" office:value="12.934">
                <text:p>12.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.501cm" svg:height="6.422cm" xlink:href=".." xlink:type="simple" chart:class="chart:bar" chart:style-name="ch1">
        <chart:plot-area chart:style-name="ch2" table:cell-range-address="'area power'.H25:'area power'.H26 'area power'.A26:'area power'.A26 'area power'.A29:'area power'.A29 'area power'.H29:'area power'.H29 'area power'.A32:'area power'.A32 'area power'.H32:'area power'.H32" chart:data-source-has-labels="both" svg:x="1.09cm" svg:y="0.653cm" svg:width="3.068cm" svg:height="5.237cm">
          <chartooo:coordinate-region svg:x="1.969cm" svg:y="0.913cm" svg:width="2.189cm" svg:height="4.208cm"/>
          <chart:axis chart:dimension="x" chart:name="primary-x" chart:style-name="ch3" chartooo:axis-type="auto">
            <chartooo:date-scale/>
            <chart:categories table:cell-range-address="'area power'.H25:'area power'.H25"/>
          </chart:axis>
          <chart:axis chart:dimension="y" chart:name="primary-y" chart:style-name="ch4">
            <chart:title svg:x="0.205cm" svg:y="4.611cm" chart:style-name="ch5">
              <text:p>Power [mW]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area power'.H26:'area power'.H26" chart:label-cell-address="'area power'.A26:'area power'.A26" chart:class="chart:bar">
            <chart:data-point/>
          </chart:series>
          <chart:series chart:attached-axis="primary-y" chart:style-name="ch9" chart:values-cell-range-address="'area power'.H29:'area power'.H29" chart:label-cell-address="'area power'.A29:'area power'.A29" chart:class="chart:bar">
            <chart:data-point/>
          </chart:series>
          <chart:series chart:attached-axis="primary-y" chart:style-name="ch10" chart:values-cell-range-address="'area power'.H32:'area power'.H32" chart:label-cell-address="'area power'.A32:'area power'.A3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area power'.H25:'area power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1.342">
                <text:p>1.342</text:p>
                <draw:g>
                  <svg:desc>'area power'.H26:'area power'.H26</svg:desc>
                </draw:g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1.324">
                <text:p>1.324</text:p>
                <draw:g>
                  <svg:desc>'area power'.H29:'area power'.H29</svg:desc>
                </draw:g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1.688">
                <text:p>1.688</text:p>
                <draw:g>
                  <svg:desc>'area power'.H32:'area power'.H3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.5" chart:reverse-direction="false" text:line-break="false" chart:axis-position="1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9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41cm" svg:height="7.367cm" xlink:href=".." xlink:type="simple" chart:class="chart:bar" chart:style-name="ch1">
        <chart:plot-area chart:style-name="ch2" table:cell-range-address="LLVM.A48:LLVM.H48 LLVM.A53:LLVM.H58" chart:data-source-has-labels="both" svg:x="0.883cm" svg:y="0.922cm" svg:width="12.92cm" svg:height="6.003cm">
          <chartooo:coordinate-region svg:x="1.762cm" svg:y="0.922cm" svg:width="12.041cm" svg:height="5.234cm"/>
          <chart:axis chart:dimension="x" chart:name="primary-x" chart:style-name="ch3" chartooo:axis-type="auto">
            <chartooo:date-scale/>
            <chart:categories table:cell-range-address="LLVM.A53:LLVM.A58"/>
          </chart:axis>
          <chart:axis chart:dimension="y" chart:name="primary-y" chart:style-name="ch4">
            <chart:title svg:x="0.085cm" svg:y="4.735cm" chart:style-name="ch5">
              <text:p>Speedup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LVM.B53:LLVM.B58" chart:label-cell-address="LLVM.B48:LLVM.B48" chart:class="chart:bar">
            <chart:data-point chart:repeated="6"/>
          </chart:series>
          <chart:series chart:attached-axis="primary-y" chart:style-name="ch9" chart:values-cell-range-address="LLVM.C53:LLVM.C58" chart:label-cell-address="LLVM.C48:LLVM.C48" chart:class="chart:bar">
            <chart:data-point chart:repeated="6"/>
          </chart:series>
          <chart:series chart:attached-axis="primary-y" chart:style-name="ch10" chart:values-cell-range-address="LLVM.D53:LLVM.D58" chart:label-cell-address="LLVM.D48:LLVM.D48" chart:class="chart:bar">
            <chart:data-point chart:repeated="6"/>
          </chart:series>
          <chart:series chart:attached-axis="primary-y" chart:style-name="ch11" chart:values-cell-range-address="LLVM.E53:LLVM.E58" chart:label-cell-address="LLVM.E48:LLVM.E48" chart:class="chart:bar">
            <chart:data-point chart:repeated="6"/>
          </chart:series>
          <chart:series chart:attached-axis="primary-y" chart:style-name="ch12" chart:values-cell-range-address="LLVM.F53:LLVM.F58" chart:label-cell-address="LLVM.F48:LLVM.F48" chart:class="chart:bar">
            <chart:data-point chart:repeated="6"/>
          </chart:series>
          <chart:series chart:attached-axis="primary-y" chart:style-name="ch13" chart:values-cell-range-address="LLVM.G53:LLVM.G58" chart:label-cell-address="LLVM.G48:LLVM.G48" chart:class="chart:bar">
            <chart:data-point chart:repeated="6"/>
          </chart:series>
          <chart:series chart:attached-axis="primary-y" chart:style-name="ch14" chart:values-cell-range-address="LLVM.H53:LLVM.H58" chart:label-cell-address="LLVM.H48:LLVM.H48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 ISA</text:p>
                <draw:g>
                  <svg:desc>LLVM.B48:LLVM.B48</svg:desc>
                </draw:g>
              </table:table-cell>
              <table:table-cell office:value-type="string">
                <text:p>+H</text:p>
                <draw:g>
                  <svg:desc>LLVM.C48:LLVM.C48</svg:desc>
                </draw:g>
              </table:table-cell>
              <table:table-cell office:value-type="string">
                <text:p>+IH</text:p>
                <draw:g>
                  <svg:desc>LLVM.D48:LLVM.D48</svg:desc>
                </draw:g>
              </table:table-cell>
              <table:table-cell office:value-type="string">
                <text:p>+IHM</text:p>
                <draw:g>
                  <svg:desc>LLVM.E48:LLVM.E48</svg:desc>
                </draw:g>
              </table:table-cell>
              <table:table-cell office:value-type="string">
                <text:p>+IHVM</text:p>
                <draw:g>
                  <svg:desc>LLVM.F48:LLVM.F48</svg:desc>
                </draw:g>
              </table:table-cell>
              <table:table-cell office:value-type="string">
                <text:p>Cortex M4 -O2</text:p>
                <draw:g>
                  <svg:desc>LLVM.G48:LLVM.G48</svg:desc>
                </draw:g>
              </table:table-cell>
              <table:table-cell office:value-type="string">
                <text:p>Cortex M4 -O3</text:p>
                <draw:g>
                  <svg:desc>LLVM.H48:LLVM.H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LLVM.A53:LLVM.A58</svg:desc>
                </draw:g>
              </table:table-cell>
              <table:table-cell office:value-type="float" office:value="1">
                <text:p>1</text:p>
                <draw:g>
                  <svg:desc>LLVM.B53:LLVM.B58</svg:desc>
                </draw:g>
              </table:table-cell>
              <table:table-cell office:value-type="float" office:value="1.12889948006932">
                <text:p>1.12889948006932</text:p>
                <draw:g>
                  <svg:desc>LLVM.C53:LLVM.C58</svg:desc>
                </draw:g>
              </table:table-cell>
              <table:table-cell office:value-type="float" office:value="1.13752455795678">
                <text:p>1.13752455795678</text:p>
                <draw:g>
                  <svg:desc>LLVM.D53:LLVM.D58</svg:desc>
                </draw:g>
              </table:table-cell>
              <table:table-cell office:value-type="float" office:value="1.41834512792597">
                <text:p>1.41834512792597</text:p>
                <draw:g>
                  <svg:desc>LLVM.E53:LLVM.E58</svg:desc>
                </draw:g>
              </table:table-cell>
              <table:table-cell office:value-type="float" office:value="1.4099025974026">
                <text:p>1.4099025974026</text:p>
                <draw:g>
                  <svg:desc>LLVM.F53:LLVM.F58</svg:desc>
                </draw:g>
              </table:table-cell>
              <table:table-cell office:value-type="float" office:value="0.955620759215111">
                <text:p>0.955620759215111</text:p>
                <draw:g>
                  <svg:desc>LLVM.G53:LLVM.G58</svg:desc>
                </draw:g>
              </table:table-cell>
              <table:table-cell office:value-type="float" office:value="0.955620759215111">
                <text:p>0.955620759215111</text:p>
                <draw:g>
                  <svg:desc>LLVM.H53:LLVM.H58</svg:desc>
                </draw:g>
              </table:table-cell>
            </table:table-row>
            <table:table-row>
              <table:table-cell office:value-type="string">
                <text:p>fdctfst</text:p>
              </table:table-cell>
              <table:table-cell office:value-type="float" office:value="1">
                <text:p>1</text:p>
              </table:table-cell>
              <table:table-cell office:value-type="float" office:value="1.04066543438078">
                <text:p>1.04066543438078</text:p>
              </table:table-cell>
              <table:table-cell office:value-type="float" office:value="1.04549675023213">
                <text:p>1.04549675023213</text:p>
              </table:table-cell>
              <table:table-cell office:value-type="float" office:value="1.04162812210916">
                <text:p>1.04162812210916</text:p>
              </table:table-cell>
              <table:table-cell office:value-type="float" office:value="1.04162812210916">
                <text:p>1.04162812210916</text:p>
              </table:table-cell>
              <table:table-cell office:value-type="float" office:value="0.662742789876398">
                <text:p>0.662742789876398</text:p>
              </table:table-cell>
              <table:table-cell office:value-type="float" office:value="0.662742789876398">
                <text:p>0.662742789876398</text:p>
              </table:table-cell>
            </table:table-row>
            <table:table-row>
              <table:table-cell office:value-type="string">
                <text:p>ipm</text:p>
              </table:table-cell>
              <table:table-cell office:value-type="float" office:value="1">
                <text:p>1</text:p>
              </table:table-cell>
              <table:table-cell office:value-type="float" office:value="1.04035874439462">
                <text:p>1.04035874439462</text:p>
              </table:table-cell>
              <table:table-cell office:value-type="float" office:value="1.06024096385542">
                <text:p>1.06024096385542</text:p>
              </table:table-cell>
              <table:table-cell office:value-type="float" office:value="1.06024096385542">
                <text:p>1.06024096385542</text:p>
              </table:table-cell>
              <table:table-cell office:value-type="float" office:value="1.06024096385542">
                <text:p>1.06024096385542</text:p>
              </table:table-cell>
              <table:table-cell office:value-type="float" office:value="0.506852035749752">
                <text:p>0.506852035749752</text:p>
              </table:table-cell>
              <table:table-cell office:value-type="float" office:value="0.822429906542056">
                <text:p>0.822429906542056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1.02316299622265">
                <text:p>1.02316299622265</text:p>
              </table:table-cell>
              <table:table-cell office:value-type="float" office:value="1.02316299622265">
                <text:p>1.02316299622265</text:p>
              </table:table-cell>
              <table:table-cell office:value-type="float" office:value="1.04551744228388">
                <text:p>1.04551744228388</text:p>
              </table:table-cell>
              <table:table-cell office:value-type="float" office:value="1.04551744228388">
                <text:p>1.04551744228388</text:p>
              </table:table-cell>
              <table:table-cell office:value-type="float" office:value="0.743064182194617">
                <text:p>0.743064182194617</text:p>
              </table:table-cell>
              <table:table-cell office:value-type="float" office:value="0.743064182194617">
                <text:p>0.743064182194617</text:p>
              </table:table-cell>
            </table:table-row>
            <table:table-row>
              <table:table-cell office:value-type="string">
                <text:p>aes_cbc</text:p>
              </table:table-cell>
              <table:table-cell office:value-type="float" office:value="1">
                <text:p>1</text:p>
              </table:table-cell>
              <table:table-cell office:value-type="float" office:value="1.03479623253357">
                <text:p>1.03479623253357</text:p>
              </table:table-cell>
              <table:table-cell office:value-type="float" office:value="1.09316782140108">
                <text:p>1.09316782140108</text:p>
              </table:table-cell>
              <table:table-cell office:value-type="float" office:value="1.09316782140108">
                <text:p>1.09316782140108</text:p>
              </table:table-cell>
              <table:table-cell office:value-type="float" office:value="1.12787673000933">
                <text:p>1.12787673000933</text:p>
              </table:table-cell>
              <table:table-cell office:value-type="float" office:value="1.31663614658909">
                <text:p>1.31663614658909</text:p>
              </table:table-cell>
              <table:table-cell office:value-type="float" office:value="1.34593147244206">
                <text:p>1.34593147244206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1">
                <text:p>1</text:p>
              </table:table-cell>
              <table:table-cell office:value-type="float" office:value="1.1590651917881">
                <text:p>1.1590651917881</text:p>
              </table:table-cell>
              <table:table-cell office:value-type="float" office:value="1.22857562480112">
                <text:p>1.22857562480112</text:p>
              </table:table-cell>
              <table:table-cell office:value-type="float" office:value="1.22857562480112">
                <text:p>1.22857562480112</text:p>
              </table:table-cell>
              <table:table-cell office:value-type="float" office:value="1.34150318062757">
                <text:p>1.34150318062757</text:p>
              </table:table-cell>
              <table:table-cell office:value-type="float" office:value="0.917937744613922">
                <text:p>0.917937744613922</text:p>
              </table:table-cell>
              <table:table-cell office:value-type="float" office:value="1.15548955959205">
                <text:p>1.15548955959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3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13cm" svg:height="6.336cm" xlink:href=".." xlink:type="simple" chart:class="chart:bar" chart:style-name="ch1">
        <chart:plot-area chart:style-name="ch2" table:cell-range-address="'area power'.F25:'area power'.F29 'area power'.A26:'area power'.A29 'area power'.A32:'area power'.A32 'area power'.F32:'area power'.F32" chart:data-source-has-labels="both" svg:x="0.886cm" svg:y="0.763cm" svg:width="3.436cm" svg:height="5.174cm">
          <chartooo:coordinate-region svg:x="1.629cm" svg:y="1.023cm" svg:width="2.693cm" svg:height="4.145cm"/>
          <chart:axis chart:dimension="x" chart:name="primary-x" chart:style-name="ch3" chartooo:axis-type="auto">
            <chartooo:date-scale/>
            <chart:categories table:cell-range-address="'area power'.F25:'area power'.F25"/>
          </chart:axis>
          <chart:axis chart:dimension="y" chart:name="primary-y" chart:style-name="ch4">
            <chart:title svg:x="0.001cm" svg:y="4.567cm" chart:style-name="ch5">
              <text:p>Area [kGE]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area power'.F26:'area power'.F26" chart:label-cell-address="'area power'.A26:'area power'.A26" chart:class="chart:bar">
            <chart:data-point/>
          </chart:series>
          <chart:series chart:attached-axis="primary-y" chart:style-name="ch9" chart:values-cell-range-address="'area power'.F27:'area power'.F27" chart:label-cell-address="'area power'.A27:'area power'.A27" chart:class="chart:bar">
            <chart:data-point/>
          </chart:series>
          <chart:series chart:attached-axis="primary-y" chart:style-name="ch10" chart:values-cell-range-address="'area power'.F28:'area power'.F28" chart:label-cell-address="'area power'.A28:'area power'.A28" chart:class="chart:bar">
            <chart:data-point/>
          </chart:series>
          <chart:series chart:attached-axis="primary-y" chart:style-name="ch11" chart:values-cell-range-address="'area power'.F29:'area power'.F29" chart:label-cell-address="'area power'.A29:'area power'.A29" chart:class="chart:bar">
            <chart:data-point/>
          </chart:series>
          <chart:series chart:attached-axis="primary-y" chart:style-name="ch12" chart:values-cell-range-address="'area power'.F32:'area power'.F32" chart:label-cell-address="'area power'.A32:'area power'.A3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area power'.F25:'area power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35.4585626388889">
                <text:p>35.4585626388889</text:p>
                <draw:g>
                  <svg:desc>'area power'.F26:'area power'.F26</svg:desc>
                </draw:g>
              </table:table-cell>
            </table:table-row>
            <table:table-row>
              <table:table-cell office:value-type="string">
                <text:p>+H</text:p>
                <draw:g>
                  <svg:desc>'area power'.A27:'area power'.A27</svg:desc>
                </draw:g>
              </table:table-cell>
              <table:table-cell office:value-type="float" office:value="38.0285542361111">
                <text:p>38.0285542361111</text:p>
                <draw:g>
                  <svg:desc>'area power'.F27:'area power'.F27</svg:desc>
                </draw:g>
              </table:table-cell>
            </table:table-row>
            <table:table-row>
              <table:table-cell office:value-type="string">
                <text:p>+IH</text:p>
                <draw:g>
                  <svg:desc>'area power'.A28:'area power'.A28</svg:desc>
                </draw:g>
              </table:table-cell>
              <table:table-cell office:value-type="float" office:value="41.7392417361111">
                <text:p>41.7392417361111</text:p>
                <draw:g>
                  <svg:desc>'area power'.F28:'area power'.F28</svg:desc>
                </draw:g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42.9413250694445">
                <text:p>42.9413250694445</text:p>
                <draw:g>
                  <svg:desc>'area power'.F29:'area power'.F29</svg:desc>
                </draw:g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44.4951388888889">
                <text:p>44.4951388888889</text:p>
                <draw:g>
                  <svg:desc>'area power'.F32:'area power'.F3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3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081cm" svg:height="6.351cm" xlink:href=".." xlink:type="simple" chart:class="chart:bar" chart:style-name="ch1">
        <chart:plot-area chart:style-name="ch2" table:cell-range-address="'area power'.G25:'area power'.G29 'area power'.A26:'area power'.A29 'area power'.A32:'area power'.A32 'area power'.G32:'area power'.G32" chart:data-source-has-labels="both" svg:x="0.152cm" svg:y="0.814cm" svg:width="3.86cm" svg:height="5.186cm">
          <chartooo:coordinate-region svg:x="0.152cm" svg:y="1.074cm" svg:width="2.625cm" svg:height="4.157cm"/>
          <chart:axis chart:dimension="x" chart:name="primary-x" chart:style-name="ch3" chartooo:axis-type="auto">
            <chartooo:date-scale/>
            <chart:categories table:cell-range-address="'area power'.G25:'area power'.G2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rea power'.G26:'area power'.G26" chart:label-cell-address="'area power'.A26:'area power'.A26" chart:class="chart:bar">
            <chart:data-point/>
          </chart:series>
          <chart:series chart:attached-axis="primary-y" chart:style-name="ch8" chart:values-cell-range-address="'area power'.G27:'area power'.G27" chart:label-cell-address="'area power'.A27:'area power'.A27" chart:class="chart:bar">
            <chart:data-point/>
          </chart:series>
          <chart:series chart:attached-axis="primary-y" chart:style-name="ch9" chart:values-cell-range-address="'area power'.G28:'area power'.G28" chart:label-cell-address="'area power'.A28:'area power'.A28" chart:class="chart:bar">
            <chart:data-point/>
          </chart:series>
          <chart:series chart:attached-axis="primary-y" chart:style-name="ch10" chart:values-cell-range-address="'area power'.G29:'area power'.G29" chart:label-cell-address="'area power'.A29:'area power'.A29" chart:class="chart:bar">
            <chart:data-point/>
          </chart:series>
          <chart:series chart:attached-axis="primary-y" chart:style-name="ch11" chart:values-cell-range-address="'area power'.G32:'area power'.G32" chart:label-cell-address="'area power'.A32:'area power'.A3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</text:p>
                <draw:g>
                  <svg:desc>'area power'.G25:'area power'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</text:p>
                <draw:g>
                  <svg:desc>'area power'.A26:'area power'.A26</svg:desc>
                </draw:g>
              </table:table-cell>
              <table:table-cell office:value-type="float" office:value="1467.8436">
                <text:p>1467.8436</text:p>
                <draw:g>
                  <svg:desc>'area power'.G26:'area power'.G26</svg:desc>
                </draw:g>
              </table:table-cell>
            </table:table-row>
            <table:table-row>
              <table:table-cell office:value-type="string">
                <text:p>+H</text:p>
                <draw:g>
                  <svg:desc>'area power'.A27:'area power'.A27</svg:desc>
                </draw:g>
              </table:table-cell>
              <table:table-cell office:value-type="float" office:value="1476.81826388889">
                <text:p>1476.81826388889</text:p>
                <draw:g>
                  <svg:desc>'area power'.G27:'area power'.G27</svg:desc>
                </draw:g>
              </table:table-cell>
            </table:table-row>
            <table:table-row>
              <table:table-cell office:value-type="string">
                <text:p>+IH</text:p>
                <draw:g>
                  <svg:desc>'area power'.A28:'area power'.A28</svg:desc>
                </draw:g>
              </table:table-cell>
              <table:table-cell office:value-type="float" office:value="1491.66101388889">
                <text:p>1491.66101388889</text:p>
                <draw:g>
                  <svg:desc>'area power'.G28:'area power'.G28</svg:desc>
                </draw:g>
              </table:table-cell>
            </table:table-row>
            <table:table-row>
              <table:table-cell office:value-type="string">
                <text:p>+IHM</text:p>
                <draw:g>
                  <svg:desc>'area power'.A29:'area power'.A29</svg:desc>
                </draw:g>
              </table:table-cell>
              <table:table-cell office:value-type="float" office:value="1496.46934722222">
                <text:p>1496.46934722222</text:p>
                <draw:g>
                  <svg:desc>'area power'.G29:'area power'.G29</svg:desc>
                </draw:g>
              </table:table-cell>
            </table:table-row>
            <table:table-row>
              <table:table-cell office:value-type="string">
                <text:p>+IHVM</text:p>
                <draw:g>
                  <svg:desc>'area power'.A32:'area power'.A32</svg:desc>
                </draw:g>
              </table:table-cell>
              <table:table-cell office:value-type="float" office:value="1501.3793647917">
                <text:p>1501.3793647917</text:p>
                <draw:g>
                  <svg:desc>'area power'.G32:'area power'.G3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87cm" svg:height="7.015cm" xlink:href=".." xlink:type="simple" chart:class="chart:bar" chart:column-mapping="0 1 2" chart:style-name="ch1">
        <chart:legend svg:x="2.997cm" svg:y="0.942cm" style:legend-expansion="custom" chartooo:width="10.745cm" chartooo:height="0.72cm" style:legend-expansion-aspect-ratio="14.9236111111111" chart:style-name="ch2"/>
        <chart:plot-area chart:style-name="ch3" table:cell-range-address="efficiency.A9:efficiency.A13 efficiency.O4:efficiency.R5 efficiency.O9:efficiency.R13" chart:data-source-has-labels="both" svg:x="1.563cm" svg:y="1.6cm" svg:width="13.69cm" svg:height="4.855cm">
          <chartooo:coordinate-region svg:x="2.442cm" svg:y="1.861cm" svg:width="12.811cm" svg:height="3.825cm"/>
          <chart:axis chart:dimension="x" chart:name="primary-x" chart:style-name="ch4" chartooo:axis-type="auto">
            <chartooo:date-scale/>
            <chart:categories table:cell-range-address="efficiency.A9:efficiency.A13"/>
          </chart:axis>
          <chart:axis chart:dimension="y" chart:name="primary-y" chart:style-name="ch5">
            <chart:title svg:x="0.451cm" svg:y="6.063cm" chart:style-name="ch6">
              <text:p>Normalized Energy</text:p>
            </chart:title>
            <chart:grid chart:style-name="ch7" chart:class="major"/>
          </chart:axis>
          <chart:series chart:style-name="ch8" chart:values-cell-range-address="efficiency.O9:efficiency.O13" chart:label-cell-address="efficiency.O4:efficiency.O5" chart:class="chart:bar">
            <chart:data-point chart:repeated="5"/>
          </chart:series>
          <chart:series chart:style-name="ch9" chart:values-cell-range-address="efficiency.P9:efficiency.P13" chart:label-cell-address="efficiency.P4:efficiency.P5" chart:class="chart:bar">
            <chart:data-point chart:repeated="5"/>
          </chart:series>
          <chart:series chart:style-name="ch10" chart:values-cell-range-address="efficiency.Q9:efficiency.Q13" chart:label-cell-address="efficiency.Q4:efficiency.Q5" chart:class="chart:bar">
            <chart:data-point chart:repeated="5"/>
          </chart:series>
          <chart:series chart:style-name="ch11" chart:values-cell-range-address="efficiency.R9:efficiency.R13" chart:label-cell-address="efficiency.R4:efficiency.R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 Initial</text:p>
                <text:list>
                  <text:list-item>
                    <text:p>OR Initial</text:p>
                  </text:list-item>
                  <text:list-item>
                    <text:p/>
                  </text:list-item>
                </text:list>
                <draw:g>
                  <svg:desc>efficiency.O4:efficiency.O5</svg:desc>
                </draw:g>
              </table:table-cell>
              <table:table-cell office:value-type="string">
                <text:p>+IHM</text:p>
                <text:list>
                  <text:list-item>
                    <text:p>+IHM</text:p>
                  </text:list-item>
                  <text:list-item>
                    <text:p/>
                  </text:list-item>
                </text:list>
                <draw:g>
                  <svg:desc>efficiency.P4:efficiency.P5</svg:desc>
                </draw:g>
              </table:table-cell>
              <table:table-cell office:value-type="string">
                <text:p>+IHVM</text:p>
                <text:list>
                  <text:list-item>
                    <text:p>+IHVM</text:p>
                  </text:list-item>
                  <text:list-item>
                    <text:p/>
                  </text:list-item>
                </text:list>
                <draw:g>
                  <svg:desc>efficiency.Q4:efficiency.Q5</svg:desc>
                </draw:g>
              </table:table-cell>
              <table:table-cell office:value-type="string">
                <text:p>Cortex M4 -O2</text:p>
                <text:list>
                  <text:list-item>
                    <text:p>Cortex M4 -O2</text:p>
                  </text:list-item>
                  <text:list-item>
                    <text:p/>
                  </text:list-item>
                </text:list>
                <draw:g>
                  <svg:desc>efficiency.R4:efficiency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Mul8</text:p>
                <draw:g>
                  <svg:desc>efficiency.A9:efficiency.A13</svg:desc>
                </draw:g>
              </table:table-cell>
              <table:table-cell office:value-type="float" office:value="1">
                <text:p>1</text:p>
                <draw:g>
                  <svg:desc>efficiency.O9:efficiency.O13</svg:desc>
                </draw:g>
              </table:table-cell>
              <table:table-cell office:value-type="float" office:value="0.51038412928747">
                <text:p>0.51038412928747</text:p>
                <draw:g>
                  <svg:desc>efficiency.P9:efficiency.P13</svg:desc>
                </draw:g>
              </table:table-cell>
              <table:table-cell office:value-type="float" office:value="0.328369790127106">
                <text:p>0.328369790127106</text:p>
                <draw:g>
                  <svg:desc>efficiency.Q9:efficiency.Q13</svg:desc>
                </draw:g>
              </table:table-cell>
              <table:table-cell office:value-type="float" office:value="0.623460136657934">
                <text:p>0.623460136657934</text:p>
                <draw:g>
                  <svg:desc>efficiency.R9:efficiency.R13</svg:desc>
                </draw:g>
              </table:table-cell>
            </table:table-row>
            <table:table-row>
              <table:table-cell office:value-type="string">
                <text:p>matMul16</text:p>
              </table:table-cell>
              <table:table-cell office:value-type="float" office:value="1">
                <text:p>1</text:p>
              </table:table-cell>
              <table:table-cell office:value-type="float" office:value="0.525021521696114">
                <text:p>0.525021521696114</text:p>
              </table:table-cell>
              <table:table-cell office:value-type="float" office:value="0.479680203915521">
                <text:p>0.479680203915521</text:p>
              </table:table-cell>
              <table:table-cell office:value-type="float" office:value="0.596881795732748">
                <text:p>0.596881795732748</text:p>
              </table:table-cell>
            </table:table-row>
            <table:table-row>
              <table:table-cell office:value-type="string">
                <text:p>matMul32</text:p>
              </table:table-cell>
              <table:table-cell office:value-type="float" office:value="1">
                <text:p>1</text:p>
              </table:table-cell>
              <table:table-cell office:value-type="float" office:value="0.651386916449768">
                <text:p>0.651386916449768</text:p>
              </table:table-cell>
              <table:table-cell office:value-type="float" office:value="0.54585797835292">
                <text:p>0.54585797835292</text:p>
              </table:table-cell>
              <table:table-cell office:value-type="float" office:value="0.461426494360225">
                <text:p>0.4614264943602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">
                <text:p>1</text:p>
              </table:table-cell>
              <table:table-cell office:value-type="float" office:value="0.57693081997356">
                <text:p>0.57693081997356</text:p>
              </table:table-cell>
              <table:table-cell office:value-type="float" office:value="0.448284423924787">
                <text:p>0.448284423924787</text:p>
              </table:table-cell>
              <table:table-cell office:value-type="float" office:value="0.594989608766063">
                <text:p>0.594989608766063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0.936918842055707">
                <text:p>0.936918842055707</text:p>
              </table:table-cell>
              <table:table-cell office:value-type="float" office:value="0.916886367348507">
                <text:p>0.916886367348507</text:p>
              </table:table-cell>
              <table:table-cell office:value-type="float" office:value="0.7745819050476">
                <text:p>0.77458190504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aximum="5" chart:interval-major="1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end"/>
      <style:graphic-properties svg:stroke-color="#b3b3b3"/>
      <style:text-properties fo:font-size="13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svg:stroke-opacity="0%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212cm" svg:height="7.367cm" xlink:href=".." xlink:type="simple" chart:class="chart:bar" chart:style-name="ch1">
        <chart:plot-area chart:style-name="ch2" table:cell-range-address="LLVM.A48:LLVM.H52" chart:data-source-has-labels="both" svg:x="0.433cm" svg:y="0.649cm" svg:width="9.25cm" svg:height="6.278cm">
          <chartooo:coordinate-region svg:x="0.93cm" svg:y="0.909cm" svg:width="8.255cm" svg:height="5.249cm"/>
          <chart:axis chart:dimension="x" chart:name="primary-x" chart:style-name="ch3" chartooo:axis-type="auto">
            <chartooo:date-scale/>
            <chart:categories table:cell-range-address="LLVM.A49:LLVM.A5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LLVM.B49:LLVM.B52" chart:label-cell-address="LLVM.B48:LLVM.B48" chart:class="chart:bar">
            <chart:data-point chart:repeated="4"/>
          </chart:series>
          <chart:series chart:attached-axis="primary-y" chart:style-name="ch8" chart:values-cell-range-address="LLVM.C49:LLVM.C52" chart:label-cell-address="LLVM.C48:LLVM.C48" chart:class="chart:bar">
            <chart:data-point chart:repeated="4"/>
          </chart:series>
          <chart:series chart:attached-axis="primary-y" chart:style-name="ch9" chart:values-cell-range-address="LLVM.D49:LLVM.D52" chart:label-cell-address="LLVM.D48:LLVM.D48" chart:class="chart:bar">
            <chart:data-point chart:repeated="4"/>
          </chart:series>
          <chart:series chart:attached-axis="primary-y" chart:style-name="ch10" chart:values-cell-range-address="LLVM.E49:LLVM.E52" chart:label-cell-address="LLVM.E48:LLVM.E48" chart:class="chart:bar">
            <chart:data-point chart:repeated="4"/>
          </chart:series>
          <chart:series chart:attached-axis="primary-y" chart:style-name="ch11" chart:values-cell-range-address="LLVM.F49:LLVM.F52" chart:label-cell-address="LLVM.F48:LLVM.F48" chart:class="chart:bar">
            <chart:data-point chart:repeated="4"/>
          </chart:series>
          <chart:series chart:attached-axis="primary-y" chart:style-name="ch12" chart:values-cell-range-address="LLVM.G49:LLVM.G52" chart:label-cell-address="LLVM.G48:LLVM.G48" chart:class="chart:bar">
            <chart:data-point chart:repeated="4"/>
          </chart:series>
          <chart:series chart:attached-axis="primary-y" chart:style-name="ch13" chart:values-cell-range-address="LLVM.H49:LLVM.H52" chart:label-cell-address="LLVM.H48:LLVM.H4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 ISA</text:p>
                <draw:g>
                  <svg:desc>LLVM.B48:LLVM.B48</svg:desc>
                </draw:g>
              </table:table-cell>
              <table:table-cell office:value-type="string">
                <text:p>+H</text:p>
                <draw:g>
                  <svg:desc>LLVM.C48:LLVM.C48</svg:desc>
                </draw:g>
              </table:table-cell>
              <table:table-cell office:value-type="string">
                <text:p>+IH</text:p>
                <draw:g>
                  <svg:desc>LLVM.D48:LLVM.D48</svg:desc>
                </draw:g>
              </table:table-cell>
              <table:table-cell office:value-type="string">
                <text:p>+IHM</text:p>
                <draw:g>
                  <svg:desc>LLVM.E48:LLVM.E48</svg:desc>
                </draw:g>
              </table:table-cell>
              <table:table-cell office:value-type="string">
                <text:p>+IHVM</text:p>
                <draw:g>
                  <svg:desc>LLVM.F48:LLVM.F48</svg:desc>
                </draw:g>
              </table:table-cell>
              <table:table-cell office:value-type="string">
                <text:p>Cortex M4 -O2</text:p>
                <draw:g>
                  <svg:desc>LLVM.G48:LLVM.G48</svg:desc>
                </draw:g>
              </table:table-cell>
              <table:table-cell office:value-type="string">
                <text:p>Cortex M4 -O3</text:p>
                <draw:g>
                  <svg:desc>LLVM.H48:LLVM.H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</text:p>
                <draw:g>
                  <svg:desc>LLVM.A49:LLVM.A52</svg:desc>
                </draw:g>
              </table:table-cell>
              <table:table-cell office:value-type="float" office:value="1">
                <text:p>1</text:p>
                <draw:g>
                  <svg:desc>LLVM.B49:LLVM.B52</svg:desc>
                </draw:g>
              </table:table-cell>
              <table:table-cell office:value-type="float" office:value="1.43414742123515">
                <text:p>1.43414742123515</text:p>
                <draw:g>
                  <svg:desc>LLVM.C49:LLVM.C52</svg:desc>
                </draw:g>
              </table:table-cell>
              <table:table-cell office:value-type="float" office:value="1.69562941638315">
                <text:p>1.69562941638315</text:p>
                <draw:g>
                  <svg:desc>LLVM.D49:LLVM.D52</svg:desc>
                </draw:g>
              </table:table-cell>
              <table:table-cell office:value-type="float" office:value="2.03252117536338">
                <text:p>2.03252117536338</text:p>
                <draw:g>
                  <svg:desc>LLVM.E49:LLVM.E52</svg:desc>
                </draw:g>
              </table:table-cell>
              <table:table-cell office:value-type="float" office:value="2.05291508238276">
                <text:p>2.05291508238276</text:p>
                <draw:g>
                  <svg:desc>LLVM.F49:LLVM.F52</svg:desc>
                </draw:g>
              </table:table-cell>
              <table:table-cell office:value-type="float" office:value="1.01642001777964">
                <text:p>1.01642001777964</text:p>
                <draw:g>
                  <svg:desc>LLVM.G49:LLVM.G52</svg:desc>
                </draw:g>
              </table:table-cell>
              <table:table-cell office:value-type="float" office:value="1.01647317226232">
                <text:p>1.01647317226232</text:p>
                <draw:g>
                  <svg:desc>LLVM.H49:LLVM.H52</svg:desc>
                </draw:g>
              </table:table-cell>
            </table:table-row>
            <table:table-row>
              <table:table-cell office:value-type="string">
                <text:p>matMul8</text:p>
              </table:table-cell>
              <table:table-cell office:value-type="float" office:value="1">
                <text:p>1</text:p>
              </table:table-cell>
              <table:table-cell office:value-type="float" office:value="1.4817934808157">
                <text:p>1.4817934808157</text:p>
              </table:table-cell>
              <table:table-cell office:value-type="float" office:value="1.761731237844">
                <text:p>1.761731237844</text:p>
              </table:table-cell>
              <table:table-cell office:value-type="float" office:value="2.15656171749928">
                <text:p>2.15656171749928</text:p>
              </table:table-cell>
              <table:table-cell office:value-type="float" office:value="5.06704817630889">
                <text:p>5.06704817630889</text:p>
              </table:table-cell>
              <table:table-cell office:value-type="float" office:value="1.12487955977761">
                <text:p>1.12487955977761</text:p>
              </table:table-cell>
              <table:table-cell office:value-type="float" office:value="1.1248675171737">
                <text:p>1.1248675171737</text:p>
              </table:table-cell>
            </table:table-row>
            <table:table-row>
              <table:table-cell office:value-type="string">
                <text:p>matMul16</text:p>
              </table:table-cell>
              <table:table-cell office:value-type="float" office:value="1">
                <text:p>1</text:p>
              </table:table-cell>
              <table:table-cell office:value-type="float" office:value="1.47953049490777">
                <text:p>1.47953049490777</text:p>
              </table:table-cell>
              <table:table-cell office:value-type="float" office:value="1.76644064388566">
                <text:p>1.76644064388566</text:p>
              </table:table-cell>
              <table:table-cell office:value-type="float" office:value="2.16200326768343">
                <text:p>2.16200326768343</text:p>
              </table:table-cell>
              <table:table-cell office:value-type="float" office:value="3.51376574895007">
                <text:p>3.51376574895007</text:p>
              </table:table-cell>
              <table:table-cell office:value-type="float" office:value="1.12759114926874">
                <text:p>1.12759114926874</text:p>
              </table:table-cell>
              <table:table-cell office:value-type="float" office:value="1.12757908848141">
                <text:p>1.12757908848141</text:p>
              </table:table-cell>
            </table:table-row>
            <table:table-row>
              <table:table-cell office:value-type="string">
                <text:p>matMul32</text:p>
              </table:table-cell>
              <table:table-cell office:value-type="float" office:value="1">
                <text:p>1</text:p>
              </table:table-cell>
              <table:table-cell office:value-type="float" office:value="1.47404274414142">
                <text:p>1.47404274414142</text:p>
              </table:table-cell>
              <table:table-cell office:value-type="float" office:value="1.75752315144202">
                <text:p>1.75752315144202</text:p>
              </table:table-cell>
              <table:table-cell office:value-type="float" office:value="2.16047102285846">
                <text:p>2.16047102285846</text:p>
              </table:table-cell>
              <table:table-cell office:value-type="float" office:value="2.16047102285846">
                <text:p>2.16047102285846</text:p>
              </table:table-cell>
              <table:table-cell office:value-type="float" office:value="1.24735808812836">
                <text:p>1.24735808812836</text:p>
              </table:table-cell>
              <table:table-cell office:value-type="float" office:value="1.24735808812836">
                <text:p>1.247358088128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